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style:text-underline-style="solid" style:text-underline-width="auto" style:text-underline-color="font-color" fo:font-weight="normal" officeooo:rsid="001951b1" officeooo:paragraph-rsid="001951b1" style:font-size-asian="12pt" style:font-weight-asian="normal" style:font-size-complex="12pt" style:font-weight-complex="normal"/>
    </style:style>
    <style:style style:name="P2" style:family="paragraph" style:parent-style-name="Preformatted_20_Text">
      <style:text-properties fo:font-size="12pt" style:text-underline-style="solid" style:text-underline-width="auto" style:text-underline-color="font-color" fo:font-weight="normal" officeooo:rsid="001d44db" officeooo:paragraph-rsid="001d44db" style:font-size-asian="12pt" style:font-weight-asian="normal" style:font-size-complex="12pt" style:font-weight-complex="normal"/>
    </style:style>
    <style:style style:name="P3"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1d44db" officeooo:paragraph-rsid="008419cc" style:font-size-asian="12pt" style:font-weight-asian="normal" style:font-size-complex="12pt" style:font-weight-complex="normal"/>
    </style:style>
    <style:style style:name="P4" style:family="paragraph" style:parent-style-name="Preformatted_20_Text">
      <style:text-properties fo:font-size="12pt" style:text-underline-style="solid" style:text-underline-width="auto" style:text-underline-color="font-color" fo:font-weight="normal" officeooo:rsid="00317390" officeooo:paragraph-rsid="00317390" style:font-size-asian="12pt" style:font-weight-asian="normal" style:font-size-complex="12pt" style:font-weight-complex="normal"/>
    </style:style>
    <style:style style:name="P5" style:family="paragraph" style:parent-style-name="Preformatted_20_Text">
      <style:text-properties fo:font-size="12pt" style:text-underline-style="solid" style:text-underline-width="auto" style:text-underline-color="font-color" fo:font-weight="normal" officeooo:rsid="00324e31" officeooo:paragraph-rsid="00324e31" style:font-size-asian="12pt" style:font-weight-asian="normal" style:font-size-complex="12pt" style:font-weight-complex="normal"/>
    </style:style>
    <style:style style:name="P6" style:family="paragraph" style:parent-style-name="Preformatted_20_Text">
      <style:text-properties fo:font-size="12pt" style:text-underline-style="solid" style:text-underline-width="auto" style:text-underline-color="font-color" fo:font-weight="normal" officeooo:rsid="00324e31" officeooo:paragraph-rsid="00338ae8" style:font-size-asian="12pt" style:font-weight-asian="normal" style:font-size-complex="12pt" style:font-weight-complex="normal"/>
    </style:style>
    <style:style style:name="P7" style:family="paragraph" style:parent-style-name="Preformatted_20_Text">
      <style:text-properties fo:font-size="12pt" style:text-underline-style="solid" style:text-underline-width="auto" style:text-underline-color="font-color" fo:font-weight="normal" officeooo:rsid="00191013" officeooo:paragraph-rsid="00191013" style:font-size-asian="12pt" style:font-weight-asian="normal" style:font-size-complex="12pt" style:font-weight-complex="normal"/>
    </style:style>
    <style:style style:name="P8" style:family="paragraph" style:parent-style-name="Preformatted_20_Text">
      <style:text-properties fo:font-size="12pt" style:text-underline-style="solid" style:text-underline-width="auto" style:text-underline-color="font-color" fo:font-weight="bold" officeooo:rsid="00324e31" officeooo:paragraph-rsid="00324e31" style:font-size-asian="12pt" style:font-weight-asian="bold" style:font-size-complex="12pt" style:font-weight-complex="bold"/>
    </style:style>
    <style:style style:name="P9" style:family="paragraph" style:parent-style-name="Preformatted_20_Text">
      <style:text-properties fo:font-size="12pt" style:text-underline-style="solid" style:text-underline-width="auto" style:text-underline-color="font-color" fo:font-weight="bold" officeooo:rsid="001d44db" officeooo:paragraph-rsid="008419cc" style:font-size-asian="12pt" style:font-weight-asian="bold" style:font-size-complex="12pt" style:font-weight-complex="bold"/>
    </style:style>
    <style:style style:name="P10" style:family="paragraph" style:parent-style-name="Preformatted_20_Text">
      <style:paragraph-properties fo:text-align="start" style:justify-single-word="false"/>
      <style:text-properties fo:font-size="12pt" style:text-underline-style="solid" style:text-underline-width="auto" style:text-underline-color="font-color" fo:font-weight="bold" officeooo:rsid="001d44db" officeooo:paragraph-rsid="008419cc" style:font-size-asian="12pt" style:font-weight-asian="bold" style:font-size-complex="12pt" style:font-weight-complex="bold"/>
    </style:style>
    <style:style style:name="P11" style:family="paragraph" style:parent-style-name="Preformatted_20_Text">
      <style:text-properties fo:font-size="12pt" style:text-underline-style="solid" style:text-underline-width="auto" style:text-underline-color="font-color" officeooo:rsid="00a84991" officeooo:paragraph-rsid="00a84991" style:font-size-asian="12pt" style:font-size-complex="12pt"/>
    </style:style>
    <style:style style:name="P12" style:family="paragraph" style:parent-style-name="Preformatted_20_Text">
      <style:text-properties fo:font-size="12pt" style:text-underline-style="solid" style:text-underline-width="auto" style:text-underline-color="font-color" officeooo:rsid="00c5a915" officeooo:paragraph-rsid="00c5a915" style:font-size-asian="12pt" style:font-size-complex="12pt"/>
    </style:style>
    <style:style style:name="P13" style:family="paragraph" style:parent-style-name="Preformatted_20_Text">
      <style:text-properties fo:font-size="12pt" style:text-underline-style="solid" style:text-underline-width="auto" style:text-underline-color="font-color" officeooo:rsid="00c8446b" officeooo:paragraph-rsid="00c8446b" style:font-size-asian="12pt" style:font-size-complex="12pt"/>
    </style:style>
    <style:style style:name="P14" style:family="paragraph" style:parent-style-name="Preformatted_20_Text">
      <style:text-properties fo:font-size="12pt" style:text-underline-style="solid" style:text-underline-width="auto" style:text-underline-color="font-color" officeooo:rsid="00e61e98" officeooo:paragraph-rsid="00e61e98" style:font-size-asian="12pt" style:font-size-complex="12pt"/>
    </style:style>
    <style:style style:name="P15" style:family="paragraph" style:parent-style-name="Preformatted_20_Text">
      <style:text-properties fo:font-size="12pt" style:text-underline-style="solid" style:text-underline-width="auto" style:text-underline-color="font-color" officeooo:rsid="00f4a912" officeooo:paragraph-rsid="00f4a912" style:font-size-asian="12pt" style:font-size-complex="12pt"/>
    </style:style>
    <style:style style:name="P16" style:family="paragraph" style:parent-style-name="Preformatted_20_Text">
      <style:text-properties fo:font-size="12pt" style:text-underline-style="solid" style:text-underline-width="auto" style:text-underline-color="font-color" officeooo:rsid="0136157b" officeooo:paragraph-rsid="0136157b" style:font-size-asian="12pt" style:font-size-complex="12pt"/>
    </style:style>
    <style:style style:name="P17" style:family="paragraph" style:parent-style-name="Preformatted_20_Text">
      <style:text-properties fo:font-size="12pt" style:text-underline-style="solid" style:text-underline-width="auto" style:text-underline-color="font-color" officeooo:rsid="019bd383" officeooo:paragraph-rsid="019bd383" style:font-size-asian="12pt" style:font-size-complex="12pt"/>
    </style:style>
    <style:style style:name="P18" style:family="paragraph" style:parent-style-name="Preformatted_20_Text">
      <style:text-properties fo:font-size="12pt" style:text-underline-style="solid" style:text-underline-width="auto" style:text-underline-color="font-color" officeooo:rsid="01ec4ce6" officeooo:paragraph-rsid="01ec4ce6" style:font-size-asian="12pt" style:font-size-complex="12pt"/>
    </style:style>
    <style:style style:name="P19" style:family="paragraph" style:parent-style-name="Preformatted_20_Text">
      <style:text-properties fo:font-size="12pt" style:text-underline-style="solid" style:text-underline-width="auto" style:text-underline-color="font-color" officeooo:rsid="01ff3f7c" officeooo:paragraph-rsid="01ff3f7c" style:font-size-asian="12pt" style:font-size-complex="12pt"/>
    </style:style>
    <style:style style:name="P20" style:family="paragraph" style:parent-style-name="Preformatted_20_Text">
      <style:text-properties fo:font-size="12pt" style:text-underline-style="solid" style:text-underline-width="auto" style:text-underline-color="font-color" officeooo:rsid="020f037c" officeooo:paragraph-rsid="020f037c" style:font-size-asian="12pt" style:font-size-complex="12pt"/>
    </style:style>
    <style:style style:name="P21" style:family="paragraph" style:parent-style-name="Preformatted_20_Text">
      <style:text-properties fo:font-size="12pt" style:text-underline-style="solid" style:text-underline-width="auto" style:text-underline-color="font-color" officeooo:rsid="02156517" officeooo:paragraph-rsid="02156517" style:font-size-asian="12pt" style:font-size-complex="12pt"/>
    </style:style>
    <style:style style:name="P22" style:family="paragraph" style:parent-style-name="Preformatted_20_Text">
      <style:text-properties fo:font-size="12pt" style:text-underline-style="none" fo:font-weight="normal" officeooo:rsid="001951b1" officeooo:paragraph-rsid="001951b1" style:font-size-asian="12pt" style:font-weight-asian="normal" style:font-size-complex="12pt" style:font-weight-complex="normal"/>
    </style:style>
    <style:style style:name="P23" style:family="paragraph" style:parent-style-name="Preformatted_20_Text">
      <style:text-properties fo:font-size="12pt" style:text-underline-style="none" fo:font-weight="normal" officeooo:rsid="00317390" officeooo:paragraph-rsid="00317390" style:font-size-asian="12pt" style:font-weight-asian="normal" style:font-size-complex="12pt" style:font-weight-complex="normal"/>
    </style:style>
    <style:style style:name="P24" style:family="paragraph" style:parent-style-name="Preformatted_20_Text">
      <style:paragraph-properties fo:text-align="start" style:justify-single-word="false"/>
      <style:text-properties fo:font-size="12pt" style:text-underline-style="none" fo:font-weight="normal" officeooo:rsid="001d44db" officeooo:paragraph-rsid="001ed111" style:font-size-asian="12pt" style:font-weight-asian="normal" style:font-size-complex="12pt" style:font-weight-complex="normal"/>
    </style:style>
    <style:style style:name="P25" style:family="paragraph" style:parent-style-name="Preformatted_20_Text">
      <style:paragraph-properties fo:text-align="start" style:justify-single-word="false"/>
      <style:text-properties fo:font-size="12pt" style:text-underline-style="none" fo:font-weight="normal" officeooo:rsid="001d44db" officeooo:paragraph-rsid="008419cc" style:font-size-asian="12pt" style:font-weight-asian="normal" style:font-size-complex="12pt" style:font-weight-complex="normal"/>
    </style:style>
    <style:style style:name="P26" style:family="paragraph" style:parent-style-name="Preformatted_20_Text">
      <style:text-properties fo:font-size="12pt" style:text-underline-style="none" fo:font-weight="normal" officeooo:rsid="001d44db" officeooo:paragraph-rsid="001ed111" style:font-size-asian="12pt" style:font-weight-asian="normal" style:font-size-complex="12pt" style:font-weight-complex="normal"/>
    </style:style>
    <style:style style:name="P27" style:family="paragraph" style:parent-style-name="Preformatted_20_Text">
      <style:text-properties fo:font-size="12pt" style:text-underline-style="none" fo:font-weight="normal" officeooo:rsid="001d44db" officeooo:paragraph-rsid="001d44db" style:font-size-asian="12pt" style:font-weight-asian="normal" style:font-size-complex="12pt" style:font-weight-complex="normal"/>
    </style:style>
    <style:style style:name="P28" style:family="paragraph" style:parent-style-name="Preformatted_20_Text">
      <style:text-properties fo:font-size="12pt" style:text-underline-style="none" fo:font-weight="normal" officeooo:rsid="0027b117" officeooo:paragraph-rsid="002a267e"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fo:font-size="12pt" style:text-underline-style="none" fo:font-weight="normal" officeooo:rsid="0027b117" officeooo:paragraph-rsid="008419cc" style:font-size-asian="12pt" style:font-weight-asian="normal" style:font-size-complex="12pt" style:font-weight-complex="normal"/>
    </style:style>
    <style:style style:name="P30" style:family="paragraph" style:parent-style-name="Preformatted_20_Text">
      <style:text-properties fo:font-size="12pt" style:text-underline-style="none" fo:font-weight="normal" officeooo:rsid="0024f67b" officeooo:paragraph-rsid="0024f67b"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fo:font-size="12pt" style:text-underline-style="none" fo:font-weight="normal" officeooo:rsid="0024f67b" officeooo:paragraph-rsid="008419cc" style:font-size-asian="12pt" style:font-weight-asian="normal" style:font-size-complex="12pt" style:font-weight-complex="normal"/>
    </style:style>
    <style:style style:name="P32" style:family="paragraph" style:parent-style-name="Preformatted_20_Text">
      <style:text-properties fo:font-size="12pt" style:text-underline-style="none" fo:font-weight="normal" officeooo:rsid="00324e31" officeooo:paragraph-rsid="00324e31" style:font-size-asian="12pt" style:font-weight-asian="normal" style:font-size-complex="12pt" style:font-weight-complex="normal"/>
    </style:style>
    <style:style style:name="P33" style:family="paragraph" style:parent-style-name="Preformatted_20_Text">
      <style:text-properties fo:font-size="12pt" style:text-underline-style="none" fo:font-weight="normal" officeooo:rsid="00324e31" officeooo:paragraph-rsid="0058c473" style:font-size-asian="12pt" style:font-weight-asian="normal" style:font-size-complex="12pt" style:font-weight-complex="normal"/>
    </style:style>
    <style:style style:name="P34" style:family="paragraph" style:parent-style-name="Preformatted_20_Text">
      <style:text-properties fo:font-size="12pt" style:text-underline-style="none" fo:font-weight="normal" officeooo:rsid="004eb97a" officeooo:paragraph-rsid="004eb97a" style:font-size-asian="12pt" style:font-weight-asian="normal" style:font-size-complex="12pt" style:font-weight-complex="normal"/>
    </style:style>
    <style:style style:name="P35" style:family="paragraph" style:parent-style-name="Preformatted_20_Text">
      <style:text-properties fo:font-size="12pt" style:text-underline-style="none" fo:font-weight="normal" officeooo:rsid="003317e9" officeooo:paragraph-rsid="00324e31" style:font-size-asian="12pt" style:font-weight-asian="normal" style:font-size-complex="12pt" style:font-weight-complex="normal"/>
    </style:style>
    <style:style style:name="P36" style:family="paragraph" style:parent-style-name="Preformatted_20_Text">
      <style:text-properties fo:font-size="12pt" style:text-underline-style="none" fo:font-weight="normal" officeooo:rsid="00338ae8" officeooo:paragraph-rsid="00324e31" style:font-size-asian="12pt" style:font-weight-asian="normal" style:font-size-complex="12pt" style:font-weight-complex="normal"/>
    </style:style>
    <style:style style:name="P37" style:family="paragraph" style:parent-style-name="Preformatted_20_Text">
      <style:text-properties fo:font-size="12pt" style:text-underline-style="none" fo:font-weight="normal" officeooo:rsid="00338ae8" officeooo:paragraph-rsid="00338ae8" style:font-size-asian="12pt" style:font-weight-asian="normal" style:font-size-complex="12pt" style:font-weight-complex="normal"/>
    </style:style>
    <style:style style:name="P38" style:family="paragraph" style:parent-style-name="Preformatted_20_Text">
      <style:text-properties fo:font-size="12pt" style:text-underline-style="none" fo:font-weight="normal" officeooo:rsid="00338ae8" officeooo:paragraph-rsid="0048bc11" style:font-size-asian="12pt" style:font-weight-asian="normal" style:font-size-complex="12pt" style:font-weight-complex="normal"/>
    </style:style>
    <style:style style:name="P39" style:family="paragraph" style:parent-style-name="Preformatted_20_Text">
      <style:text-properties fo:font-size="12pt" style:text-underline-style="none" fo:font-weight="normal" officeooo:rsid="0048bc11" officeooo:paragraph-rsid="0048bc11" style:font-size-asian="12pt" style:font-weight-asian="normal" style:font-size-complex="12pt" style:font-weight-complex="normal"/>
    </style:style>
    <style:style style:name="P40" style:family="paragraph" style:parent-style-name="Preformatted_20_Text">
      <style:text-properties fo:font-size="12pt" style:text-underline-style="none" fo:font-weight="normal" officeooo:rsid="0039b35d" officeooo:paragraph-rsid="0039b35d" style:font-size-asian="12pt" style:font-weight-asian="normal" style:font-size-complex="12pt" style:font-weight-complex="normal"/>
    </style:style>
    <style:style style:name="P41" style:family="paragraph" style:parent-style-name="Preformatted_20_Text">
      <style:text-properties fo:font-size="12pt" style:text-underline-style="none" fo:font-weight="normal" officeooo:rsid="00191013" officeooo:paragraph-rsid="00191013" style:font-size-asian="12pt" style:font-weight-asian="normal" style:font-size-complex="12pt" style:font-weight-complex="normal"/>
    </style:style>
    <style:style style:name="P42" style:family="paragraph" style:parent-style-name="Preformatted_20_Text">
      <style:paragraph-properties fo:text-align="start" style:justify-single-word="false"/>
      <style:text-properties fo:font-size="12pt" style:text-underline-style="none" fo:font-weight="normal" officeooo:rsid="001ed111" officeooo:paragraph-rsid="008419cc"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style:text-underline-style="none" fo:font-weight="normal" officeooo:rsid="008199d9" officeooo:paragraph-rsid="008419cc" style:font-size-asian="12pt" style:font-weight-asian="normal" style:font-size-complex="12pt" style:font-weight-complex="normal"/>
    </style:style>
    <style:style style:name="P44" style:family="paragraph" style:parent-style-name="Preformatted_20_Text">
      <style:paragraph-properties fo:text-align="start" style:justify-single-word="false"/>
      <style:text-properties fo:font-size="12pt" style:text-underline-style="none" fo:font-weight="normal" officeooo:rsid="0023a79f" officeooo:paragraph-rsid="008419cc" style:font-size-asian="12pt" style:font-weight-asian="normal" style:font-size-complex="12pt" style:font-weight-complex="normal"/>
    </style:style>
    <style:style style:name="P45" style:family="paragraph" style:parent-style-name="Preformatted_20_Text">
      <style:paragraph-properties fo:text-align="start" style:justify-single-word="false"/>
      <style:text-properties fo:font-size="12pt" style:text-underline-style="none" fo:font-weight="normal" officeooo:rsid="002b1521" officeooo:paragraph-rsid="008419cc"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style:text-underline-style="none" fo:font-weight="normal" officeooo:rsid="001effd3" officeooo:paragraph-rsid="008419cc" style:font-size-asian="12pt" style:font-weight-asian="normal" style:font-size-complex="12pt" style:font-weight-complex="normal"/>
    </style:style>
    <style:style style:name="P47" style:family="paragraph" style:parent-style-name="Preformatted_20_Text">
      <style:text-properties fo:font-size="12pt" style:text-underline-style="none" fo:font-weight="normal" officeooo:rsid="00376164" officeooo:paragraph-rsid="00324e31" style:font-size-asian="12pt" style:font-weight-asian="normal" style:font-size-complex="12pt" style:font-weight-complex="normal"/>
    </style:style>
    <style:style style:name="P48" style:family="paragraph" style:parent-style-name="Preformatted_20_Text">
      <style:text-properties fo:font-size="12pt" style:text-underline-style="none" fo:font-weight="normal" officeooo:rsid="0044831b" officeooo:paragraph-rsid="00324e31" style:font-size-asian="12pt" style:font-weight-asian="normal" style:font-size-complex="12pt" style:font-weight-complex="normal"/>
    </style:style>
    <style:style style:name="P49" style:family="paragraph" style:parent-style-name="Preformatted_20_Text">
      <style:text-properties fo:font-size="12pt" style:text-underline-style="none" fo:font-weight="normal" officeooo:rsid="00556c90" officeooo:paragraph-rsid="00324e31" style:font-size-asian="12pt" style:font-weight-asian="normal" style:font-size-complex="12pt" style:font-weight-complex="normal"/>
    </style:style>
    <style:style style:name="P50" style:family="paragraph" style:parent-style-name="Preformatted_20_Text">
      <style:text-properties fo:font-size="12pt" style:text-underline-style="none" fo:font-weight="normal" officeooo:rsid="0056c06c" officeooo:paragraph-rsid="0056c50e" style:font-size-asian="12pt" style:font-weight-asian="normal" style:font-size-complex="12pt" style:font-weight-complex="normal"/>
    </style:style>
    <style:style style:name="P51" style:family="paragraph" style:parent-style-name="Preformatted_20_Text">
      <style:text-properties fo:font-size="12pt" style:text-underline-style="none" fo:font-weight="bold" officeooo:rsid="00324e31" officeooo:paragraph-rsid="00324e31" style:font-size-asian="12pt" style:font-weight-asian="bold" style:font-size-complex="12pt" style:font-weight-complex="bold"/>
    </style:style>
    <style:style style:name="P52" style:family="paragraph" style:parent-style-name="Preformatted_20_Text">
      <style:text-properties fo:font-size="12pt" style:text-underline-style="none" fo:font-weight="bold" officeooo:rsid="00324e31" officeooo:paragraph-rsid="0058c473" style:font-size-asian="12pt" style:font-weight-asian="bold" style:font-size-complex="12pt" style:font-weight-complex="bold"/>
    </style:style>
    <style:style style:name="P53" style:family="paragraph" style:parent-style-name="Preformatted_20_Text">
      <style:text-properties fo:font-size="12pt" style:text-underline-style="none" fo:font-weight="bold" officeooo:rsid="00597f0c" officeooo:paragraph-rsid="00597f0c" style:font-size-asian="12pt" style:font-weight-asian="bold" style:font-size-complex="12pt" style:font-weight-complex="bold"/>
    </style:style>
    <style:style style:name="P54" style:family="paragraph" style:parent-style-name="Preformatted_20_Text">
      <style:text-properties fo:font-size="12pt" style:text-underline-style="none" officeooo:rsid="00a84991" officeooo:paragraph-rsid="00a84991" style:font-size-asian="12pt" style:font-size-complex="12pt"/>
    </style:style>
    <style:style style:name="P55" style:family="paragraph" style:parent-style-name="Preformatted_20_Text">
      <style:text-properties fo:font-size="12pt" style:text-underline-style="none" officeooo:rsid="00c5a915" officeooo:paragraph-rsid="00c5a915" style:font-size-asian="12pt" style:font-size-complex="12pt"/>
    </style:style>
    <style:style style:name="P56" style:family="paragraph" style:parent-style-name="Preformatted_20_Text">
      <style:text-properties fo:font-size="12pt" style:text-underline-style="none" officeooo:rsid="00c8446b" officeooo:paragraph-rsid="00c8446b" style:font-size-asian="12pt" style:font-size-complex="12pt"/>
    </style:style>
    <style:style style:name="P57" style:family="paragraph" style:parent-style-name="Preformatted_20_Text">
      <style:text-properties fo:font-size="12pt" style:text-underline-style="none" officeooo:rsid="00c8446b" officeooo:paragraph-rsid="00d82a0c" style:font-size-asian="12pt" style:font-size-complex="12pt"/>
    </style:style>
    <style:style style:name="P58" style:family="paragraph" style:parent-style-name="Preformatted_20_Text">
      <style:text-properties fo:font-size="12pt" style:text-underline-style="none" officeooo:rsid="00e03d51" officeooo:paragraph-rsid="00e03d51" style:font-size-asian="12pt" style:font-size-complex="12pt"/>
    </style:style>
    <style:style style:name="P59" style:family="paragraph" style:parent-style-name="Preformatted_20_Text">
      <style:text-properties fo:font-size="12pt" style:text-underline-style="none" officeooo:rsid="00ef2ccd" officeooo:paragraph-rsid="00ef2ccd" style:font-size-asian="12pt" style:font-size-complex="12pt"/>
    </style:style>
    <style:style style:name="P60" style:family="paragraph" style:parent-style-name="Preformatted_20_Text">
      <style:text-properties fo:font-size="12pt" style:text-underline-style="none" officeooo:rsid="00f663df" officeooo:paragraph-rsid="00f663df" style:font-size-asian="12pt" style:font-size-complex="12pt"/>
    </style:style>
    <style:style style:name="P61" style:family="paragraph" style:parent-style-name="Preformatted_20_Text">
      <style:text-properties fo:font-size="12pt" style:text-underline-style="none" officeooo:rsid="00f87861" officeooo:paragraph-rsid="00f87861" style:font-size-asian="12pt" style:font-size-complex="12pt"/>
    </style:style>
    <style:style style:name="P62" style:family="paragraph" style:parent-style-name="Preformatted_20_Text">
      <style:text-properties fo:font-size="12pt" style:text-underline-style="none" officeooo:rsid="010013d7" officeooo:paragraph-rsid="00f87861" style:font-size-asian="12pt" style:font-size-complex="12pt"/>
    </style:style>
    <style:style style:name="P63" style:family="paragraph" style:parent-style-name="Preformatted_20_Text">
      <style:text-properties fo:font-size="12pt" style:text-underline-style="none" officeooo:rsid="010013d7" officeooo:paragraph-rsid="010013d7" style:font-size-asian="12pt" style:font-size-complex="12pt"/>
    </style:style>
    <style:style style:name="P64" style:family="paragraph" style:parent-style-name="Preformatted_20_Text">
      <style:text-properties fo:font-size="12pt" style:text-underline-style="none" officeooo:rsid="011195d4" officeooo:paragraph-rsid="011195d4" style:font-size-asian="12pt" style:font-size-complex="12pt"/>
    </style:style>
    <style:style style:name="P65" style:family="paragraph" style:parent-style-name="Preformatted_20_Text">
      <style:text-properties fo:font-size="12pt" style:text-underline-style="none" officeooo:rsid="01152286" officeooo:paragraph-rsid="01152286" style:font-size-asian="12pt" style:font-size-complex="12pt"/>
    </style:style>
    <style:style style:name="P66" style:family="paragraph" style:parent-style-name="Preformatted_20_Text">
      <style:text-properties fo:font-size="12pt" style:text-underline-style="none" officeooo:rsid="0117ab14" officeooo:paragraph-rsid="0117ab14" style:font-size-asian="12pt" style:font-size-complex="12pt"/>
    </style:style>
    <style:style style:name="P67" style:family="paragraph" style:parent-style-name="Preformatted_20_Text">
      <style:text-properties fo:font-size="12pt" style:text-underline-style="none" officeooo:rsid="0136157b" officeooo:paragraph-rsid="0136157b" style:font-size-asian="12pt" style:font-size-complex="12pt"/>
    </style:style>
    <style:style style:name="P68" style:family="paragraph" style:parent-style-name="Preformatted_20_Text">
      <style:text-properties fo:font-size="12pt" style:text-underline-style="none" officeooo:rsid="019bd383" officeooo:paragraph-rsid="019bd383" style:font-size-asian="12pt" style:font-size-complex="12pt"/>
    </style:style>
    <style:style style:name="P69" style:family="paragraph" style:parent-style-name="Preformatted_20_Text">
      <style:text-properties fo:font-size="12pt" style:text-underline-style="none" officeooo:rsid="01ec4ce6" officeooo:paragraph-rsid="01ec4ce6" style:font-size-asian="12pt" style:font-size-complex="12pt"/>
    </style:style>
    <style:style style:name="P70" style:family="paragraph" style:parent-style-name="Preformatted_20_Text">
      <style:text-properties fo:font-size="12pt" style:text-underline-style="none" officeooo:rsid="01edc389" officeooo:paragraph-rsid="01edc389" style:font-size-asian="12pt" style:font-size-complex="12pt"/>
    </style:style>
    <style:style style:name="P71" style:family="paragraph" style:parent-style-name="Preformatted_20_Text">
      <style:text-properties fo:font-size="12pt" style:text-underline-style="none" officeooo:rsid="01f17782" officeooo:paragraph-rsid="01f17782" style:font-size-asian="12pt" style:font-size-complex="12pt"/>
    </style:style>
    <style:style style:name="P72" style:family="paragraph" style:parent-style-name="Preformatted_20_Text">
      <style:text-properties fo:font-size="12pt" style:text-underline-style="none" officeooo:rsid="01ff3f7c" officeooo:paragraph-rsid="01ff3f7c" style:font-size-asian="12pt" style:font-size-complex="12pt"/>
    </style:style>
    <style:style style:name="P73" style:family="paragraph" style:parent-style-name="Preformatted_20_Text">
      <style:text-properties fo:font-size="12pt" style:text-underline-style="none" officeooo:rsid="0202c3ee" officeooo:paragraph-rsid="0202c3ee" style:font-size-asian="12pt" style:font-size-complex="12pt"/>
    </style:style>
    <style:style style:name="P74" style:family="paragraph" style:parent-style-name="Preformatted_20_Text">
      <style:text-properties fo:font-size="12pt" style:text-underline-style="none" officeooo:rsid="0206277a" officeooo:paragraph-rsid="0206277a" style:font-size-asian="12pt" style:font-size-complex="12pt"/>
    </style:style>
    <style:style style:name="P75" style:family="paragraph" style:parent-style-name="Preformatted_20_Text">
      <style:text-properties fo:font-size="12pt" style:text-underline-style="none" officeooo:rsid="02090650" officeooo:paragraph-rsid="02090650" style:font-size-asian="12pt" style:font-size-complex="12pt"/>
    </style:style>
    <style:style style:name="P76" style:family="paragraph" style:parent-style-name="Preformatted_20_Text">
      <style:text-properties fo:font-size="12pt" style:text-underline-style="none" officeooo:rsid="02090650" officeooo:paragraph-rsid="020c3d4f" style:font-size-asian="12pt" style:font-size-complex="12pt"/>
    </style:style>
    <style:style style:name="P77" style:family="paragraph" style:parent-style-name="Preformatted_20_Text">
      <style:text-properties fo:font-size="12pt" style:text-underline-style="none" officeooo:rsid="02156517" officeooo:paragraph-rsid="02156517" style:font-size-asian="12pt" style:font-size-complex="12pt"/>
    </style:style>
    <style:style style:name="P78" style:family="paragraph" style:parent-style-name="Preformatted_20_Text">
      <style:text-properties fo:font-size="12pt" style:text-underline-style="none" officeooo:rsid="02312598" officeooo:paragraph-rsid="02312598" style:font-size-asian="12pt" style:font-size-complex="12pt"/>
    </style:style>
    <style:style style:name="P79" style:family="paragraph" style:parent-style-name="Preformatted_20_Text">
      <style:text-properties fo:font-size="12pt" style:text-underline-style="none" officeooo:rsid="02694f67" officeooo:paragraph-rsid="02694f67" style:font-size-asian="12pt" style:font-size-complex="12pt"/>
    </style:style>
    <style:style style:name="P80" style:family="paragraph" style:parent-style-name="Preformatted_20_Text">
      <style:text-properties fo:font-size="12pt" style:font-size-asian="12pt" style:font-size-complex="12pt"/>
    </style:style>
    <style:style style:name="P81" style:family="paragraph" style:parent-style-name="Preformatted_20_Text">
      <style:text-properties fo:font-size="12pt" officeooo:paragraph-rsid="00a3c874" style:font-size-asian="12pt" style:font-size-complex="12pt"/>
    </style:style>
    <style:style style:name="P82" style:family="paragraph" style:parent-style-name="Preformatted_20_Text">
      <style:text-properties fo:font-size="12pt" officeooo:paragraph-rsid="012cf4b6" style:font-size-asian="12pt" style:font-size-complex="12pt"/>
    </style:style>
    <style:style style:name="P83" style:family="paragraph" style:parent-style-name="Preformatted_20_Text">
      <style:text-properties fo:font-size="12pt" officeooo:paragraph-rsid="012fc924" style:font-size-asian="12pt" style:font-size-complex="12pt"/>
    </style:style>
    <style:style style:name="P84" style:family="paragraph" style:parent-style-name="Preformatted_20_Text">
      <style:text-properties fo:font-size="12pt" officeooo:rsid="00a84991" officeooo:paragraph-rsid="00a84991" style:font-size-asian="12pt" style:font-size-complex="12pt"/>
    </style:style>
    <style:style style:name="P85" style:family="paragraph" style:parent-style-name="Preformatted_20_Text">
      <style:text-properties fo:font-size="12pt" officeooo:rsid="00a84991" officeooo:paragraph-rsid="00bfa093" style:font-size-asian="12pt" style:font-size-complex="12pt"/>
    </style:style>
    <style:style style:name="P86" style:family="paragraph" style:parent-style-name="Preformatted_20_Text">
      <style:text-properties fo:font-size="12pt" officeooo:rsid="01088cd4" officeooo:paragraph-rsid="01088cd4" style:font-size-asian="12pt" style:font-size-complex="12pt"/>
    </style:style>
    <style:style style:name="P87" style:family="paragraph" style:parent-style-name="Preformatted_20_Text">
      <style:text-properties fo:font-size="12pt" officeooo:rsid="01090132" officeooo:paragraph-rsid="01090132" style:font-size-asian="12pt" style:font-size-complex="12pt"/>
    </style:style>
    <style:style style:name="P88" style:family="paragraph" style:parent-style-name="Preformatted_20_Text">
      <style:text-properties fo:font-size="12pt" officeooo:rsid="011184cb" officeooo:paragraph-rsid="011184cb" style:font-size-asian="12pt" style:font-size-complex="12pt"/>
    </style:style>
    <style:style style:name="P89" style:family="paragraph" style:parent-style-name="Preformatted_20_Text">
      <style:text-properties fo:font-size="12pt" officeooo:rsid="012fc924" officeooo:paragraph-rsid="012fc924" style:font-size-asian="12pt" style:font-size-complex="12pt"/>
    </style:style>
    <style:style style:name="P90" style:family="paragraph" style:parent-style-name="Preformatted_20_Text">
      <style:text-properties fo:font-size="12pt" officeooo:rsid="01672683" officeooo:paragraph-rsid="01686cb5" style:font-size-asian="12pt" style:font-size-complex="12pt"/>
    </style:style>
    <style:style style:name="P91" style:family="paragraph" style:parent-style-name="Preformatted_20_Text">
      <style:text-properties fo:font-size="12pt" officeooo:rsid="01672683" officeooo:paragraph-rsid="01672683" style:font-size-asian="12pt" style:font-size-complex="12pt"/>
    </style:style>
    <style:style style:name="P92" style:family="paragraph" style:parent-style-name="Preformatted_20_Text">
      <style:text-properties fo:font-size="12pt" officeooo:rsid="01672683" officeooo:paragraph-rsid="016a593b" style:font-size-asian="12pt" style:font-size-complex="12pt"/>
    </style:style>
    <style:style style:name="P93" style:family="paragraph" style:parent-style-name="Preformatted_20_Text">
      <style:text-properties fo:font-size="12pt" officeooo:rsid="016a593b" officeooo:paragraph-rsid="016a593b" style:font-size-asian="12pt" style:font-size-complex="12pt"/>
    </style:style>
    <style:style style:name="P94" style:family="paragraph" style:parent-style-name="Preformatted_20_Text">
      <style:text-properties fo:font-size="12pt" officeooo:rsid="0171c7c7" officeooo:paragraph-rsid="0171c7c7" style:font-size-asian="12pt" style:font-size-complex="12pt"/>
    </style:style>
    <style:style style:name="P95" style:family="paragraph" style:parent-style-name="Preformatted_20_Text">
      <style:text-properties fo:font-size="12pt" officeooo:rsid="0194fc85" officeooo:paragraph-rsid="0194fc85" style:font-size-asian="12pt" style:font-size-complex="12pt"/>
    </style:style>
    <style:style style:name="P96" style:family="paragraph" style:parent-style-name="Preformatted_20_Text">
      <style:text-properties fo:font-size="12pt" officeooo:rsid="01964d1d" officeooo:paragraph-rsid="01964d1d" style:font-size-asian="12pt" style:font-size-complex="12pt"/>
    </style:style>
    <style:style style:name="P97" style:family="paragraph" style:parent-style-name="Preformatted_20_Text">
      <style:text-properties fo:font-size="12pt" officeooo:rsid="01964d1d" officeooo:paragraph-rsid="0199e60a" style:font-size-asian="12pt" style:font-size-complex="12pt"/>
    </style:style>
    <style:style style:name="P98" style:family="paragraph" style:parent-style-name="Preformatted_20_Text">
      <style:text-properties fo:font-size="12pt" officeooo:rsid="01964d1d" officeooo:paragraph-rsid="019c0bcf" style:font-size-asian="12pt" style:font-size-complex="12pt"/>
    </style:style>
    <style:style style:name="P99" style:family="paragraph" style:parent-style-name="Preformatted_20_Text">
      <style:text-properties fo:font-size="12pt" officeooo:rsid="01e915ca" officeooo:paragraph-rsid="01e915ca" style:font-size-asian="12pt" style:font-size-complex="12pt"/>
    </style:style>
    <style:style style:name="P100" style:family="paragraph" style:parent-style-name="Preformatted_20_Text">
      <style:text-properties fo:font-size="12pt" officeooo:rsid="01ec4ce6" officeooo:paragraph-rsid="01ec4ce6" style:font-size-asian="12pt" style:font-size-complex="12pt"/>
    </style:style>
    <style:style style:name="P101" style:family="paragraph" style:parent-style-name="Preformatted_20_Text">
      <style:text-properties fo:font-size="12pt" officeooo:rsid="020f037c" officeooo:paragraph-rsid="020f037c" style:font-size-asian="12pt" style:font-size-complex="12pt"/>
    </style:style>
    <style:style style:name="P102" style:family="paragraph" style:parent-style-name="Preformatted_20_Text">
      <style:text-properties fo:font-size="12pt" fo:font-style="italic" style:text-underline-style="none" officeooo:rsid="02156517" officeooo:paragraph-rsid="02156517" style:font-size-asian="12pt" style:font-style-asian="italic" style:font-size-complex="12pt" style:font-style-complex="italic"/>
    </style:style>
    <style:style style:name="P103" style:family="paragraph" style:parent-style-name="Preformatted_20_Text">
      <style:text-properties fo:font-size="12pt" fo:font-style="italic" style:text-underline-style="none" officeooo:rsid="021cf604" officeooo:paragraph-rsid="021cf604" style:font-size-asian="12pt" style:font-style-asian="italic" style:font-size-complex="12pt" style:font-style-complex="italic"/>
    </style:style>
    <style:style style:name="P104" style:family="paragraph" style:parent-style-name="Preformatted_20_Text">
      <style:text-properties fo:font-size="12pt" fo:font-style="italic" style:text-underline-style="none" officeooo:rsid="0223a867" officeooo:paragraph-rsid="0223a867" style:font-size-asian="12pt" style:font-style-asian="italic" style:font-size-complex="12pt" style:font-style-complex="italic"/>
    </style:style>
    <style:style style:name="P105" style:family="paragraph" style:parent-style-name="Preformatted_20_Text">
      <style:text-properties fo:font-size="12pt" fo:font-style="italic" style:text-underline-style="none" officeooo:rsid="0246dabe" officeooo:paragraph-rsid="0246dabe" style:font-size-asian="12pt" style:font-style-asian="italic" style:font-size-complex="12pt" style:font-style-complex="italic"/>
    </style:style>
    <style:style style:name="P106" style:family="paragraph" style:parent-style-name="Preformatted_20_Text">
      <style:text-properties fo:font-size="12pt" fo:font-style="italic" officeooo:rsid="020f037c" officeooo:paragraph-rsid="020f037c" style:font-size-asian="12pt" style:font-style-asian="italic" style:font-size-complex="12pt" style:font-style-complex="italic"/>
    </style:style>
    <style:style style:name="P107" style:family="paragraph" style:parent-style-name="Preformatted_20_Text">
      <style:text-properties fo:font-size="12pt" fo:font-style="normal" style:text-underline-style="none" officeooo:rsid="00e42c86" officeooo:paragraph-rsid="00e42c86" style:font-size-asian="12pt" style:font-style-asian="normal" style:font-size-complex="12pt" style:font-style-complex="normal"/>
    </style:style>
    <style:style style:name="P108" style:family="paragraph" style:parent-style-name="Preformatted_20_Text">
      <style:text-properties fo:font-size="12pt" fo:font-style="normal" style:text-underline-style="none" officeooo:rsid="00e61e98" officeooo:paragraph-rsid="00e61e98" style:font-size-asian="12pt" style:font-style-asian="normal" style:font-size-complex="12pt" style:font-style-complex="normal"/>
    </style:style>
    <style:style style:name="P109" style:family="paragraph" style:parent-style-name="Preformatted_20_Text">
      <style:text-properties fo:font-size="12pt" fo:font-style="normal" style:text-underline-style="none" officeooo:rsid="00f01b00" officeooo:paragraph-rsid="00f01b00" style:font-size-asian="12pt" style:font-style-asian="normal" style:font-size-complex="12pt" style:font-style-complex="normal"/>
    </style:style>
    <style:style style:name="P110" style:family="paragraph" style:parent-style-name="Preformatted_20_Text">
      <style:text-properties fo:font-size="12pt" fo:font-style="normal" style:text-underline-style="none" officeooo:rsid="024f0aa1" officeooo:paragraph-rsid="024f0aa1" style:font-size-asian="12pt" style:font-style-asian="normal" style:font-size-complex="12pt" style:font-style-complex="normal"/>
    </style:style>
    <style:style style:name="P111" style:family="paragraph" style:parent-style-name="Preformatted_20_Text">
      <style:text-properties fo:font-size="12pt" fo:font-style="normal" style:text-underline-style="none" officeooo:rsid="02530404" officeooo:paragraph-rsid="02530404" style:font-size-asian="12pt" style:font-style-asian="normal" style:font-size-complex="12pt" style:font-style-complex="normal"/>
    </style:style>
    <style:style style:name="P112" style:family="paragraph" style:parent-style-name="Preformatted_20_Text">
      <style:text-properties fo:font-size="12pt" fo:font-style="normal" style:text-underline-style="none" officeooo:rsid="02558ff1" officeooo:paragraph-rsid="02558ff1" style:font-size-asian="12pt" style:font-style-asian="normal" style:font-size-complex="12pt" style:font-style-complex="normal"/>
    </style:style>
    <style:style style:name="P113" style:family="paragraph" style:parent-style-name="Preformatted_20_Text">
      <style:text-properties fo:font-size="12pt" fo:font-style="normal" style:text-underline-style="none" officeooo:rsid="025b44f9" officeooo:paragraph-rsid="025b44f9" style:font-size-asian="12pt" style:font-style-asian="normal" style:font-size-complex="12pt" style:font-style-complex="normal"/>
    </style:style>
    <style:style style:name="P114" style:family="paragraph" style:parent-style-name="Preformatted_20_Text">
      <style:text-properties fo:font-size="12pt" fo:font-style="normal" style:text-underline-style="none" officeooo:rsid="025ea3a2" officeooo:paragraph-rsid="025ea3a2" style:font-size-asian="12pt" style:font-style-asian="normal" style:font-size-complex="12pt" style:font-style-complex="normal"/>
    </style:style>
    <style:style style:name="P115" style:family="paragraph" style:parent-style-name="Preformatted_20_Text">
      <style:text-properties fo:font-size="12pt" fo:font-style="normal" style:text-underline-style="none" officeooo:rsid="025f6390" officeooo:paragraph-rsid="025f6390" style:font-size-asian="12pt" style:font-style-asian="normal" style:font-size-complex="12pt" style:font-style-complex="normal"/>
    </style:style>
    <style:style style:name="P116" style:family="paragraph" style:parent-style-name="Preformatted_20_Text">
      <style:text-properties fo:font-size="12pt" fo:font-style="normal" style:text-underline-style="none" officeooo:rsid="026185f4" officeooo:paragraph-rsid="026185f4" style:font-size-asian="12pt" style:font-style-asian="normal" style:font-size-complex="12pt" style:font-style-complex="normal"/>
    </style:style>
    <style:style style:name="P117" style:family="paragraph" style:parent-style-name="Preformatted_20_Text">
      <style:text-properties fo:font-size="12pt" fo:font-style="normal" style:text-underline-style="none" officeooo:rsid="01ec4ce6" officeooo:paragraph-rsid="02156517" style:font-size-asian="12pt" style:font-style-asian="normal" style:font-size-complex="12pt" style:font-style-complex="normal"/>
    </style:style>
    <style:style style:name="P118" style:family="paragraph" style:parent-style-name="Preformatted_20_Text">
      <style:text-properties fo:font-size="12pt" fo:font-style="normal" style:text-underline-style="none" officeooo:rsid="02156517" officeooo:paragraph-rsid="02156517" style:font-size-asian="12pt" style:font-style-asian="normal" style:font-size-complex="12pt" style:font-style-complex="normal"/>
    </style:style>
    <style:style style:name="P119" style:family="paragraph" style:parent-style-name="Preformatted_20_Text">
      <style:text-properties fo:font-size="12pt" fo:font-style="normal" style:text-underline-style="none" officeooo:rsid="0216e254" officeooo:paragraph-rsid="0216e254" style:font-size-asian="12pt" style:font-style-asian="normal" style:font-size-complex="12pt" style:font-style-complex="normal"/>
    </style:style>
    <style:style style:name="P120" style:family="paragraph" style:parent-style-name="Preformatted_20_Text">
      <style:text-properties fo:font-size="12pt" fo:font-style="normal" style:text-underline-style="none" officeooo:rsid="021b64e6" officeooo:paragraph-rsid="021b64e6" style:font-size-asian="12pt" style:font-style-asian="normal" style:font-size-complex="12pt" style:font-style-complex="normal"/>
    </style:style>
    <style:style style:name="P121" style:family="paragraph" style:parent-style-name="Preformatted_20_Text">
      <style:text-properties fo:font-size="12pt" fo:font-style="normal" style:text-underline-style="none" officeooo:rsid="021bc08c" officeooo:paragraph-rsid="021bc08c" style:font-size-asian="12pt" style:font-style-asian="normal" style:font-size-complex="12pt" style:font-style-complex="normal"/>
    </style:style>
    <style:style style:name="P122" style:family="paragraph" style:parent-style-name="Preformatted_20_Text">
      <style:text-properties fo:font-size="12pt" fo:font-style="normal" style:text-underline-style="none" officeooo:rsid="0220b0f4" officeooo:paragraph-rsid="021cf604" style:font-size-asian="12pt" style:font-style-asian="normal" style:font-size-complex="12pt" style:font-style-complex="normal"/>
    </style:style>
    <style:style style:name="P123" style:family="paragraph" style:parent-style-name="Preformatted_20_Text">
      <style:text-properties fo:font-size="12pt" fo:font-style="normal" style:text-underline-style="none" officeooo:rsid="0223a867" officeooo:paragraph-rsid="0223a867" style:font-size-asian="12pt" style:font-style-asian="normal" style:font-size-complex="12pt" style:font-style-complex="normal"/>
    </style:style>
    <style:style style:name="P124" style:family="paragraph" style:parent-style-name="Preformatted_20_Text">
      <style:text-properties fo:font-size="12pt" fo:font-style="normal" style:text-underline-style="none" officeooo:rsid="0226c165" officeooo:paragraph-rsid="0226c165" style:font-size-asian="12pt" style:font-style-asian="normal" style:font-size-complex="12pt" style:font-style-complex="normal"/>
    </style:style>
    <style:style style:name="P125" style:family="paragraph" style:parent-style-name="Preformatted_20_Text">
      <style:text-properties fo:font-size="12pt" fo:font-style="normal" style:text-underline-style="none" officeooo:rsid="022a085b" officeooo:paragraph-rsid="022a085b" style:font-size-asian="12pt" style:font-style-asian="normal" style:font-size-complex="12pt" style:font-style-complex="normal"/>
    </style:style>
    <style:style style:name="P126" style:family="paragraph" style:parent-style-name="Preformatted_20_Text">
      <style:text-properties fo:font-size="12pt" fo:font-style="normal" style:text-underline-style="none" officeooo:rsid="022ddb1f" officeooo:paragraph-rsid="022ddb1f" style:font-size-asian="12pt" style:font-style-asian="normal" style:font-size-complex="12pt" style:font-style-complex="normal"/>
    </style:style>
    <style:style style:name="P127" style:family="paragraph" style:parent-style-name="Preformatted_20_Text">
      <style:text-properties fo:font-size="12pt" fo:font-style="normal" style:text-underline-style="none" officeooo:rsid="0232ea76" officeooo:paragraph-rsid="0232ea76" style:font-size-asian="12pt" style:font-style-asian="normal" style:font-size-complex="12pt" style:font-style-complex="normal"/>
    </style:style>
    <style:style style:name="P128" style:family="paragraph" style:parent-style-name="Preformatted_20_Text">
      <style:text-properties fo:font-size="12pt" fo:font-style="normal" style:text-underline-style="none" officeooo:rsid="0262dea2" officeooo:paragraph-rsid="0262dea2" style:font-size-asian="12pt" style:font-style-asian="normal" style:font-size-complex="12pt" style:font-style-complex="normal"/>
    </style:style>
    <style:style style:name="P129" style:family="paragraph" style:parent-style-name="Preformatted_20_Text">
      <style:text-properties fo:font-size="12pt" fo:font-style="normal" style:text-underline-style="none" officeooo:rsid="0264ee53" officeooo:paragraph-rsid="0264ee53" style:font-size-asian="12pt" style:font-style-asian="normal" style:font-size-complex="12pt" style:font-style-complex="normal"/>
    </style:style>
    <style:style style:name="P130" style:family="paragraph" style:parent-style-name="Preformatted_20_Text">
      <style:text-properties fo:font-size="12pt" fo:font-style="normal" style:text-underline-style="none" officeooo:rsid="0267782c" officeooo:paragraph-rsid="0264ee53" style:font-size-asian="12pt" style:font-style-asian="normal" style:font-size-complex="12pt" style:font-style-complex="normal"/>
    </style:style>
    <style:style style:name="P131" style:family="paragraph" style:parent-style-name="Preformatted_20_Text">
      <style:text-properties fo:font-size="12pt" fo:font-style="normal" style:text-underline-style="none" officeooo:rsid="023c0dab" officeooo:paragraph-rsid="023c0dab" style:font-size-asian="12pt" style:font-style-asian="normal" style:font-size-complex="12pt" style:font-style-complex="normal"/>
    </style:style>
    <style:style style:name="P132" style:family="paragraph" style:parent-style-name="Preformatted_20_Text">
      <style:text-properties fo:font-size="12pt" fo:font-style="normal" style:text-underline-style="none" officeooo:rsid="023dac17" officeooo:paragraph-rsid="023dac17" style:font-size-asian="12pt" style:font-style-asian="normal" style:font-size-complex="12pt" style:font-style-complex="normal"/>
    </style:style>
    <style:style style:name="P133" style:family="paragraph" style:parent-style-name="Preformatted_20_Text">
      <style:text-properties fo:font-size="12pt" fo:font-style="normal" style:text-underline-style="none" officeooo:rsid="02486b8a" officeooo:paragraph-rsid="0246dabe" style:font-size-asian="12pt" style:font-style-asian="normal" style:font-size-complex="12pt" style:font-style-complex="normal"/>
    </style:style>
    <style:style style:name="P134" style:family="paragraph" style:parent-style-name="Preformatted_20_Text">
      <style:text-properties fo:font-size="12pt" fo:font-style="normal" style:text-underline-style="solid" style:text-underline-width="auto" style:text-underline-color="font-color" officeooo:rsid="00e42c86" officeooo:paragraph-rsid="00e42c86" style:font-size-asian="12pt" style:font-style-asian="normal" style:font-size-complex="12pt" style:font-style-complex="normal"/>
    </style:style>
    <style:style style:name="P135" style:family="paragraph" style:parent-style-name="Preformatted_20_Text">
      <style:text-properties fo:font-size="12pt" fo:font-style="normal" style:text-underline-style="solid" style:text-underline-width="auto" style:text-underline-color="font-color" officeooo:rsid="024d570a" officeooo:paragraph-rsid="024d570a" style:font-size-asian="12pt" style:font-style-asian="normal" style:font-size-complex="12pt" style:font-style-complex="normal"/>
    </style:style>
    <style:style style:name="P136" style:family="paragraph" style:parent-style-name="Preformatted_20_Text">
      <style:text-properties fo:font-size="12pt" fo:font-style="normal" style:text-underline-style="solid" style:text-underline-width="auto" style:text-underline-color="font-color" officeooo:rsid="02558ff1" officeooo:paragraph-rsid="02558ff1" style:font-size-asian="12pt" style:font-style-asian="normal" style:font-size-complex="12pt" style:font-style-complex="normal"/>
    </style:style>
    <style:style style:name="P137" style:family="paragraph" style:parent-style-name="Preformatted_20_Text">
      <style:text-properties fo:font-size="12pt" fo:font-style="normal" style:text-underline-style="solid" style:text-underline-width="auto" style:text-underline-color="font-color" officeooo:rsid="025b44f9" officeooo:paragraph-rsid="025b44f9" style:font-size-asian="12pt" style:font-style-asian="normal" style:font-size-complex="12pt" style:font-style-complex="normal"/>
    </style:style>
    <style:style style:name="P138" style:family="paragraph" style:parent-style-name="Preformatted_20_Text">
      <style:text-properties fo:font-size="12pt" fo:font-style="normal" style:text-underline-style="solid" style:text-underline-width="auto" style:text-underline-color="font-color" officeooo:rsid="025f6390" officeooo:paragraph-rsid="025f6390" style:font-size-asian="12pt" style:font-style-asian="normal" style:font-size-complex="12pt" style:font-style-complex="normal"/>
    </style:style>
    <style:style style:name="P139" style:family="paragraph" style:parent-style-name="Preformatted_20_Text">
      <style:text-properties fo:font-size="12pt" fo:font-style="normal" style:text-underline-style="solid" style:text-underline-width="auto" style:text-underline-color="font-color" officeooo:rsid="0262dea2" officeooo:paragraph-rsid="0262dea2" style:font-size-asian="12pt" style:font-style-asian="normal" style:font-size-complex="12pt" style:font-style-complex="normal"/>
    </style:style>
    <style:style style:name="P140" style:family="paragraph" style:parent-style-name="Preformatted_20_Text">
      <style:text-properties fo:font-size="12pt" fo:font-style="normal" style:text-underline-style="solid" style:text-underline-width="auto" style:text-underline-color="font-color" officeooo:rsid="02399b81" officeooo:paragraph-rsid="02399b81" style:font-size-asian="12pt" style:font-style-asian="normal" style:font-size-complex="12pt" style:font-style-complex="normal"/>
    </style:style>
    <style:style style:name="P141" style:family="paragraph" style:parent-style-name="Preformatted_20_Text">
      <style:text-properties fo:font-size="12pt" fo:font-style="normal" officeooo:rsid="020f037c" officeooo:paragraph-rsid="020f037c" style:font-size-asian="12pt" style:font-style-asian="normal" style:font-size-complex="12pt" style:font-style-complex="normal"/>
    </style:style>
    <style:style style:name="P142" style:family="paragraph" style:parent-style-name="Preformatted_20_Text">
      <style:text-properties fo:font-size="12pt" fo:font-style="normal" officeooo:rsid="0214b1e9" officeooo:paragraph-rsid="0214b1e9" style:font-size-asian="12pt" style:font-style-asian="normal" style:font-size-complex="12pt" style:font-style-complex="normal"/>
    </style:style>
    <style:style style:name="P143" style:family="paragraph" style:parent-style-name="Preformatted_20_Text">
      <style:text-properties fo:font-size="12pt" fo:font-style="normal" officeooo:rsid="02156517" officeooo:paragraph-rsid="0214b1e9" style:font-size-asian="12pt" style:font-style-asian="normal" style:font-size-complex="12pt" style:font-style-complex="normal"/>
    </style:style>
    <style:style style:name="P144" style:family="paragraph" style:parent-style-name="Preformatted_20_Text">
      <style:paragraph-properties fo:text-align="start" style:justify-single-word="false"/>
      <style:text-properties style:font-name="Liberation Mono" fo:font-size="12pt" style:text-underline-style="none" fo:font-weight="normal" officeooo:rsid="001effd3" officeooo:paragraph-rsid="008419cc"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paragraph-properties fo:text-align="start" style:justify-single-word="false"/>
      <style:text-properties style:font-name="Liberation Mono" fo:font-size="12pt" style:text-underline-style="none" fo:font-weight="normal" officeooo:rsid="0024f67b" officeooo:paragraph-rsid="008419cc"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size="13pt" style:font-size-asian="13pt" style:font-size-complex="13pt"/>
    </style:style>
    <style:style style:name="P147" style:family="paragraph" style:parent-style-name="Preformatted_20_Text">
      <style:paragraph-properties fo:line-height="115%"/>
      <style:text-properties fo:font-size="13pt" officeooo:rsid="00a13e12" officeooo:paragraph-rsid="00a13e12" style:font-size-asian="13pt" style:font-size-complex="13pt"/>
    </style:style>
    <style:style style:name="P148" style:family="paragraph" style:parent-style-name="Preformatted_20_Text">
      <style:text-properties fo:font-size="13pt" officeooo:rsid="027c6072" officeooo:paragraph-rsid="027c6072" style:font-size-asian="13pt" style:font-size-complex="13pt"/>
    </style:style>
    <style:style style:name="P149" style:family="paragraph" style:parent-style-name="Preformatted_20_Text">
      <style:text-properties fo:font-size="13pt" officeooo:rsid="027c6072" officeooo:paragraph-rsid="03ea00b9" style:font-size-asian="13pt" style:font-size-complex="13pt"/>
    </style:style>
    <style:style style:name="P150" style:family="paragraph" style:parent-style-name="Preformatted_20_Text">
      <style:text-properties fo:font-size="13pt" officeooo:rsid="0282454a" officeooo:paragraph-rsid="0282454a" style:font-size-asian="13pt" style:font-size-complex="13pt"/>
    </style:style>
    <style:style style:name="P151" style:family="paragraph" style:parent-style-name="Preformatted_20_Text">
      <style:text-properties fo:font-size="13pt" officeooo:rsid="02ce093a" officeooo:paragraph-rsid="02ce093a" style:font-size-asian="13pt" style:font-size-complex="13pt"/>
    </style:style>
    <style:style style:name="P152" style:family="paragraph" style:parent-style-name="Preformatted_20_Text">
      <style:text-properties fo:font-size="13pt" officeooo:rsid="0470d5a7" officeooo:paragraph-rsid="054f44b3" style:font-size-asian="13pt" style:font-size-complex="13pt"/>
    </style:style>
    <style:style style:name="P153" style:family="paragraph" style:parent-style-name="Preformatted_20_Text">
      <style:text-properties fo:font-size="13pt" style:font-size-asian="11.3500003814697pt" style:font-size-complex="13pt"/>
    </style:style>
    <style:style style:name="P154" style:family="paragraph" style:parent-style-name="Preformatted_20_Text">
      <style:paragraph-properties fo:line-height="115%"/>
      <style:text-properties fo:font-size="13pt" officeooo:rsid="009d93e9" officeooo:paragraph-rsid="009d93e9" style:font-size-asian="11.3500003814697pt" style:font-size-complex="13pt"/>
    </style:style>
    <style:style style:name="P155" style:family="paragraph" style:parent-style-name="Preformatted_20_Text">
      <style:text-properties fo:font-size="13pt" officeooo:rsid="027e8159" officeooo:paragraph-rsid="027e8159" style:font-size-asian="11.3500003814697pt" style:font-size-complex="13pt"/>
    </style:style>
    <style:style style:name="P156" style:family="paragraph" style:parent-style-name="Preformatted_20_Text">
      <style:text-properties fo:font-size="13pt" officeooo:rsid="027e8159" officeooo:paragraph-rsid="03ea00b9" style:font-size-asian="11.3500003814697pt" style:font-size-complex="13pt"/>
    </style:style>
    <style:style style:name="P157" style:family="paragraph" style:parent-style-name="Preformatted_20_Text">
      <style:paragraph-properties fo:line-height="115%"/>
      <style:text-properties fo:font-size="13pt" style:text-underline-style="solid" style:text-underline-width="auto" style:text-underline-color="font-color" officeooo:rsid="00a2d667" officeooo:paragraph-rsid="00a2d667" style:font-size-asian="13pt" style:font-size-complex="13pt"/>
    </style:style>
    <style:style style:name="P158" style:family="paragraph" style:parent-style-name="Preformatted_20_Text">
      <style:text-properties fo:font-size="13pt" style:text-underline-style="none" officeooo:rsid="02780009" officeooo:paragraph-rsid="02780009" style:font-size-asian="13pt" style:font-size-complex="13pt"/>
    </style:style>
    <style:style style:name="P159" style:family="paragraph" style:parent-style-name="Preformatted_20_Text">
      <style:text-properties fo:font-size="13pt" style:text-underline-style="none" officeooo:rsid="02780009" officeooo:paragraph-rsid="03ea00b9" style:font-size-asian="13pt" style:font-size-complex="13pt"/>
    </style:style>
    <style:style style:name="P160" style:family="paragraph" style:parent-style-name="Preformatted_20_Text">
      <style:text-properties fo:font-size="13pt" style:text-underline-style="none" officeooo:rsid="02780009" officeooo:paragraph-rsid="027e75c0" style:font-size-asian="13pt" style:font-size-complex="13pt"/>
    </style:style>
    <style:style style:name="P161" style:family="paragraph" style:parent-style-name="Preformatted_20_Text">
      <style:text-properties fo:font-size="13pt" style:text-underline-style="none" officeooo:rsid="028cdb39" officeooo:paragraph-rsid="028cdb39" style:font-size-asian="13pt" style:font-size-complex="13pt"/>
    </style:style>
    <style:style style:name="P162" style:family="paragraph" style:parent-style-name="Preformatted_20_Text">
      <style:text-properties fo:font-size="13pt" style:text-underline-style="none" officeooo:rsid="028cdb39" officeooo:paragraph-rsid="028d65a9" style:font-size-asian="13pt" style:font-size-complex="13pt"/>
    </style:style>
    <style:style style:name="P163" style:family="paragraph" style:parent-style-name="Preformatted_20_Text">
      <style:paragraph-properties fo:text-align="start" style:justify-single-word="false"/>
      <style:text-properties fo:font-size="13pt" style:text-underline-style="none" officeooo:rsid="028cdb39" officeooo:paragraph-rsid="03ea00b9" style:font-size-asian="13pt" style:font-size-complex="13pt"/>
    </style:style>
    <style:style style:name="P164" style:family="paragraph" style:parent-style-name="Preformatted_20_Text">
      <style:text-properties officeooo:paragraph-rsid="00a84991"/>
    </style:style>
    <style:style style:name="P165" style:family="paragraph" style:parent-style-name="Preformatted_20_Text">
      <style:text-properties officeooo:paragraph-rsid="016a593b"/>
    </style:style>
    <style:style style:name="P166" style:family="paragraph" style:parent-style-name="Preformatted_20_Text">
      <style:text-properties style:text-underline-style="none"/>
    </style:style>
    <style:style style:name="P167" style:family="paragraph" style:parent-style-name="Preformatted_20_Text">
      <style:text-properties fo:font-size="15pt" style:text-underline-style="solid" style:text-underline-width="auto" style:text-underline-color="font-color" officeooo:paragraph-rsid="027e75c0" style:font-size-asian="15pt" style:font-size-complex="15pt"/>
    </style:style>
    <style:style style:name="P168" style:family="paragraph" style:parent-style-name="Preformatted_20_Text">
      <style:text-properties fo:font-size="15pt" style:text-underline-style="solid" style:text-underline-type="double" style:text-underline-width="auto" style:text-underline-color="font-color" officeooo:paragraph-rsid="03ea00b9" style:font-size-asian="15pt" style:font-size-complex="15pt"/>
    </style:style>
    <style:style style:name="P169" style:family="paragraph" style:parent-style-name="Preformatted_20_Text">
      <style:paragraph-properties fo:margin-left="3.752cm" fo:margin-right="0cm" fo:text-align="start" style:justify-single-word="false" fo:text-indent="0cm" style:auto-text-indent="false"/>
      <style:text-properties fo:font-size="12pt" style:text-underline-style="solid" style:text-underline-width="auto" style:text-underline-color="font-color" fo:font-weight="normal" officeooo:rsid="001d44db" officeooo:paragraph-rsid="008419cc" style:font-size-asian="12pt" style:font-weight-asian="normal" style:font-size-complex="12pt" style:font-weight-complex="normal"/>
    </style:style>
    <style:style style:name="P170" style:family="paragraph" style:parent-style-name="Preformatted_20_Text">
      <style:paragraph-properties fo:margin-left="3.752cm" fo:margin-right="0cm" fo:text-align="start" style:justify-single-word="false" fo:text-indent="0cm" style:auto-text-indent="false"/>
      <style:text-properties fo:font-size="12pt" style:text-underline-style="none" fo:font-weight="normal" officeooo:rsid="0024f67b" officeooo:paragraph-rsid="008419cc" style:font-size-asian="12pt" style:font-weight-asian="normal" style:font-size-complex="12pt" style:font-weight-complex="normal"/>
    </style:style>
    <style:style style:name="P171" style:family="paragraph" style:parent-style-name="Subtitle">
      <style:text-properties style:text-underline-style="solid" style:text-underline-width="auto" style:text-underline-color="font-color" fo:font-weight="bold" style:font-weight-asian="bold" style:font-weight-complex="bold"/>
    </style:style>
    <style:style style:name="P172" style:family="paragraph" style:parent-style-name="Subtitle">
      <style:text-properties style:text-underline-style="solid" style:text-underline-width="auto" style:text-underline-color="font-color" fo:font-weight="bold" officeooo:paragraph-rsid="01a88190" style:font-weight-asian="bold" style:font-weight-complex="bold"/>
    </style:style>
    <style:style style:name="P173" style:family="paragraph" style:parent-style-name="Subtitle">
      <style:paragraph-properties fo:text-align="start" style:justify-single-word="false"/>
      <style:text-properties fo:font-size="15pt" style:text-underline-style="solid" style:text-underline-width="auto" style:text-underline-color="font-color" style:font-size-asian="15pt" style:font-size-complex="15pt"/>
    </style:style>
    <style:style style:name="P174" style:family="paragraph" style:parent-style-name="Subtitle">
      <style:paragraph-properties fo:text-align="start" style:justify-single-word="false"/>
      <style:text-properties fo:font-size="15pt" style:text-underline-style="solid" style:text-underline-width="auto" style:text-underline-color="font-color" officeooo:paragraph-rsid="028d65a9" style:font-size-asian="15pt" style:font-size-complex="15pt"/>
    </style:style>
    <style:style style:name="P175" style:family="paragraph" style:parent-style-name="Subtitle">
      <style:paragraph-properties fo:text-align="start" style:justify-single-word="false"/>
      <style:text-properties fo:font-size="15pt" style:text-underline-style="solid" style:text-underline-width="auto" style:text-underline-color="font-color" officeooo:paragraph-rsid="03ea00b9" style:font-size-asian="15pt" style:font-size-complex="15pt"/>
    </style:style>
    <style:style style:name="P176" style:family="paragraph" style:parent-style-name="Subtitle">
      <style:paragraph-properties fo:text-align="start" style:justify-single-word="false"/>
      <style:text-properties fo:font-size="15pt" style:text-underline-style="solid" style:text-underline-width="auto" style:text-underline-color="font-color" officeooo:paragraph-rsid="0535d218" style:font-size-asian="15pt" style:font-size-complex="15pt"/>
    </style:style>
    <style:style style:name="P177" style:family="paragraph" style:parent-style-name="Subtitle">
      <style:paragraph-properties fo:text-align="start" style:justify-single-word="false"/>
      <style:text-properties fo:font-size="15pt" style:text-underline-style="solid" style:text-underline-width="auto" style:text-underline-color="font-color" officeooo:paragraph-rsid="027e75c0" style:font-size-asian="15pt" style:font-size-complex="15pt"/>
    </style:style>
    <style:style style:name="P178" style:family="paragraph" style:parent-style-name="Subtitle">
      <style:paragraph-properties fo:text-align="start" style:justify-single-word="false"/>
      <style:text-properties fo:font-size="15pt" style:text-underline-style="solid" style:text-underline-width="auto" style:text-underline-color="font-color" officeooo:rsid="0476dc6c" officeooo:paragraph-rsid="0476dc6c" style:font-size-asian="15pt" style:font-size-complex="15pt"/>
    </style:style>
    <style:style style:name="P179" style:family="paragraph" style:parent-style-name="Text_20_body">
      <style:text-properties style:text-underline-style="solid" style:text-underline-width="auto" style:text-underline-color="font-color" fo:font-weight="normal" officeooo:rsid="009d93e9" officeooo:paragraph-rsid="009d93e9" style:font-weight-asian="normal" style:font-weight-complex="normal"/>
    </style:style>
    <style:style style:name="P180" style:family="paragraph" style:parent-style-name="Text_20_body">
      <style:text-properties style:text-underline-style="solid" style:text-underline-width="auto" style:text-underline-color="font-color" fo:font-weight="normal" officeooo:rsid="01e71a0d" officeooo:paragraph-rsid="01e71a0d" style:font-weight-asian="normal" style:font-weight-complex="normal"/>
    </style:style>
    <style:style style:name="P181" style:family="paragraph" style:parent-style-name="Text_20_body">
      <style:text-properties style:text-underline-style="solid" style:text-underline-width="auto" style:text-underline-color="font-color" fo:font-weight="bold" officeooo:rsid="00a3c874" officeooo:paragraph-rsid="00a3c874" style:font-weight-asian="bold" style:font-weight-complex="bold"/>
    </style:style>
    <style:style style:name="P182" style:family="paragraph" style:parent-style-name="Text_20_body">
      <style:text-properties style:font-name="Liberation Sans" fo:font-size="14.1000003814697pt" style:text-underline-style="solid" style:text-underline-width="auto" style:text-underline-color="font-color" fo:font-weight="normal" officeooo:rsid="009d93e9" officeooo:paragraph-rsid="009d93e9" style:font-name-asian="Noto Sans CJK SC" style:font-size-asian="14.1000003814697pt" style:font-weight-asian="normal" style:font-name-complex="Noto Sans" style:font-size-complex="14.1000003814697pt" style:font-weight-complex="normal"/>
    </style:style>
    <style:style style:name="P183" style:family="paragraph" style:parent-style-name="Text_20_body">
      <style:text-properties officeooo:rsid="014767f9" officeooo:paragraph-rsid="014767f9"/>
    </style:style>
    <style:style style:name="P184" style:family="paragraph" style:parent-style-name="Preformatted_20_Text">
      <style:paragraph-properties fo:margin-left="1.251cm" fo:margin-right="0cm" fo:text-indent="0cm" style:auto-text-indent="false"/>
      <style:text-properties fo:font-size="12pt" style:text-underline-style="none" officeooo:rsid="00a84991" officeooo:paragraph-rsid="00a84991" style:font-size-asian="12pt" style:font-size-complex="12pt"/>
    </style:style>
    <style:style style:name="P185" style:family="paragraph" style:parent-style-name="Preformatted_20_Text">
      <style:paragraph-properties fo:margin-left="1.251cm" fo:margin-right="0cm" fo:text-indent="0cm" style:auto-text-indent="false"/>
      <style:text-properties fo:font-size="12pt" officeooo:rsid="01686cb5" officeooo:paragraph-rsid="01686cb5" style:font-size-asian="12pt" style:font-size-complex="12pt"/>
    </style:style>
    <style:style style:name="P186" style:family="paragraph" style:parent-style-name="Preformatted_20_Text">
      <style:paragraph-properties fo:margin-left="0cm" fo:margin-right="0cm" fo:text-indent="0cm" style:auto-text-indent="false"/>
      <style:text-properties fo:font-size="12pt" style:text-underline-style="none" officeooo:rsid="00a95737" officeooo:paragraph-rsid="00a95737" style:font-size-asian="12pt" style:font-size-complex="12pt"/>
    </style:style>
    <style:style style:name="P187" style:family="paragraph" style:parent-style-name="Preformatted_20_Text">
      <style:paragraph-properties fo:margin-left="0cm" fo:margin-right="0cm" fo:text-indent="0cm" style:auto-text-indent="false"/>
      <style:text-properties fo:font-size="12pt" fo:font-style="normal" style:text-underline-style="none" officeooo:rsid="00e61e98" officeooo:paragraph-rsid="00e61e98" style:font-size-asian="12pt" style:font-style-asian="normal" style:font-size-complex="12pt" style:font-style-complex="normal"/>
    </style:style>
    <style:style style:name="P188" style:family="paragraph" style:parent-style-name="Preformatted_20_Text">
      <style:paragraph-properties fo:margin-left="0cm" fo:margin-right="0cm" fo:text-indent="0cm" style:auto-text-indent="false"/>
      <style:text-properties fo:font-size="12pt" fo:font-style="normal" style:text-underline-style="none" officeooo:rsid="00e94bf9" officeooo:paragraph-rsid="00e94bf9" style:font-size-asian="12pt" style:font-style-asian="normal" style:font-size-complex="12pt" style:font-style-complex="normal"/>
    </style:style>
    <style:style style:name="P189" style:family="paragraph" style:parent-style-name="Preformatted_20_Text">
      <style:paragraph-properties fo:margin-left="0cm" fo:margin-right="0cm" fo:text-indent="0cm" style:auto-text-indent="false"/>
      <style:text-properties fo:font-size="12pt" fo:font-style="normal" style:text-underline-style="none" officeooo:rsid="00ed42a9" officeooo:paragraph-rsid="00ed42a9" style:font-size-asian="12pt" style:font-style-asian="normal" style:font-size-complex="12pt" style:font-style-complex="normal"/>
    </style:style>
    <style:style style:name="P190" style:family="paragraph" style:parent-style-name="Preformatted_20_Text">
      <style:paragraph-properties fo:margin-left="0cm" fo:margin-right="0cm" fo:text-indent="0cm" style:auto-text-indent="false"/>
      <style:text-properties fo:font-size="12pt" fo:font-style="normal" style:text-underline-style="solid" style:text-underline-width="auto" style:text-underline-color="font-color" officeooo:rsid="00ed42a9" officeooo:paragraph-rsid="00ed42a9" style:font-size-asian="12pt" style:font-style-asian="normal" style:font-size-complex="12pt" style:font-style-complex="normal"/>
    </style:style>
    <style:style style:name="P191" style:family="paragraph" style:parent-style-name="Quotations">
      <style:text-properties fo:font-weight="bold" style:font-weight-asian="bold" style:font-weight-complex="bold"/>
    </style:style>
    <style:style style:name="P192" style:family="paragraph" style:parent-style-name="Preformatted_20_Text">
      <style:paragraph-properties fo:margin-left="2.501cm" fo:margin-right="0cm" fo:text-indent="0cm" style:auto-text-indent="false"/>
      <style:text-properties fo:font-size="13pt" style:text-underline-style="none" officeooo:rsid="02786061" officeooo:paragraph-rsid="02786061" style:font-size-asian="13pt" style:font-size-complex="13pt"/>
    </style:style>
    <style:style style:name="P193" style:family="paragraph" style:parent-style-name="Preformatted_20_Text">
      <style:paragraph-properties fo:margin-left="2.501cm" fo:margin-right="0cm" fo:text-indent="0cm" style:auto-text-indent="false"/>
      <style:text-properties fo:font-size="13pt" style:text-underline-style="none" officeooo:rsid="02786061" officeooo:paragraph-rsid="03ea00b9" style:font-size-asian="13pt" style:font-size-complex="13pt"/>
    </style:style>
    <style:style style:name="P194" style:family="paragraph" style:parent-style-name="Heading_20_2">
      <style:text-properties style:text-underline-style="solid" style:text-underline-width="auto" style:text-underline-color="font-color" fo:font-weight="bold" officeooo:paragraph-rsid="01a88190" style:font-weight-asian="bold" style:font-weight-complex="bold"/>
    </style:style>
    <style:style style:name="P195" style:family="paragraph" style:parent-style-name="Heading_20_3">
      <style:text-properties fo:font-size="12pt" style:text-underline-style="none" officeooo:rsid="011195d4" officeooo:paragraph-rsid="01443aa0" style:font-size-asian="12pt" style:font-size-complex="12pt"/>
    </style:style>
    <style:style style:name="P196" style:family="paragraph" style:parent-style-name="Heading_20_3">
      <style:text-properties officeooo:rsid="014767f9" officeooo:paragraph-rsid="018ccb1f"/>
    </style:style>
    <style:style style:name="P197" style:family="paragraph" style:parent-style-name="Heading_20_3">
      <style:paragraph-properties fo:text-align="center" style:justify-single-word="false"/>
      <style:text-properties fo:font-size="15pt" style:font-size-asian="15pt" style:font-size-complex="15pt"/>
    </style:style>
    <style:style style:name="P198" style:family="paragraph" style:parent-style-name="Heading_20_3">
      <style:paragraph-properties fo:text-align="center" style:justify-single-word="false"/>
      <style:text-properties fo:font-size="15pt" style:text-underline-style="none" officeooo:rsid="028cdb39" officeooo:paragraph-rsid="052b7e46" style:font-size-asian="15pt" style:font-size-complex="15pt"/>
    </style:style>
    <style:style style:name="P199" style:family="paragraph" style:parent-style-name="Heading_20_3">
      <style:paragraph-properties fo:text-align="center" style:justify-single-word="false"/>
      <style:text-properties officeooo:paragraph-rsid="03ea00b9"/>
    </style:style>
    <style:style style:name="P200" style:family="paragraph" style:parent-style-name="Preformatted_20_Text" style:list-style-name="List_20_1">
      <style:text-properties fo:font-size="12pt" style:font-size-asian="12pt" style:font-size-complex="12pt"/>
    </style:style>
    <style:style style:name="P201" style:family="paragraph" style:parent-style-name="Preformatted_20_Text" style:list-style-name="List_20_1">
      <style:text-properties fo:font-size="12pt" officeooo:paragraph-rsid="00a3c874" style:font-size-asian="12pt" style:font-size-complex="12pt"/>
    </style:style>
    <style:style style:name="P202" style:family="paragraph" style:parent-style-name="Preformatted_20_Text" style:list-style-name="List_20_1">
      <style:paragraph-properties fo:text-align="justify" style:justify-single-word="false"/>
      <style:text-properties fo:font-size="12pt" officeooo:paragraph-rsid="00a3c874" style:font-size-asian="12pt" style:font-size-complex="12pt"/>
    </style:style>
    <style:style style:name="P203" style:family="paragraph" style:parent-style-name="Preformatted_20_Text" style:list-style-name="Numbering_20_123">
      <style:text-properties fo:font-size="12pt" officeooo:paragraph-rsid="012cf4b6" style:font-size-asian="12pt" style:font-size-complex="12pt"/>
    </style:style>
    <style:style style:name="P204" style:family="paragraph" style:parent-style-name="Preformatted_20_Text" style:list-style-name="Numbering_20_123">
      <style:text-properties fo:font-size="12pt" officeooo:paragraph-rsid="012fc924" style:font-size-asian="12pt" style:font-size-complex="12pt"/>
    </style:style>
    <style:style style:name="P205" style:family="paragraph" style:parent-style-name="Preformatted_20_Text" style:list-style-name="Numbering_20_123">
      <style:text-properties fo:font-size="12pt" officeooo:rsid="0148fc97" officeooo:paragraph-rsid="0148fc97" style:font-size-asian="12pt" style:font-size-complex="12pt"/>
    </style:style>
    <style:style style:name="P206" style:family="paragraph" style:parent-style-name="Preformatted_20_Text" style:list-style-name="Numbering_20_123">
      <style:text-properties fo:font-size="12pt" officeooo:rsid="0148fc97" officeooo:paragraph-rsid="0161f7b6" style:font-size-asian="12pt" style:font-size-complex="12pt"/>
    </style:style>
    <style:style style:name="P207" style:family="paragraph" style:parent-style-name="Preformatted_20_Text" style:list-style-name="Numbering_20_123">
      <style:text-properties fo:font-size="12pt" officeooo:rsid="014c27ad" officeooo:paragraph-rsid="014c27ad" style:font-size-asian="12pt" style:font-size-complex="12pt"/>
    </style:style>
    <style:style style:name="P208" style:family="paragraph" style:parent-style-name="Preformatted_20_Text" style:list-style-name="Numbering_20_123">
      <style:text-properties fo:font-size="12pt" officeooo:rsid="0165e026" officeooo:paragraph-rsid="01686cb5" style:font-size-asian="12pt" style:font-size-complex="12pt"/>
    </style:style>
    <style:style style:name="P209" style:family="paragraph" style:parent-style-name="Preformatted_20_Text" style:list-style-name="Numbering_20_123">
      <style:text-properties fo:font-size="12pt" officeooo:rsid="01672683" officeooo:paragraph-rsid="01686cb5" style:font-size-asian="12pt" style:font-size-complex="12pt"/>
    </style:style>
    <style:style style:name="P210" style:family="paragraph" style:parent-style-name="Preformatted_20_Text" style:list-style-name="L1">
      <style:text-properties fo:font-size="12pt" officeooo:rsid="01672683" officeooo:paragraph-rsid="016a593b" style:font-size-asian="12pt" style:font-size-complex="12pt"/>
    </style:style>
    <style:style style:name="P211" style:family="paragraph" style:parent-style-name="Preformatted_20_Text" style:list-style-name="Numbering_20_123">
      <style:text-properties fo:font-size="12pt" officeooo:rsid="0182e8a3" style:font-size-asian="12pt" style:font-size-complex="12pt"/>
    </style:style>
    <style:style style:name="P212" style:family="paragraph" style:parent-style-name="Preformatted_20_Text" style:list-style-name="Numbering_20_123">
      <style:text-properties fo:font-size="12pt" officeooo:rsid="00a84991" officeooo:paragraph-rsid="00a84991" style:font-size-asian="12pt" style:font-size-complex="12pt"/>
    </style:style>
    <style:style style:name="P213" style:family="paragraph" style:parent-style-name="Preformatted_20_Text" style:list-style-name="List_20_1">
      <style:text-properties fo:font-size="12pt" officeooo:rsid="00a84991" officeooo:paragraph-rsid="00a84991" style:font-size-asian="12pt" style:font-size-complex="12pt"/>
    </style:style>
    <style:style style:name="P214" style:family="paragraph" style:parent-style-name="Preformatted_20_Text" style:list-style-name="List_20_1">
      <style:text-properties fo:font-size="12pt" style:text-underline-style="none" officeooo:rsid="00a84991" officeooo:paragraph-rsid="00a84991" style:font-size-asian="12pt" style:font-size-complex="12pt"/>
    </style:style>
    <style:style style:name="P215" style:family="paragraph" style:parent-style-name="Preformatted_20_Text" style:list-style-name="List_20_1">
      <style:text-properties fo:font-size="12pt" style:text-underline-style="none" officeooo:rsid="00c5a915" officeooo:paragraph-rsid="00c5a915" style:font-size-asian="12pt" style:font-size-complex="12pt"/>
    </style:style>
    <style:style style:name="P216" style:family="paragraph" style:parent-style-name="Preformatted_20_Text" style:list-style-name="List_20_1">
      <style:text-properties fo:font-size="12pt" style:text-underline-style="none" officeooo:rsid="00ef2ccd" officeooo:paragraph-rsid="00ef2ccd" style:font-size-asian="12pt" style:font-size-complex="12pt"/>
    </style:style>
    <style:style style:name="P217" style:family="paragraph" style:parent-style-name="Preformatted_20_Text" style:list-style-name="List_20_1">
      <style:text-properties fo:font-size="12pt" style:text-underline-style="none" officeooo:rsid="00c8446b" officeooo:paragraph-rsid="00c8446b" style:font-size-asian="12pt" style:font-size-complex="12pt"/>
    </style:style>
    <style:style style:name="P218" style:family="paragraph" style:parent-style-name="Preformatted_20_Text" style:list-style-name="Numbering_20_123">
      <style:text-properties fo:font-size="12pt" style:text-underline-style="none" officeooo:rsid="011195d4" officeooo:paragraph-rsid="011195d4" style:font-size-asian="12pt" style:font-size-complex="12pt"/>
    </style:style>
    <style:style style:name="P219" style:family="paragraph" style:parent-style-name="Preformatted_20_Text" style:list-style-name="Numbering_20_123">
      <style:text-properties fo:font-size="12pt" style:text-underline-style="none" officeooo:rsid="011413e4" officeooo:paragraph-rsid="011413e4" style:font-size-asian="12pt" style:font-size-complex="12pt"/>
    </style:style>
    <style:style style:name="P220" style:family="paragraph" style:parent-style-name="Preformatted_20_Text" style:list-style-name="List_20_1">
      <style:text-properties fo:font-size="12pt" style:text-underline-style="none" officeooo:rsid="01152286" officeooo:paragraph-rsid="01152286" style:font-size-asian="12pt" style:font-size-complex="12pt"/>
    </style:style>
    <style:style style:name="P221" style:family="paragraph" style:parent-style-name="Preformatted_20_Text" style:list-style-name="List_20_1">
      <style:text-properties fo:font-size="12pt" style:text-underline-style="none" officeooo:rsid="019bd383" officeooo:paragraph-rsid="019bd383" style:font-size-asian="12pt" style:font-size-complex="12pt"/>
    </style:style>
    <style:style style:name="P222" style:family="paragraph" style:parent-style-name="Preformatted_20_Text" style:list-style-name="Numbering_20_123">
      <style:text-properties fo:font-size="12pt" style:text-underline-style="none" officeooo:rsid="0202f929" officeooo:paragraph-rsid="0202f929" style:font-size-asian="12pt" style:font-size-complex="12pt"/>
    </style:style>
    <style:style style:name="P223" style:family="paragraph" style:parent-style-name="Preformatted_20_Text" style:list-style-name="Numbering_20_123">
      <style:text-properties fo:font-size="12pt" style:text-underline-style="none" officeooo:rsid="0206277a" officeooo:paragraph-rsid="0206277a" style:font-size-asian="12pt" style:font-size-complex="12pt"/>
    </style:style>
    <style:style style:name="P224" style:family="paragraph" style:parent-style-name="Preformatted_20_Text" style:list-style-name="Numbering_20_123">
      <style:text-properties fo:font-size="12pt" style:text-underline-style="none" officeooo:rsid="02090650" officeooo:paragraph-rsid="02090650" style:font-size-asian="12pt" style:font-size-complex="12pt"/>
    </style:style>
    <style:style style:name="P225" style:family="paragraph" style:parent-style-name="Preformatted_20_Text" style:list-style-name="Numbering_20_123">
      <style:text-properties fo:font-size="12pt" style:text-underline-style="none" officeooo:rsid="02090650" officeooo:paragraph-rsid="03a653d9" style:font-size-asian="12pt" style:font-size-complex="12pt"/>
    </style:style>
    <style:style style:name="P226" style:family="paragraph" style:parent-style-name="Preformatted_20_Text" style:list-style-name="Numbering_20_123">
      <style:text-properties fo:font-size="12pt" style:text-underline-style="none" officeooo:rsid="02090650" officeooo:paragraph-rsid="020c3d4f" style:font-size-asian="12pt" style:font-size-complex="12pt"/>
    </style:style>
    <style:style style:name="P227" style:family="paragraph" style:parent-style-name="Preformatted_20_Text" style:list-style-name="Numbering_20_123">
      <style:text-properties fo:font-size="12pt" style:text-underline-style="none" officeooo:rsid="0268d854" officeooo:paragraph-rsid="03a571c7" style:font-size-asian="12pt" style:font-size-complex="12pt"/>
    </style:style>
    <style:style style:name="P228" style:family="paragraph" style:parent-style-name="Preformatted_20_Text" style:list-style-name="Numbering_20_123">
      <style:text-properties fo:font-size="12pt" style:text-underline-style="none" officeooo:rsid="0268d854" officeooo:paragraph-rsid="020c3d4f" style:font-size-asian="12pt" style:font-size-complex="12pt"/>
    </style:style>
    <style:style style:name="P229" style:family="paragraph" style:parent-style-name="Preformatted_20_Text" style:list-style-name="Numbering_20_123">
      <style:text-properties fo:font-size="12pt" style:text-underline-style="none" officeooo:rsid="0268d854" officeooo:paragraph-rsid="0268d854" style:font-size-asian="12pt" style:font-size-complex="12pt"/>
    </style:style>
    <style:style style:name="P230" style:family="paragraph" style:parent-style-name="Preformatted_20_Text" style:list-style-name="List_20_1">
      <style:text-properties fo:font-size="12pt" style:text-underline-style="none" officeooo:rsid="02312598" officeooo:paragraph-rsid="02312598" style:font-size-asian="12pt" style:font-size-complex="12pt"/>
    </style:style>
    <style:style style:name="P231" style:family="paragraph" style:parent-style-name="Preformatted_20_Text" style:list-style-name="Numbering_20_123">
      <style:text-properties fo:font-size="12pt" style:text-underline-style="none" fo:font-weight="normal" officeooo:rsid="001ed111" officeooo:paragraph-rsid="001ed111" style:font-size-asian="12pt" style:font-weight-asian="normal" style:font-size-complex="12pt" style:font-weight-complex="normal"/>
    </style:style>
    <style:style style:name="P232" style:family="paragraph" style:parent-style-name="Preformatted_20_Text" style:list-style-name="Numbering_20_123">
      <style:text-properties fo:font-size="12pt" fo:font-style="normal" style:text-underline-style="none" officeooo:rsid="00e42c86" officeooo:paragraph-rsid="00e42c86" style:font-size-asian="12pt" style:font-style-asian="normal" style:font-size-complex="12pt" style:font-style-complex="normal"/>
    </style:style>
    <style:style style:name="P233" style:family="paragraph" style:parent-style-name="Preformatted_20_Text" style:list-style-name="Numbering_20_123">
      <style:text-properties fo:font-size="12pt" fo:font-style="normal" style:text-underline-style="none" officeooo:rsid="00e61e98" officeooo:paragraph-rsid="00e61e98" style:font-size-asian="12pt" style:font-style-asian="normal" style:font-size-complex="12pt" style:font-style-complex="normal"/>
    </style:style>
    <style:style style:name="P234" style:family="paragraph" style:parent-style-name="Preformatted_20_Text" style:list-style-name="Numbering_20_123">
      <style:text-properties fo:font-size="12pt" fo:font-style="normal" style:text-underline-style="none" officeooo:rsid="00ed42a9" officeooo:paragraph-rsid="00ed42a9" style:font-size-asian="12pt" style:font-style-asian="normal" style:font-size-complex="12pt" style:font-style-complex="normal"/>
    </style:style>
    <style:style style:name="P235" style:family="paragraph" style:parent-style-name="Preformatted_20_Text" style:list-style-name="List_20_1">
      <style:text-properties fo:font-size="12pt" fo:font-style="normal" style:text-underline-style="none" officeooo:rsid="00ed42a9" officeooo:paragraph-rsid="00ed42a9" style:font-size-asian="12pt" style:font-style-asian="normal" style:font-size-complex="12pt" style:font-style-complex="normal"/>
    </style:style>
    <style:style style:name="P236" style:family="paragraph" style:parent-style-name="Preformatted_20_Text" style:list-style-name="List_20_1">
      <style:text-properties fo:font-size="12pt" fo:font-style="normal" style:text-underline-style="none" officeooo:rsid="00e94bf9" officeooo:paragraph-rsid="00e94bf9" style:font-size-asian="12pt" style:font-style-asian="normal" style:font-size-complex="12pt" style:font-style-complex="normal"/>
    </style:style>
    <style:style style:name="P237" style:family="paragraph" style:parent-style-name="Preformatted_20_Text" style:list-style-name="List_20_1">
      <style:text-properties fo:font-size="12pt" fo:font-style="normal" style:text-underline-style="none" officeooo:rsid="0216e254" officeooo:paragraph-rsid="0216e254" style:font-size-asian="12pt" style:font-style-asian="normal" style:font-size-complex="12pt" style:font-style-complex="normal"/>
    </style:style>
    <style:style style:name="P238" style:family="paragraph" style:parent-style-name="Preformatted_20_Text" style:list-style-name="List_20_1">
      <style:text-properties fo:font-size="12pt" fo:font-style="normal" style:text-underline-style="none" officeooo:rsid="0264ee53" officeooo:paragraph-rsid="0264ee53" style:font-size-asian="12pt" style:font-style-asian="normal" style:font-size-complex="12pt" style:font-style-complex="normal"/>
    </style:style>
    <style:style style:name="P239" style:family="paragraph" style:parent-style-name="Preformatted_20_Text" style:list-style-name="List_20_1">
      <style:text-properties fo:font-size="12pt" fo:font-style="normal" style:text-underline-style="none" officeooo:rsid="0267782c" officeooo:paragraph-rsid="0264ee53" style:font-size-asian="12pt" style:font-style-asian="normal" style:font-size-complex="12pt" style:font-style-complex="normal"/>
    </style:style>
    <style:style style:name="P240" style:family="paragraph" style:parent-style-name="Preformatted_20_Text" style:list-style-name="List_20_1">
      <style:text-properties fo:font-size="12pt" fo:font-style="normal" style:text-underline-style="none" officeooo:rsid="02156517" officeooo:paragraph-rsid="02156517" style:font-size-asian="12pt" style:font-style-asian="normal" style:font-size-complex="12pt" style:font-style-complex="normal"/>
    </style:style>
    <style:style style:name="P241" style:family="paragraph" style:parent-style-name="Preformatted_20_Text" style:list-style-name="Numbering_20_123"/>
    <style:style style:name="P242" style:family="paragraph" style:parent-style-name="Preformatted_20_Text" style:list-style-name="List_20_1">
      <style:paragraph-properties fo:line-height="115%"/>
      <style:text-properties fo:font-size="13pt" style:font-size-asian="13pt" style:font-size-complex="13pt"/>
    </style:style>
    <style:style style:name="P243" style:family="paragraph" style:parent-style-name="Preformatted_20_Text" style:list-style-name="List_20_1">
      <style:paragraph-properties fo:line-height="115%"/>
      <style:text-properties fo:font-size="13pt" officeooo:rsid="009d93e9" officeooo:paragraph-rsid="009d93e9" style:font-size-asian="13pt" style:font-size-complex="13pt"/>
    </style:style>
    <style:style style:name="P244" style:family="paragraph" style:parent-style-name="Preformatted_20_Text" style:list-style-name="List_20_1">
      <style:paragraph-properties fo:line-height="115%"/>
      <style:text-properties fo:font-size="13pt" officeooo:rsid="009f5106" officeooo:paragraph-rsid="009f5106" style:font-size-asian="13pt" style:font-size-complex="13pt"/>
    </style:style>
    <style:style style:name="P245" style:family="paragraph" style:parent-style-name="Preformatted_20_Text" style:list-style-name="List_20_1">
      <style:paragraph-properties fo:line-height="115%"/>
      <style:text-properties fo:font-size="13pt" officeooo:rsid="00a13e12" officeooo:paragraph-rsid="00a13e12" style:font-size-asian="13pt" style:font-size-complex="13pt"/>
    </style:style>
    <style:style style:name="P246" style:family="paragraph" style:parent-style-name="Preformatted_20_Text" style:list-style-name="Numbering_20_123">
      <style:text-properties fo:font-size="13pt" officeooo:rsid="00a2d667" officeooo:paragraph-rsid="00a2d667" style:font-size-asian="13pt" style:font-size-complex="13pt"/>
    </style:style>
    <style:style style:name="P247" style:family="paragraph" style:parent-style-name="Preformatted_20_Text" style:list-style-name="List_20_1">
      <style:text-properties fo:font-size="13pt" officeooo:rsid="02c3ebe4" officeooo:paragraph-rsid="02c3ebe4" style:font-size-asian="13pt" style:font-size-complex="13pt"/>
    </style:style>
    <style:style style:name="P248" style:family="paragraph" style:parent-style-name="Preformatted_20_Text" style:list-style-name="List_20_1">
      <style:text-properties fo:font-size="13pt" officeooo:rsid="0282454a" officeooo:paragraph-rsid="02c3ebe4" style:font-size-asian="13pt" style:font-size-complex="13pt"/>
    </style:style>
    <style:style style:name="P249" style:family="paragraph" style:parent-style-name="Preformatted_20_Text" style:list-style-name="List_20_1">
      <style:text-properties fo:font-size="13pt" officeooo:rsid="0282454a" officeooo:paragraph-rsid="0282454a" style:font-size-asian="13pt" style:font-size-complex="13pt"/>
    </style:style>
    <style:style style:name="P250" style:family="paragraph" style:parent-style-name="Preformatted_20_Text" style:list-style-name="Numbering_20_123">
      <style:text-properties fo:font-size="13pt" style:font-size-asian="13pt" style:font-size-complex="13pt"/>
    </style:style>
    <style:style style:name="P251" style:family="paragraph" style:parent-style-name="Preformatted_20_Text" style:list-style-name="Numbering_20_123">
      <style:text-properties fo:font-size="13pt" officeooo:paragraph-rsid="02b39f4f" style:font-size-asian="13pt" style:font-size-complex="13pt"/>
    </style:style>
    <style:style style:name="P252" style:family="paragraph" style:parent-style-name="Preformatted_20_Text" style:list-style-name="Numbering_20_123">
      <style:text-properties fo:font-size="13pt" officeooo:paragraph-rsid="05977078" style:font-size-asian="13pt" style:font-size-complex="13pt"/>
    </style:style>
    <style:style style:name="P253" style:family="paragraph" style:parent-style-name="Preformatted_20_Text" style:list-style-name="Numbering_20_123">
      <style:text-properties fo:font-size="13pt" officeooo:rsid="05950337" officeooo:paragraph-rsid="05950337" style:font-size-asian="13pt" style:font-size-complex="13pt"/>
    </style:style>
    <style:style style:name="P254" style:family="paragraph" style:parent-style-name="Preformatted_20_Text" style:list-style-name="List_20_1">
      <style:text-properties fo:font-size="13pt" officeooo:rsid="02c53a17" officeooo:paragraph-rsid="02e47888" style:font-size-asian="13pt" style:font-size-complex="13pt"/>
    </style:style>
    <style:style style:name="P255" style:family="paragraph" style:parent-style-name="Preformatted_20_Text" style:list-style-name="List_20_1">
      <style:text-properties fo:font-size="13pt" officeooo:rsid="02c53a17" officeooo:paragraph-rsid="02e7f5e2" style:font-size-asian="13pt" style:font-size-complex="13pt"/>
    </style:style>
    <style:style style:name="P256" style:family="paragraph" style:parent-style-name="Preformatted_20_Text" style:list-style-name="List_20_1">
      <style:text-properties fo:font-size="13pt" officeooo:rsid="02c53a17" officeooo:paragraph-rsid="02c53a17" style:font-size-asian="13pt" style:font-size-complex="13pt"/>
    </style:style>
    <style:style style:name="P257" style:family="paragraph" style:parent-style-name="Preformatted_20_Text" style:list-style-name="List_20_1">
      <style:text-properties fo:font-size="13pt" officeooo:rsid="027c6072" officeooo:paragraph-rsid="027c6072" style:font-size-asian="13pt" style:font-size-complex="13pt"/>
    </style:style>
    <style:style style:name="P258" style:family="paragraph" style:parent-style-name="Preformatted_20_Text" style:list-style-name="List_20_1">
      <style:text-properties fo:font-size="13pt" officeooo:rsid="027c6072" officeooo:paragraph-rsid="03ea00b9" style:font-size-asian="13pt" style:font-size-complex="13pt"/>
    </style:style>
    <style:style style:name="P259" style:family="paragraph" style:parent-style-name="Preformatted_20_Text" style:list-style-name="Numbering_20_abc">
      <style:text-properties fo:font-size="13pt" officeooo:rsid="027c6072" officeooo:paragraph-rsid="027c6072" style:font-size-asian="13pt" style:font-size-complex="13pt"/>
    </style:style>
    <style:style style:name="P260" style:family="paragraph" style:parent-style-name="Preformatted_20_Text" style:list-style-name="Numbering_20_abc">
      <style:text-properties fo:font-size="13pt" officeooo:rsid="027c6072" officeooo:paragraph-rsid="03ea00b9" style:font-size-asian="13pt" style:font-size-complex="13pt"/>
    </style:style>
    <style:style style:name="P261" style:family="paragraph" style:parent-style-name="Preformatted_20_Text" style:list-style-name="Numbering_20_abc">
      <style:text-properties fo:font-size="13pt" officeooo:rsid="031a90b9" officeooo:paragraph-rsid="031a90b9" style:font-size-asian="13pt" style:font-size-complex="13pt"/>
    </style:style>
    <style:style style:name="P262" style:family="paragraph" style:parent-style-name="Preformatted_20_Text" style:list-style-name="Numbering_20_abc">
      <style:text-properties fo:font-size="13pt" officeooo:rsid="031a90b9" officeooo:paragraph-rsid="03ea00b9" style:font-size-asian="13pt" style:font-size-complex="13pt"/>
    </style:style>
    <style:style style:name="P263" style:family="paragraph" style:parent-style-name="Preformatted_20_Text" style:list-style-name="Numbering_20_abc">
      <style:text-properties fo:font-size="13pt" officeooo:rsid="0320329d" officeooo:paragraph-rsid="0320329d" style:font-size-asian="13pt" style:font-size-complex="13pt"/>
    </style:style>
    <style:style style:name="P264" style:family="paragraph" style:parent-style-name="Preformatted_20_Text" style:list-style-name="Numbering_20_abc">
      <style:text-properties fo:font-size="13pt" officeooo:rsid="0320329d" officeooo:paragraph-rsid="03ea00b9" style:font-size-asian="13pt" style:font-size-complex="13pt"/>
    </style:style>
    <style:style style:name="P265" style:family="paragraph" style:parent-style-name="Preformatted_20_Text" style:list-style-name="L4">
      <style:text-properties fo:font-size="13pt" style:font-size-asian="13pt" style:font-size-complex="13pt"/>
    </style:style>
    <style:style style:name="P266" style:family="paragraph" style:parent-style-name="Preformatted_20_Text" style:list-style-name="List_20_1">
      <style:text-properties fo:font-size="13pt" officeooo:rsid="0333ab76" officeooo:paragraph-rsid="0333ab76" style:font-size-asian="13pt" style:font-size-complex="13pt"/>
    </style:style>
    <style:style style:name="P267" style:family="paragraph" style:parent-style-name="Preformatted_20_Text" style:list-style-name="List_20_1">
      <style:text-properties fo:font-size="13pt" officeooo:rsid="0340d616" officeooo:paragraph-rsid="0340d616" style:font-size-asian="13pt" style:font-size-complex="13pt"/>
    </style:style>
    <style:style style:name="P268" style:family="paragraph" style:parent-style-name="Preformatted_20_Text" style:list-style-name="List_20_1">
      <style:text-properties fo:font-size="13pt" officeooo:rsid="035bc110" officeooo:paragraph-rsid="035bc110" style:font-size-asian="13pt" style:font-size-complex="13pt"/>
    </style:style>
    <style:style style:name="P269" style:family="paragraph" style:parent-style-name="Preformatted_20_Text" style:list-style-name="L4">
      <style:text-properties fo:font-size="13pt" officeooo:rsid="027e75c0" officeooo:paragraph-rsid="027e75c0" style:font-size-asian="13pt" style:font-size-complex="13pt"/>
    </style:style>
    <style:style style:name="P270" style:family="paragraph" style:parent-style-name="Preformatted_20_Text" style:list-style-name="List_20_1">
      <style:text-properties fo:font-size="13pt" officeooo:rsid="027e75c0" officeooo:paragraph-rsid="027e75c0" style:font-size-asian="13pt" style:font-size-complex="13pt"/>
    </style:style>
    <style:style style:name="P271" style:family="paragraph" style:parent-style-name="Preformatted_20_Text" style:list-style-name="L4">
      <style:text-properties fo:font-size="13pt" officeooo:rsid="03736380" officeooo:paragraph-rsid="03736380" style:font-size-asian="13pt" style:font-size-complex="13pt"/>
    </style:style>
    <style:style style:name="P272" style:family="paragraph" style:parent-style-name="Preformatted_20_Text" style:list-style-name="List_20_1">
      <style:text-properties fo:font-size="13pt" officeooo:rsid="0470d5a7" officeooo:paragraph-rsid="054f44b3" style:font-size-asian="13pt" style:font-size-complex="13pt"/>
    </style:style>
    <style:style style:name="P273" style:family="paragraph" style:parent-style-name="Preformatted_20_Text" style:list-style-name="List_20_1">
      <style:text-properties fo:font-size="13pt" officeooo:rsid="0470d5a7" officeooo:paragraph-rsid="0470d5a7" style:font-size-asian="13pt" style:font-size-complex="13pt"/>
    </style:style>
    <style:style style:name="P274" style:family="paragraph" style:parent-style-name="Preformatted_20_Text" style:list-style-name="List_20_1">
      <style:text-properties fo:font-size="13pt" officeooo:rsid="0556dd19" officeooo:paragraph-rsid="0556dd19" style:font-size-asian="13pt" style:font-size-complex="13pt"/>
    </style:style>
    <style:style style:name="P275" style:family="paragraph" style:parent-style-name="Preformatted_20_Text" style:list-style-name="List_20_1">
      <style:text-properties fo:font-size="13pt" officeooo:rsid="055ee69b" officeooo:paragraph-rsid="055ee69b" style:font-size-asian="13pt" style:font-size-complex="13pt"/>
    </style:style>
    <style:style style:name="P276" style:family="paragraph" style:parent-style-name="Preformatted_20_Text" style:list-style-name="List_20_1">
      <style:text-properties fo:font-size="13pt" officeooo:paragraph-rsid="0282454a" style:font-size-asian="13pt" style:font-size-complex="13pt"/>
    </style:style>
    <style:style style:name="P277" style:family="paragraph" style:parent-style-name="Preformatted_20_Text">
      <style:text-properties fo:font-size="13pt" officeooo:paragraph-rsid="0282454a" style:font-size-asian="13pt" style:font-size-complex="13pt"/>
    </style:style>
    <style:style style:name="P278" style:family="paragraph" style:parent-style-name="Preformatted_20_Text" style:list-style-name="Numbering_20_123">
      <style:text-properties fo:font-size="13pt" officeooo:rsid="05a1c4a0" officeooo:paragraph-rsid="05a1c4a0" style:font-size-asian="13pt" style:font-size-complex="13pt"/>
    </style:style>
    <style:style style:name="P279" style:family="paragraph" style:parent-style-name="Preformatted_20_Text" style:list-style-name="List_20_1">
      <style:text-properties fo:font-size="13pt" style:text-underline-style="none" officeooo:rsid="02c3ebe4" officeooo:paragraph-rsid="0535d218" style:font-size-asian="13pt" style:font-size-complex="13pt"/>
    </style:style>
    <style:style style:name="P280" style:family="paragraph" style:parent-style-name="Preformatted_20_Text" style:list-style-name="List_20_1">
      <style:text-properties fo:font-size="13pt" style:text-underline-style="none" officeooo:rsid="02c3ebe4" officeooo:paragraph-rsid="02e2a51e" style:font-size-asian="13pt" style:font-size-complex="13pt"/>
    </style:style>
    <style:style style:name="P281" style:family="paragraph" style:parent-style-name="Preformatted_20_Text" style:list-style-name="List_20_1">
      <style:text-properties fo:font-size="13pt" style:text-underline-style="none" officeooo:rsid="02c3ebe4" officeooo:paragraph-rsid="03ea00b9" style:font-size-asian="13pt" style:font-size-complex="13pt"/>
    </style:style>
    <style:style style:name="P282" style:family="paragraph" style:parent-style-name="Preformatted_20_Text" style:list-style-name="List_20_1">
      <style:text-properties fo:font-size="13pt" style:text-underline-style="none" officeooo:rsid="02780009" officeooo:paragraph-rsid="0535d218" style:font-size-asian="13pt" style:font-size-complex="13pt"/>
    </style:style>
    <style:style style:name="P283" style:family="paragraph" style:parent-style-name="Preformatted_20_Text" style:list-style-name="List_20_1">
      <style:text-properties fo:font-size="13pt" style:text-underline-style="none" officeooo:rsid="02780009" officeooo:paragraph-rsid="02e2a51e" style:font-size-asian="13pt" style:font-size-complex="13pt"/>
    </style:style>
    <style:style style:name="P284" style:family="paragraph" style:parent-style-name="Preformatted_20_Text" style:list-style-name="List_20_1">
      <style:text-properties fo:font-size="13pt" style:text-underline-style="none" officeooo:rsid="02780009" officeooo:paragraph-rsid="02780009" style:font-size-asian="13pt" style:font-size-complex="13pt"/>
    </style:style>
    <style:style style:name="P285" style:family="paragraph" style:parent-style-name="Preformatted_20_Text" style:list-style-name="List_20_1">
      <style:text-properties fo:font-size="13pt" style:text-underline-style="none" officeooo:rsid="02780009" officeooo:paragraph-rsid="02e98961" style:font-size-asian="13pt" style:font-size-complex="13pt"/>
    </style:style>
    <style:style style:name="P286" style:family="paragraph" style:parent-style-name="Preformatted_20_Text" style:list-style-name="List_20_1">
      <style:text-properties fo:font-size="13pt" style:text-underline-style="none" officeooo:rsid="02780009" officeooo:paragraph-rsid="03ea00b9" style:font-size-asian="13pt" style:font-size-complex="13pt"/>
    </style:style>
    <style:style style:name="P287" style:family="paragraph" style:parent-style-name="Preformatted_20_Text" style:list-style-name="L2">
      <style:text-properties fo:font-size="13pt" style:text-underline-style="none" officeooo:rsid="02780009" officeooo:paragraph-rsid="02780009" style:font-size-asian="13pt" style:font-size-complex="13pt"/>
    </style:style>
    <style:style style:name="P288" style:family="paragraph" style:parent-style-name="Preformatted_20_Text" style:list-style-name="L2">
      <style:text-properties fo:font-size="13pt" style:text-underline-style="none" officeooo:rsid="02780009" officeooo:paragraph-rsid="03ea00b9" style:font-size-asian="13pt" style:font-size-complex="13pt"/>
    </style:style>
    <style:style style:name="P289" style:family="paragraph" style:parent-style-name="Preformatted_20_Text" style:list-style-name="L2">
      <style:text-properties fo:font-size="13pt" style:text-underline-style="none" officeooo:rsid="02780009" officeooo:paragraph-rsid="04584ee2" style:font-size-asian="13pt" style:font-size-complex="13pt"/>
    </style:style>
    <style:style style:name="P290" style:family="paragraph" style:parent-style-name="Preformatted_20_Text" style:list-style-name="L2">
      <style:text-properties fo:font-size="13pt" style:text-underline-style="none" officeooo:rsid="02780009" officeooo:paragraph-rsid="059d105f" style:font-size-asian="13pt" style:font-size-complex="13pt"/>
    </style:style>
    <style:style style:name="P291" style:family="paragraph" style:parent-style-name="Preformatted_20_Text" style:list-style-name="L3">
      <style:text-properties fo:font-size="13pt" style:text-underline-style="none" officeooo:rsid="02780009" officeooo:paragraph-rsid="02780009" style:font-size-asian="13pt" style:font-size-complex="13pt"/>
    </style:style>
    <style:style style:name="P292" style:family="paragraph" style:parent-style-name="Preformatted_20_Text" style:list-style-name="Numbering_20_123">
      <style:text-properties fo:font-size="13pt" style:text-underline-style="none" officeooo:rsid="02780009" officeooo:paragraph-rsid="057d5267" style:font-size-asian="13pt" style:font-size-complex="13pt"/>
    </style:style>
    <style:style style:name="P293" style:family="paragraph" style:parent-style-name="Preformatted_20_Text" style:list-style-name="Numbering_20_123">
      <style:text-properties fo:font-size="13pt" style:text-underline-style="none" officeooo:rsid="02786061" officeooo:paragraph-rsid="02786061" style:font-size-asian="13pt" style:font-size-complex="13pt"/>
    </style:style>
    <style:style style:name="P294" style:family="paragraph" style:parent-style-name="Preformatted_20_Text" style:list-style-name="Numbering_20_123">
      <style:text-properties fo:font-size="13pt" style:text-underline-style="none" officeooo:rsid="02786061" officeooo:paragraph-rsid="03ea00b9" style:font-size-asian="13pt" style:font-size-complex="13pt"/>
    </style:style>
    <style:style style:name="P295" style:family="paragraph" style:parent-style-name="Preformatted_20_Text" style:list-style-name="L2">
      <style:text-properties fo:font-size="13pt" style:text-underline-style="none" officeooo:rsid="02786061" officeooo:paragraph-rsid="02786061" style:font-size-asian="13pt" style:font-size-complex="13pt"/>
    </style:style>
    <style:style style:name="P296" style:family="paragraph" style:parent-style-name="Preformatted_20_Text" style:list-style-name="L2">
      <style:text-properties fo:font-size="13pt" style:text-underline-style="none" officeooo:rsid="02786061" officeooo:paragraph-rsid="04584ee2" style:font-size-asian="13pt" style:font-size-complex="13pt"/>
    </style:style>
    <style:style style:name="P297" style:family="paragraph" style:parent-style-name="Preformatted_20_Text" style:list-style-name="L2">
      <style:text-properties fo:font-size="13pt" style:text-underline-style="none" officeooo:rsid="02786061" officeooo:paragraph-rsid="03ea00b9" style:font-size-asian="13pt" style:font-size-complex="13pt"/>
    </style:style>
    <style:style style:name="P298" style:family="paragraph" style:parent-style-name="Preformatted_20_Text" style:list-style-name="L3">
      <style:text-properties fo:font-size="13pt" style:text-underline-style="none" officeooo:rsid="02786061" officeooo:paragraph-rsid="02780009" style:font-size-asian="13pt" style:font-size-complex="13pt"/>
    </style:style>
    <style:style style:name="P299" style:family="paragraph" style:parent-style-name="Preformatted_20_Text" style:list-style-name="List_20_1">
      <style:text-properties fo:font-size="13pt" style:text-underline-style="none" officeooo:rsid="02786061" officeooo:paragraph-rsid="02786061" style:font-size-asian="13pt" style:font-size-complex="13pt"/>
    </style:style>
    <style:style style:name="P300" style:family="paragraph" style:parent-style-name="Preformatted_20_Text" style:list-style-name="Numbering_20_123">
      <style:text-properties fo:font-size="13pt" style:text-underline-style="none" officeooo:rsid="0324bc2c" officeooo:paragraph-rsid="02786061" style:font-size-asian="13pt" style:font-size-complex="13pt"/>
    </style:style>
    <style:style style:name="P301" style:family="paragraph" style:parent-style-name="Preformatted_20_Text" style:list-style-name="Numbering_20_123">
      <style:text-properties fo:font-size="13pt" style:text-underline-style="none" officeooo:rsid="0324bc2c" officeooo:paragraph-rsid="03ea00b9" style:font-size-asian="13pt" style:font-size-complex="13pt"/>
    </style:style>
    <style:style style:name="P302" style:family="paragraph" style:parent-style-name="Preformatted_20_Text" style:list-style-name="Numbering_20_123">
      <style:text-properties fo:font-size="13pt" style:text-underline-style="none" officeooo:rsid="03da3923" officeooo:paragraph-rsid="03da3923" style:font-size-asian="13pt" style:font-size-complex="13pt"/>
    </style:style>
    <style:style style:name="P303" style:family="paragraph" style:parent-style-name="Preformatted_20_Text" style:list-style-name="L3">
      <style:text-properties fo:font-size="13pt" style:text-underline-style="none" officeooo:rsid="038a8a34" officeooo:paragraph-rsid="038a8a34" style:font-size-asian="13pt" style:font-size-complex="13pt"/>
    </style:style>
    <style:style style:name="P304" style:family="paragraph" style:parent-style-name="Preformatted_20_Text" style:list-style-name="L2">
      <style:text-properties fo:font-size="13pt" style:text-underline-style="none" officeooo:rsid="038a8a34" officeooo:paragraph-rsid="04584ee2" style:font-size-asian="13pt" style:font-size-complex="13pt"/>
    </style:style>
    <style:style style:name="P305" style:family="paragraph" style:parent-style-name="Preformatted_20_Text" style:list-style-name="List_20_1">
      <style:text-properties fo:font-size="13pt" style:text-underline-style="none" officeooo:rsid="031751a4" officeooo:paragraph-rsid="031751a4" style:font-size-asian="13pt" style:font-size-complex="13pt"/>
    </style:style>
    <style:style style:name="P306" style:family="paragraph" style:parent-style-name="Preformatted_20_Text" style:list-style-name="L2">
      <style:text-properties fo:font-size="13pt" style:text-underline-style="none" officeooo:rsid="029ca47d" officeooo:paragraph-rsid="02eece9b" style:font-size-asian="13pt" style:font-size-complex="13pt"/>
    </style:style>
    <style:style style:name="P307" style:family="paragraph" style:parent-style-name="Preformatted_20_Text" style:list-style-name="L2">
      <style:text-properties fo:font-size="13pt" style:text-underline-style="none" officeooo:rsid="029ca47d" officeooo:paragraph-rsid="03ea00b9" style:font-size-asian="13pt" style:font-size-complex="13pt"/>
    </style:style>
    <style:style style:name="P308" style:family="paragraph" style:parent-style-name="Preformatted_20_Text" style:list-style-name="List_20_1">
      <style:text-properties fo:font-size="13pt" style:text-underline-style="none" officeooo:rsid="029ca47d" officeooo:paragraph-rsid="029ca47d" style:font-size-asian="13pt" style:font-size-complex="13pt"/>
    </style:style>
    <style:style style:name="P309" style:family="paragraph" style:parent-style-name="Preformatted_20_Text" style:list-style-name="List_20_1">
      <style:text-properties fo:font-size="13pt" style:text-underline-style="none" officeooo:rsid="0315bcf3" officeooo:paragraph-rsid="0315bcf3" style:font-size-asian="13pt" style:font-size-complex="13pt"/>
    </style:style>
    <style:style style:name="P310" style:family="paragraph" style:parent-style-name="Preformatted_20_Text" style:list-style-name="Numbering_20_123">
      <style:text-properties fo:font-size="13pt" style:text-underline-style="none" officeooo:rsid="0315bcf3" officeooo:paragraph-rsid="0315bcf3" style:font-size-asian="13pt" style:font-size-complex="13pt"/>
    </style:style>
    <style:style style:name="P311" style:family="paragraph" style:parent-style-name="Preformatted_20_Text" style:list-style-name="List_20_1">
      <style:text-properties fo:font-size="13pt" style:text-underline-style="none" officeooo:rsid="0300de48" officeooo:paragraph-rsid="0300de48" style:font-size-asian="13pt" style:font-size-complex="13pt"/>
    </style:style>
    <style:style style:name="P312" style:family="paragraph" style:parent-style-name="Preformatted_20_Text" style:list-style-name="List_20_1">
      <style:text-properties fo:font-size="13pt" style:text-underline-style="none" officeooo:rsid="030b80aa" officeooo:paragraph-rsid="030b80aa" style:font-size-asian="13pt" style:font-size-complex="13pt"/>
    </style:style>
    <style:style style:name="P313" style:family="paragraph" style:parent-style-name="Preformatted_20_Text" style:list-style-name="L2">
      <style:text-properties fo:font-size="13pt" style:text-underline-style="none" officeooo:rsid="04e7b02d" officeooo:paragraph-rsid="04e7b02d" style:font-size-asian="13pt" style:font-size-complex="13pt"/>
    </style:style>
    <style:style style:name="P314" style:family="paragraph" style:parent-style-name="Preformatted_20_Text" style:list-style-name="L2">
      <style:text-properties fo:font-size="13pt" style:text-underline-style="none" officeooo:rsid="04c49973" officeooo:paragraph-rsid="04c49973" style:font-size-asian="13pt" style:font-size-complex="13pt"/>
    </style:style>
    <style:style style:name="P315" style:family="paragraph" style:parent-style-name="Preformatted_20_Text" style:list-style-name="L2">
      <style:text-properties fo:font-size="13pt" style:text-underline-style="none" officeooo:rsid="05935b2c" officeooo:paragraph-rsid="05935b2c" style:font-size-asian="13pt" style:font-size-complex="13pt"/>
    </style:style>
    <style:style style:name="P316" style:family="paragraph" style:parent-style-name="Preformatted_20_Text" style:list-style-name="List_20_1">
      <style:text-properties fo:font-size="13pt" style:text-underline-style="none" officeooo:rsid="05935b2c" officeooo:paragraph-rsid="05935b2c" style:font-size-asian="13pt" style:font-size-complex="13pt"/>
    </style:style>
    <style:style style:name="P317" style:family="paragraph" style:parent-style-name="Preformatted_20_Text" style:list-style-name="List_20_1">
      <style:text-properties fo:font-size="13pt" style:text-underline-style="none" officeooo:rsid="03f2f1ee" officeooo:paragraph-rsid="03f2f1ee" style:font-size-asian="13pt" style:font-size-complex="13pt"/>
    </style:style>
    <style:style style:name="P318" style:family="paragraph" style:parent-style-name="Preformatted_20_Text" style:list-style-name="List_20_1">
      <style:text-properties fo:font-size="13pt" style:text-underline-style="none" officeooo:rsid="03f68e7e" officeooo:paragraph-rsid="03f68e7e" style:font-size-asian="13pt" style:font-size-complex="13pt"/>
    </style:style>
    <style:style style:name="P319" style:family="paragraph" style:parent-style-name="Preformatted_20_Text" style:list-style-name="List_20_1">
      <style:text-properties fo:font-size="13pt" style:text-underline-style="none" officeooo:rsid="04848446" officeooo:paragraph-rsid="04848446" style:font-size-asian="13pt" style:font-size-complex="13pt"/>
    </style:style>
    <style:style style:name="P320" style:family="paragraph" style:parent-style-name="Preformatted_20_Text" style:list-style-name="Numbering_20_123">
      <style:text-properties fo:font-size="13pt" style:text-underline-style="none" officeooo:rsid="04848446" officeooo:paragraph-rsid="04848446" style:font-size-asian="13pt" style:font-size-complex="13pt"/>
    </style:style>
    <style:style style:name="P321" style:family="paragraph" style:parent-style-name="Preformatted_20_Text" style:list-style-name="List_20_1">
      <style:text-properties fo:font-size="13pt" style:text-underline-style="none" officeooo:rsid="0432b326" officeooo:paragraph-rsid="0432b326" style:font-size-asian="13pt" style:font-size-complex="13pt"/>
    </style:style>
    <style:style style:name="P322" style:family="paragraph" style:parent-style-name="Preformatted_20_Text" style:list-style-name="L2">
      <style:text-properties fo:font-size="13pt" style:text-underline-style="none" officeooo:rsid="05a0ea61" officeooo:paragraph-rsid="05a0ea61" style:font-size-asian="13pt" style:font-size-complex="13pt"/>
    </style:style>
    <style:style style:name="P323" style:family="paragraph" style:parent-style-name="Preformatted_20_Text" style:list-style-name="L2">
      <style:text-properties fo:font-size="13pt" style:text-underline-style="none" officeooo:rsid="05a60ed2" officeooo:paragraph-rsid="05a60ed2" style:font-size-asian="13pt" style:font-size-complex="13pt"/>
    </style:style>
    <style:style style:name="P324" style:family="paragraph" style:parent-style-name="Preformatted_20_Text" style:list-style-name="List_20_1">
      <style:text-properties fo:font-size="13pt" style:text-underline-style="none" officeooo:rsid="05a6ffe5" officeooo:paragraph-rsid="05a6ffe5" style:font-size-asian="13pt" style:font-size-complex="13pt"/>
    </style:style>
    <style:style style:name="P325" style:family="paragraph" style:parent-style-name="Preformatted_20_Text">
      <style:text-properties fo:font-size="13pt" style:text-underline-style="none" officeooo:rsid="05a6ffe5" officeooo:paragraph-rsid="05a6ffe5" style:font-size-asian="13pt" style:font-size-complex="13pt"/>
    </style:style>
    <style:style style:name="P326" style:family="paragraph" style:parent-style-name="Preformatted_20_Text" style:list-style-name="Numbering_20_123">
      <style:text-properties fo:font-size="13pt" officeooo:rsid="027e8159" officeooo:paragraph-rsid="027e8159" style:font-size-asian="11.3500003814697pt" style:font-size-complex="13pt"/>
    </style:style>
    <style:style style:name="P327" style:family="paragraph" style:parent-style-name="Preformatted_20_Text" style:list-style-name="Numbering_20_123">
      <style:text-properties fo:font-size="13pt" officeooo:rsid="027e8159" officeooo:paragraph-rsid="03ea00b9" style:font-size-asian="11.3500003814697pt" style:font-size-complex="13pt"/>
    </style:style>
    <style:style style:name="P328" style:family="paragraph" style:parent-style-name="Preformatted_20_Text" style:list-style-name="List_20_1">
      <style:text-properties fo:font-size="13pt" officeooo:rsid="04fd5488" officeooo:paragraph-rsid="04fd5488" style:font-size-asian="11.3500003814697pt" style:font-size-complex="13pt"/>
    </style:style>
    <style:style style:name="P329" style:family="paragraph" style:parent-style-name="Preformatted_20_Text" style:list-style-name="Numbering_20_123">
      <style:text-properties fo:font-size="13pt" officeooo:rsid="057d5267" officeooo:paragraph-rsid="057d5267" style:font-size-asian="11.3500003814697pt" style:font-size-complex="13pt"/>
    </style:style>
    <style:style style:name="P330" style:family="paragraph" style:parent-style-name="Preformatted_20_Text" style:list-style-name="Numbering_20_123">
      <style:text-properties fo:font-size="13pt" officeooo:rsid="05a7d929" officeooo:paragraph-rsid="05a7d929" style:font-size-asian="11.3500003814697pt" style:font-size-complex="13pt"/>
    </style:style>
    <style:style style:name="P331" style:family="paragraph" style:parent-style-name="Preformatted_20_Text" style:list-style-name="Numbering_20_123">
      <style:text-properties fo:font-size="13pt" officeooo:rsid="05ab8393" officeooo:paragraph-rsid="05ab8393" style:font-size-asian="11.3500003814697pt" style:font-size-complex="13pt"/>
    </style:style>
    <style:style style:name="P332" style:family="paragraph" style:parent-style-name="Preformatted_20_Text" style:list-style-name="List_20_1">
      <style:text-properties style:font-name="Liberation Mono" fo:font-size="13pt" style:text-underline-style="none" officeooo:rsid="03f92081" officeooo:paragraph-rsid="03f92081" style:font-name-asian="Noto Sans Mono CJK SC" style:font-size-asian="13pt" style:font-name-complex="Liberation Mono" style:font-size-complex="13pt"/>
    </style:style>
    <style:style style:name="P333" style:family="paragraph" style:parent-style-name="Preformatted_20_Text" style:list-style-name="List_20_1">
      <style:text-properties style:font-name="Liberation Mono" fo:font-size="13pt" style:text-underline-style="none" officeooo:rsid="040aa505" officeooo:paragraph-rsid="040aa505" style:font-name-asian="Noto Sans Mono CJK SC" style:font-size-asian="13pt" style:font-name-complex="Liberation Mono" style:font-size-complex="13pt"/>
    </style:style>
    <style:style style:name="P334" style:family="paragraph" style:parent-style-name="Preformatted_20_Text" style:list-style-name="List_20_1">
      <style:paragraph-properties fo:margin-left="0cm" fo:margin-right="0cm" fo:text-indent="-0.4cm" style:auto-text-indent="false"/>
      <style:text-properties fo:font-size="12pt" fo:font-style="normal" style:text-underline-style="none" officeooo:rsid="00e61e98" officeooo:paragraph-rsid="00e61e98" style:font-size-asian="12pt" style:font-style-asian="normal" style:font-size-complex="12pt" style:font-style-complex="normal"/>
    </style:style>
    <style:style style:name="P335" style:family="paragraph" style:parent-style-name="Preformatted_20_Text" style:list-style-name="List_20_1">
      <style:paragraph-properties fo:margin-left="1.251cm" fo:margin-right="0cm" fo:text-indent="0cm" style:auto-text-indent="false"/>
      <style:text-properties fo:font-size="13pt" officeooo:rsid="02c53a17" officeooo:paragraph-rsid="02c53a17" style:font-size-asian="13pt" style:font-size-complex="13pt"/>
    </style:style>
    <style:style style:name="P336" style:family="paragraph" style:parent-style-name="Preformatted_20_Text" style:list-style-name="L2">
      <style:paragraph-properties fo:margin-left="2.501cm" fo:margin-right="0cm" fo:text-indent="-0.635cm" style:auto-text-indent="false"/>
      <style:text-properties fo:font-size="13pt" style:text-underline-style="none" officeooo:rsid="02786061" officeooo:paragraph-rsid="02786061" style:font-size-asian="13pt" style:font-size-complex="13pt"/>
    </style:style>
    <style:style style:name="P337" style:family="paragraph" style:parent-style-name="Preformatted_20_Text" style:list-style-name="L2">
      <style:paragraph-properties fo:margin-left="2.501cm" fo:margin-right="0cm" fo:text-indent="-0.635cm" style:auto-text-indent="false"/>
      <style:text-properties fo:font-size="13pt" style:text-underline-style="none" officeooo:rsid="02786061" officeooo:paragraph-rsid="03ea00b9" style:font-size-asian="13pt" style:font-size-complex="13pt"/>
    </style:style>
    <style:style style:name="P338" style:family="paragraph" style:parent-style-name="Subtitle" style:list-style-name="Numbering_20_123"/>
    <style:style style:name="T1" style:family="text">
      <style:text-properties officeooo:rsid="001aea84"/>
    </style:style>
    <style:style style:name="T2" style:family="text">
      <style:text-properties officeooo:rsid="001c9f24"/>
    </style:style>
    <style:style style:name="T3" style:family="text">
      <style:text-properties style:text-underline-style="none"/>
    </style:style>
    <style:style style:name="T4" style:family="text">
      <style:text-properties style:text-underline-style="none" officeooo:rsid="001ed111"/>
    </style:style>
    <style:style style:name="T5" style:family="text">
      <style:text-properties style:text-underline-style="none" officeooo:rsid="001effd3"/>
    </style:style>
    <style:style style:name="T6" style:family="text">
      <style:text-properties style:text-underline-style="none" officeooo:rsid="0023a79f"/>
    </style:style>
    <style:style style:name="T7" style:family="text">
      <style:text-properties style:text-underline-style="none" officeooo:rsid="0024f67b"/>
    </style:style>
    <style:style style:name="T8" style:family="text">
      <style:text-properties style:text-underline-style="none" officeooo:rsid="002b1521"/>
    </style:style>
    <style:style style:name="T9" style:family="text">
      <style:text-properties style:text-underline-style="none" officeooo:rsid="003317e9"/>
    </style:style>
    <style:style style:name="T10" style:family="text">
      <style:text-properties style:text-underline-style="none" officeooo:rsid="00338ae8"/>
    </style:style>
    <style:style style:name="T11" style:family="text">
      <style:text-properties style:text-underline-style="none" officeooo:rsid="003482e6"/>
    </style:style>
    <style:style style:name="T12" style:family="text">
      <style:text-properties style:text-underline-style="none" officeooo:rsid="003589ac"/>
    </style:style>
    <style:style style:name="T13" style:family="text">
      <style:text-properties style:text-underline-style="none" officeooo:rsid="00376164"/>
    </style:style>
    <style:style style:name="T14" style:family="text">
      <style:text-properties style:text-underline-style="none" officeooo:rsid="0043fcbc"/>
    </style:style>
    <style:style style:name="T15" style:family="text">
      <style:text-properties style:text-underline-style="none" officeooo:rsid="0044831b"/>
    </style:style>
    <style:style style:name="T16" style:family="text">
      <style:text-properties style:text-underline-style="none" officeooo:rsid="0048bc11"/>
    </style:style>
    <style:style style:name="T17" style:family="text">
      <style:text-properties style:text-underline-style="none" officeooo:rsid="0049f70d"/>
    </style:style>
    <style:style style:name="T18" style:family="text">
      <style:text-properties style:text-underline-style="none" officeooo:rsid="004d450f"/>
    </style:style>
    <style:style style:name="T19" style:family="text">
      <style:text-properties style:text-underline-style="none" officeooo:rsid="0051db83"/>
    </style:style>
    <style:style style:name="T20" style:family="text">
      <style:text-properties style:text-underline-style="none" officeooo:rsid="005276aa"/>
    </style:style>
    <style:style style:name="T21" style:family="text">
      <style:text-properties style:text-underline-style="none" officeooo:rsid="00546dd8"/>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8199d9"/>
    </style:style>
    <style:style style:name="T24" style:family="text">
      <style:text-properties style:text-underline-style="none" officeooo:rsid="008419cc"/>
    </style:style>
    <style:style style:name="T25" style:family="text">
      <style:text-properties style:text-underline-style="none" officeooo:rsid="026e71b7"/>
    </style:style>
    <style:style style:name="T26" style:family="text">
      <style:text-properties officeooo:rsid="001effd3"/>
    </style:style>
    <style:style style:name="T27" style:family="text">
      <style:text-properties officeooo:rsid="0027b117"/>
    </style:style>
    <style:style style:name="T28" style:family="text">
      <style:text-properties officeooo:rsid="0048bc11"/>
    </style:style>
    <style:style style:name="T29" style:family="text">
      <style:text-properties officeooo:rsid="004ee2a1"/>
    </style:style>
    <style:style style:name="T30" style:family="text">
      <style:text-properties officeooo:rsid="00519eb7"/>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56c06c" style:font-weight-asian="normal" style:font-weight-complex="normal"/>
    </style:style>
    <style:style style:name="T34" style:family="text">
      <style:text-properties fo:font-weight="normal" officeooo:rsid="005b17db" style:font-weight-asian="normal" style:font-weight-complex="normal"/>
    </style:style>
    <style:style style:name="T35" style:family="text">
      <style:text-properties officeooo:rsid="0058c473"/>
    </style:style>
    <style:style style:name="T36" style:family="text">
      <style:text-properties officeooo:rsid="0061fb07"/>
    </style:style>
    <style:style style:name="T37" style:family="text">
      <style:text-properties officeooo:rsid="0064b02e"/>
    </style:style>
    <style:style style:name="T38" style:family="text">
      <style:text-properties officeooo:rsid="006c3eff"/>
    </style:style>
    <style:style style:name="T39" style:family="text">
      <style:text-properties officeooo:rsid="0095d0aa"/>
    </style:style>
    <style:style style:name="T40" style:family="text">
      <style:text-properties style:text-underline-style="solid" style:text-underline-width="auto" style:text-underline-color="font-color"/>
    </style:style>
    <style:style style:name="T41" style:family="text">
      <style:text-properties style:font-name="Liberation Sans" fo:font-size="14.1000003814697pt" style:text-underline-style="solid" style:text-underline-width="auto" style:text-underline-color="font-color" fo:font-weight="bold" officeooo:rsid="009d93e9" style:font-name-asian="Noto Sans CJK SC" style:font-size-asian="14.1000003814697pt" style:font-weight-asian="bold" style:font-name-complex="Noto Sans" style:font-size-complex="14.1000003814697pt" style:font-weight-complex="bold"/>
    </style:style>
    <style:style style:name="T42" style:family="text">
      <style:text-properties style:font-name="Liberation Sans" fo:font-size="14.1000003814697pt" style:font-name-asian="Noto Sans CJK SC" style:font-size-asian="14.1000003814697pt" style:font-name-complex="Noto Sans" style:font-size-complex="14.1000003814697pt"/>
    </style:style>
    <style:style style:name="T43" style:family="text">
      <style:text-properties style:font-name="Liberation Sans" fo:font-size="14.1000003814697pt" officeooo:rsid="00a13e12" style:font-name-asian="Noto Sans CJK SC" style:font-size-asian="14.1000003814697pt" style:font-name-complex="Noto Sans" style:font-size-complex="14.1000003814697pt"/>
    </style:style>
    <style:style style:name="T44" style:family="text">
      <style:text-properties style:font-name="Liberation Sans" fo:font-size="14.1000003814697pt" officeooo:rsid="009d93e9" style:font-name-asian="Noto Sans CJK SC" style:font-size-asian="14.1000003814697pt" style:font-name-complex="Noto Sans" style:font-size-complex="14.1000003814697pt"/>
    </style:style>
    <style:style style:name="T45" style:family="text">
      <style:text-properties officeooo:rsid="00a3c874"/>
    </style:style>
    <style:style style:name="T46" style:family="text">
      <style:text-properties officeooo:rsid="00aa08b7"/>
    </style:style>
    <style:style style:name="T47" style:family="text">
      <style:text-properties officeooo:rsid="00aa55a9"/>
    </style:style>
    <style:style style:name="T48" style:family="text">
      <style:text-properties officeooo:rsid="00aae9e5"/>
    </style:style>
    <style:style style:name="T49" style:family="text">
      <style:text-properties officeooo:rsid="00ace2d3"/>
    </style:style>
    <style:style style:name="T50" style:family="text">
      <style:text-properties officeooo:rsid="00b0cf06"/>
    </style:style>
    <style:style style:name="T51" style:family="text">
      <style:text-properties officeooo:rsid="00bbe534"/>
    </style:style>
    <style:style style:name="T52" style:family="text">
      <style:text-properties officeooo:rsid="00c21693"/>
    </style:style>
    <style:style style:name="T53" style:family="text">
      <style:text-properties officeooo:rsid="00c678cb"/>
    </style:style>
    <style:style style:name="T54" style:family="text">
      <style:text-properties officeooo:rsid="00c6ce36"/>
    </style:style>
    <style:style style:name="T55" style:family="text">
      <style:text-properties officeooo:rsid="00c95c00"/>
    </style:style>
    <style:style style:name="T56" style:family="text">
      <style:text-properties officeooo:rsid="00cabeb0"/>
    </style:style>
    <style:style style:name="T57" style:family="text">
      <style:text-properties officeooo:rsid="00cf2ae9"/>
    </style:style>
    <style:style style:name="T58" style:family="text">
      <style:text-properties officeooo:rsid="00cf7aa0"/>
    </style:style>
    <style:style style:name="T59" style:family="text">
      <style:text-properties officeooo:rsid="00d057b1"/>
    </style:style>
    <style:style style:name="T60" style:family="text">
      <style:text-properties officeooo:rsid="00d143fd"/>
    </style:style>
    <style:style style:name="T61" style:family="text">
      <style:text-properties officeooo:rsid="00d2df22"/>
    </style:style>
    <style:style style:name="T62" style:family="text">
      <style:text-properties officeooo:rsid="00dcb800"/>
    </style:style>
    <style:style style:name="T63" style:family="text">
      <style:text-properties officeooo:rsid="00dcc255"/>
    </style:style>
    <style:style style:name="T64" style:family="text">
      <style:text-properties officeooo:rsid="00e2f288"/>
    </style:style>
    <style:style style:name="T65" style:family="text">
      <style:text-properties officeooo:rsid="00e7511d"/>
    </style:style>
    <style:style style:name="T66" style:family="text">
      <style:text-properties officeooo:rsid="00e903d0"/>
    </style:style>
    <style:style style:name="T67" style:family="text">
      <style:text-properties officeooo:rsid="00e91ad8"/>
    </style:style>
    <style:style style:name="T68" style:family="text">
      <style:text-properties officeooo:rsid="00f4a912"/>
    </style:style>
    <style:style style:name="T69" style:family="text">
      <style:text-properties officeooo:rsid="00fd7e38"/>
    </style:style>
    <style:style style:name="T70" style:family="text">
      <style:text-properties officeooo:rsid="010bf2f5"/>
    </style:style>
    <style:style style:name="T71" style:family="text">
      <style:text-properties officeooo:rsid="010d2dc4"/>
    </style:style>
    <style:style style:name="T72" style:family="text">
      <style:text-properties officeooo:rsid="010e637a"/>
    </style:style>
    <style:style style:name="T73" style:family="text">
      <style:text-properties officeooo:rsid="010ffe97"/>
    </style:style>
    <style:style style:name="T74" style:family="text">
      <style:text-properties officeooo:rsid="01162408"/>
    </style:style>
    <style:style style:name="T75" style:family="text">
      <style:text-properties officeooo:rsid="011665bd"/>
    </style:style>
    <style:style style:name="T76" style:family="text">
      <style:text-properties officeooo:rsid="01187aef"/>
    </style:style>
    <style:style style:name="T77" style:family="text">
      <style:text-properties officeooo:rsid="01195a9b"/>
    </style:style>
    <style:style style:name="T78" style:family="text">
      <style:text-properties officeooo:rsid="011cfaf7"/>
    </style:style>
    <style:style style:name="T79" style:family="text">
      <style:text-properties officeooo:rsid="011d8c71"/>
    </style:style>
    <style:style style:name="T80" style:family="text">
      <style:text-properties officeooo:rsid="012b479f"/>
    </style:style>
    <style:style style:name="T81" style:family="text">
      <style:text-properties officeooo:rsid="012cd2a6"/>
    </style:style>
    <style:style style:name="T82" style:family="text">
      <style:text-properties officeooo:rsid="012cf4b6"/>
    </style:style>
    <style:style style:name="T83" style:family="text">
      <style:text-properties officeooo:rsid="013053b9"/>
    </style:style>
    <style:style style:name="T84" style:family="text">
      <style:text-properties officeooo:rsid="01443aa0"/>
    </style:style>
    <style:style style:name="T85" style:family="text">
      <style:text-properties fo:font-size="12pt" style:font-size-asian="12pt" style:font-size-complex="12pt"/>
    </style:style>
    <style:style style:name="T86" style:family="text">
      <style:text-properties fo:font-size="12pt" officeooo:rsid="017152e0" style:font-size-asian="12pt" style:font-size-complex="12pt"/>
    </style:style>
    <style:style style:name="T87" style:family="text">
      <style:text-properties fo:font-size="12pt" officeooo:rsid="01672683" style:font-size-asian="12pt" style:font-size-complex="12pt"/>
    </style:style>
    <style:style style:name="T88" style:family="text">
      <style:text-properties fo:font-size="12pt" officeooo:rsid="0182e8a3" style:font-size-asian="12pt" style:font-size-complex="12pt"/>
    </style:style>
    <style:style style:name="T89" style:family="text">
      <style:text-properties officeooo:rsid="014767f9"/>
    </style:style>
    <style:style style:name="T90" style:family="text">
      <style:text-properties officeooo:rsid="0148fc97"/>
    </style:style>
    <style:style style:name="T91" style:family="text">
      <style:text-properties officeooo:rsid="014f80b7"/>
    </style:style>
    <style:style style:name="T92" style:family="text">
      <style:text-properties officeooo:rsid="014fcff0"/>
    </style:style>
    <style:style style:name="T93" style:family="text">
      <style:text-properties officeooo:rsid="015020c2"/>
    </style:style>
    <style:style style:name="T94" style:family="text">
      <style:text-properties officeooo:rsid="015787f1"/>
    </style:style>
    <style:style style:name="T95" style:family="text">
      <style:text-properties officeooo:rsid="0161f7b6"/>
    </style:style>
    <style:style style:name="T96" style:family="text">
      <style:text-properties officeooo:rsid="0164677f"/>
    </style:style>
    <style:style style:name="T97" style:family="text">
      <style:text-properties officeooo:rsid="017152e0"/>
    </style:style>
    <style:style style:name="T98" style:family="text">
      <style:text-properties style:font-name="Liberation Mono" fo:font-size="12pt" officeooo:rsid="017152e0" style:font-name-asian="Noto Sans Mono CJK SC" style:font-size-asian="12pt" style:font-name-complex="Liberation Mono" style:font-size-complex="12pt"/>
    </style:style>
    <style:style style:name="T99" style:family="text">
      <style:text-properties officeooo:rsid="0171c7c7"/>
    </style:style>
    <style:style style:name="T100" style:family="text">
      <style:text-properties officeooo:rsid="017afe59"/>
    </style:style>
    <style:style style:name="T101" style:family="text">
      <style:text-properties officeooo:rsid="017b6dce"/>
    </style:style>
    <style:style style:name="T102" style:family="text">
      <style:text-properties officeooo:rsid="017c9a27"/>
    </style:style>
    <style:style style:name="T103" style:family="text">
      <style:text-properties officeooo:rsid="0186312c"/>
    </style:style>
    <style:style style:name="T104" style:family="text">
      <style:text-properties officeooo:rsid="018ccb1f"/>
    </style:style>
    <style:style style:name="T105" style:family="text">
      <style:text-properties officeooo:rsid="0190c809"/>
    </style:style>
    <style:style style:name="T106" style:family="text">
      <style:text-properties officeooo:rsid="0194fc85"/>
    </style:style>
    <style:style style:name="T107" style:family="text">
      <style:text-properties officeooo:rsid="019bd383"/>
    </style:style>
    <style:style style:name="T108" style:family="text">
      <style:text-properties officeooo:rsid="01a17993"/>
    </style:style>
    <style:style style:name="T109" style:family="text">
      <style:text-properties officeooo:rsid="01a34eaf"/>
    </style:style>
    <style:style style:name="T110" style:family="text">
      <style:text-properties officeooo:rsid="01d2b9c1"/>
    </style:style>
    <style:style style:name="T111" style:family="text">
      <style:text-properties officeooo:rsid="01d5f92e"/>
    </style:style>
    <style:style style:name="T112" style:family="text">
      <style:text-properties officeooo:rsid="0202c3ee"/>
    </style:style>
    <style:style style:name="T113" style:family="text">
      <style:text-properties fo:font-style="normal" style:font-style-asian="normal" style:font-style-complex="normal"/>
    </style:style>
    <style:style style:name="T114" style:family="text">
      <style:text-properties fo:font-style="normal" officeooo:rsid="0216e254" style:font-style-asian="normal" style:font-style-complex="normal"/>
    </style:style>
    <style:style style:name="T115" style:family="text">
      <style:text-properties fo:font-style="normal" officeooo:rsid="0220b0f4" style:font-style-asian="normal" style:font-style-complex="normal"/>
    </style:style>
    <style:style style:name="T116" style:family="text">
      <style:text-properties fo:font-style="normal" officeooo:rsid="02486b8a" style:font-style-asian="normal" style:font-style-complex="normal"/>
    </style:style>
    <style:style style:name="T117" style:family="text">
      <style:text-properties officeooo:rsid="02486b8a"/>
    </style:style>
    <style:style style:name="T118" style:family="text">
      <style:text-properties officeooo:rsid="0254d111"/>
    </style:style>
    <style:style style:name="T119" style:family="text">
      <style:text-properties officeooo:rsid="026c587c"/>
    </style:style>
    <style:style style:name="T120" style:family="text">
      <style:text-properties officeooo:rsid="026cdc00"/>
    </style:style>
    <style:style style:name="T121" style:family="text">
      <style:text-properties officeooo:rsid="02714303"/>
    </style:style>
    <style:style style:name="T122" style:family="text">
      <style:text-properties officeooo:rsid="0271a982"/>
    </style:style>
    <style:style style:name="T123" style:family="text">
      <style:text-properties fo:font-style="italic" style:text-underline-style="none" style:font-style-asian="italic" style:font-style-complex="italic"/>
    </style:style>
    <style:style style:name="T124" style:family="text">
      <style:text-properties officeooo:rsid="02735457"/>
    </style:style>
    <style:style style:name="T125" style:family="text">
      <style:text-properties officeooo:rsid="0274fa5a"/>
    </style:style>
    <style:style style:name="T126" style:family="text">
      <style:text-properties officeooo:rsid="02786061"/>
    </style:style>
    <style:style style:name="T127" style:family="text">
      <style:text-properties fo:font-size="13pt" style:font-size-asian="13pt" style:font-size-complex="13pt"/>
    </style:style>
    <style:style style:name="T128" style:family="text">
      <style:text-properties fo:font-size="13pt" officeooo:rsid="027e8159" style:font-size-asian="13pt" style:font-size-complex="13pt"/>
    </style:style>
    <style:style style:name="T129" style:family="text">
      <style:text-properties officeooo:rsid="0282454a"/>
    </style:style>
    <style:style style:name="T130" style:family="text">
      <style:text-properties officeooo:rsid="028d65a9"/>
    </style:style>
    <style:style style:name="T131" style:family="text">
      <style:text-properties officeooo:rsid="029e6082"/>
    </style:style>
    <style:style style:name="T132" style:family="text">
      <style:text-properties officeooo:rsid="02aa7309"/>
    </style:style>
    <style:style style:name="T133" style:family="text">
      <style:text-properties officeooo:rsid="02ad313c"/>
    </style:style>
    <style:style style:name="T134" style:family="text">
      <style:text-properties officeooo:rsid="02b16078"/>
    </style:style>
    <style:style style:name="T135" style:family="text">
      <style:text-properties officeooo:rsid="02b39f4f"/>
    </style:style>
    <style:style style:name="T136" style:family="text">
      <style:text-properties officeooo:rsid="02c681d9"/>
    </style:style>
    <style:style style:name="T137" style:family="text">
      <style:text-properties officeooo:rsid="02c84c94"/>
    </style:style>
    <style:style style:name="T138" style:family="text">
      <style:text-properties officeooo:rsid="02eece9b"/>
    </style:style>
    <style:style style:name="T139" style:family="text">
      <style:text-properties officeooo:rsid="0302d4a1"/>
    </style:style>
    <style:style style:name="T140" style:family="text">
      <style:text-properties officeooo:rsid="03118a8f"/>
    </style:style>
    <style:style style:name="T141" style:family="text">
      <style:text-properties officeooo:rsid="0317e761"/>
    </style:style>
    <style:style style:name="T142" style:family="text">
      <style:text-properties officeooo:rsid="031ab122"/>
    </style:style>
    <style:style style:name="T143" style:family="text">
      <style:text-properties officeooo:rsid="0324bc2c"/>
    </style:style>
    <style:style style:name="T144" style:family="text">
      <style:text-properties officeooo:rsid="03458874"/>
    </style:style>
    <style:style style:name="T145" style:family="text">
      <style:text-properties officeooo:rsid="039d110a"/>
    </style:style>
    <style:style style:name="T146" style:family="text">
      <style:text-properties officeooo:rsid="03aa95c8"/>
    </style:style>
    <style:style style:name="T147" style:family="text">
      <style:text-properties officeooo:rsid="03b3a73e"/>
    </style:style>
    <style:style style:name="T148" style:family="text">
      <style:text-properties officeooo:rsid="03b774dd"/>
    </style:style>
    <style:style style:name="T149" style:family="text">
      <style:text-properties officeooo:rsid="03ba0b57"/>
    </style:style>
    <style:style style:name="T150" style:family="text">
      <style:text-properties officeooo:rsid="03bce874"/>
    </style:style>
    <style:style style:name="T151" style:family="text">
      <style:text-properties officeooo:rsid="03e6b838"/>
    </style:style>
    <style:style style:name="T152" style:family="text">
      <style:text-properties officeooo:rsid="03ea00b9"/>
    </style:style>
    <style:style style:name="T153" style:family="text">
      <style:text-properties officeooo:rsid="04282a49"/>
    </style:style>
    <style:style style:name="T154" style:family="text">
      <style:text-properties officeooo:rsid="044dc52f"/>
    </style:style>
    <style:style style:name="T155" style:family="text">
      <style:text-properties officeooo:rsid="0456dfd5"/>
    </style:style>
    <style:style style:name="T156" style:family="text">
      <style:text-properties officeooo:rsid="045a4f7a"/>
    </style:style>
    <style:style style:name="T157" style:family="text">
      <style:text-properties officeooo:rsid="047f91d9"/>
    </style:style>
    <style:style style:name="T158" style:family="text">
      <style:text-properties officeooo:rsid="04801f7a"/>
    </style:style>
    <style:style style:name="T159" style:family="text">
      <style:text-properties officeooo:rsid="049f5e69"/>
    </style:style>
    <style:style style:name="T160" style:family="text">
      <style:text-properties officeooo:rsid="052b7e46"/>
    </style:style>
    <style:style style:name="T161" style:family="text">
      <style:text-properties officeooo:rsid="0549342a"/>
    </style:style>
    <style:style style:name="T162" style:family="text">
      <style:text-properties officeooo:rsid="054f44b3"/>
    </style:style>
    <style:style style:name="T163" style:family="text">
      <style:text-properties officeooo:rsid="056e8c95"/>
    </style:style>
    <style:style style:name="T164" style:family="text">
      <style:text-properties officeooo:rsid="05950337"/>
    </style:style>
    <style:style style:name="T165" style:family="text">
      <style:text-properties officeooo:rsid="0595cec4"/>
    </style:style>
    <style:style style:name="T166" style:family="text">
      <style:text-properties officeooo:rsid="059f7a76"/>
    </style:style>
    <style:style style:name="T167" style:family="text">
      <style:text-properties officeooo:rsid="05a6ff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Steps to undertake</text:p>
      <text:p text:style-name="P1"/>
      <text:p text:style-name="P22">1. Problem statement</text:p>
      <text:p text:style-name="P22"><text:tab/><text:span text:style-name="T1">Collect system and user requirements on what exactly <text:tab/></text:span></text:p>
      <text:p text:style-name="P22"><text:tab/><text:span text:style-name="T1">project should do.</text:span></text:p>
      <text:p text:style-name="P22"><text:tab/><text:span text:style-name="T2">Subdivide project into parts.</text:span></text:p>
      <text:p text:style-name="P22"><text:tab/></text:p>
      <text:p text:style-name="P22">2. Literature review</text:p>
      <text:p text:style-name="P22"><text:tab/><text:span text:style-name="T1">Backup system/user expectations with adequate research.</text:span></text:p>
      <text:p text:style-name="P22"/>
      <text:p text:style-name="P22">3. Conceptualisation</text:p>
      <text:p text:style-name="P22"><text:tab/><text:span text:style-name="T1">Gather and formulate ideas on the project scope.</text:span></text:p>
      <text:p text:style-name="P22"/>
      <text:p text:style-name="P22">4. Formalisation</text:p>
      <text:p text:style-name="P22"><text:tab/><text:span text:style-name="T1">Describe structure of the entire project in detail <text:tab/>and define how everything should work.</text:span></text:p>
      <text:p text:style-name="P22"/>
      <text:p text:style-name="P22">5. Implementation</text:p>
      <text:p text:style-name="P22"><text:tab/><text:span text:style-name="T2">Design sketches and wireframes.</text:span></text:p>
      <text:p text:style-name="P22"/>
      <text:p text:style-name="P22">6. Testing</text:p>
      <text:p text:style-name="P22"><text:tab/><text:span text:style-name="T2">Make sure sketches and mockups are upto standard.</text:span></text:p>
      <text:p text:style-name="P22"/>
      <text:p text:style-name="P22">7. <text:span text:style-name="T2">Coding</text:span></text:p>
      <text:p text:style-name="P22"><text:tab/><text:span text:style-name="T2">Develop project in sections and combine them to form <text:tab/>final product.</text:span></text:p>
      <text:p text:style-name="P22"/>
      <text:p text:style-name="P171">1. Problem statement</text:p>
      <text:p text:style-name="P2"/>
      <text:h text:style-name="Heading_20_3" text:outline-level="3">Goal of the system</text:h>
      <text:p text:style-name="P4"/>
      <text:p text:style-name="P23">To provide individuals and their families a platform to discuss and understand one another with special emphasis on mental health.</text:p>
      <text:p text:style-name="P23"/>
      <text:p text:style-name="P23">To provide a platform for individuals to self-evaluate and document their experience through the course of life while dealing with different challenges related to mental health.</text:p>
      <text:p text:style-name="P23"/>
      <text:p text:style-name="P23">To provide a platform for people to ask questions and receive answers from real people in the community.</text:p>
      <text:p text:style-name="P23"/>
      <text:p text:style-name="P23">To provide a platform for people to socialise through private chats <text:span text:style-name="T119">and</text:span> organise campaigns. </text:p>
      <text:p text:style-name="P2"/>
      <text:p text:style-name="P9">User requirements <text:span text:style-name="T26">(What user’s can/can’t do)</text:span></text:p>
      <text:p text:style-name="P10"/>
      <text:p text:style-name="P3"><text:span text:style-name="T3">Users </text:span><text:span text:style-name="T5">can</text:span><text:span text:style-name="T3"> document their failures, achievements and successes <text:s/>and optionally share bits of them where they deem necessary.</text:span></text:p>
      <text:p text:style-name="P25"/>
      <text:p text:style-name="P3"><text:span text:style-name="T3">Users </text:span><text:span text:style-name="T5">can</text:span><text:span text:style-name="T3"> communicate with others facing or interested in similar </text:span><text:soft-page-break/><text:span text:style-name="T3">issues.</text:span></text:p>
      <text:p text:style-name="P25"/>
      <text:p text:style-name="P3"><text:span text:style-name="T3">Users </text:span><text:span text:style-name="T5">are </text:span><text:span text:style-name="T3">closely monitored to ensure they follow rules and policies of the discussion.</text:span></text:p>
      <text:p text:style-name="P25"/>
      <text:p text:style-name="P3"><text:span text:style-name="T3">Roque or habitual violaters </text:span><text:span text:style-name="T5">are</text:span><text:span text:style-name="T3"> punished th</text:span><text:span text:style-name="T5">r</text:span><text:span text:style-name="T3">ough clear set guidelines defined by admin. Users </text:span><text:span text:style-name="T5">can </text:span><text:span text:style-name="T3">bond and find among them close friends in the private chat area.</text:span></text:p>
      <text:p text:style-name="P25"/>
      <text:p text:style-name="P3"><text:span text:style-name="T3">Users </text:span><text:span text:style-name="T5">can</text:span><text:span text:style-name="T3"> access professional help if available from certified </text:span><text:span text:style-name="T4">third parties.</text:span></text:p>
      <text:p text:style-name="P42"/>
      <text:p text:style-name="P3"><text:span text:style-name="T4">Abusive users should be warned adequately before any further action is taken against the</text:span><text:span text:style-name="T23">m</text:span></text:p>
      <text:p text:style-name="P43"/>
      <text:p text:style-name="P42">Active users should be evaluated periodically and their priviledges elevated or if they qualify.</text:p>
      <text:p text:style-name="P3"/>
      <text:p text:style-name="P144">Users should be able to report incidences and appropriate action taken.</text:p>
      <text:p text:style-name="P3"/>
      <text:p text:style-name="P144">Visitors should be able to query certain bits of information from the p<text:span text:style-name="T120">l</text:span>atform.</text:p>
      <text:p text:style-name="P144"/>
      <text:p text:style-name="P144">Users can receive optional notifications via email if new topic/posts arise when they subscribe.<text:span text:style-name="T120">(rss feeds)</text:span></text:p>
      <text:p text:style-name="P144"/>
      <text:p text:style-name="P144">Users can send specialised invites to members within the forum to join other groups/forums.</text:p>
      <text:p text:style-name="P144"/>
      <text:p text:style-name="P145">Administrators can access query reports of each day as needed.</text:p>
      <text:p text:style-name="P145"/>
      <text:p text:style-name="P145">Specific users can send or receive limited number messages anonymously if granted such power by admin for specific periods of time.</text:p>
      <text:p text:style-name="P24"/>
      <text:p text:style-name="P10">System requirement <text:span text:style-name="T26">(What system can/can’t do)</text:span></text:p>
      <text:p text:style-name="P31"/>
      <text:p text:style-name="P3"><text:span text:style-name="T7">S</text:span><text:span text:style-name="T3">hould provide a search facility where all users </text:span><text:span text:style-name="T5">can</text:span><text:span text:style-name="T3"> find </text:span><text:span text:style-name="T8">useful </text:span><text:span text:style-name="T3">information on particular subject of interest </text:span><text:span text:style-name="T6">or seek help.</text:span></text:p>
      <text:p text:style-name="P44"/>
      <text:p text:style-name="P3"><text:span text:style-name="T6">S</text:span><text:span text:style-name="T8">hould be appealing to all users.</text:span></text:p>
      <text:p text:style-name="P45"/>
      <text:p text:style-name="P3"><text:span text:style-name="T6">S</text:span><text:span text:style-name="T7">hould provide adequate assistance to users where necessary through:-</text:span></text:p>
      <text:p text:style-name="P31"/>
      <text:p text:style-name="P170">App onboarding pages,</text:p>
      <text:p text:style-name="P170">Walkthoughs,</text:p>
      <text:p text:style-name="P170">Tooltips,</text:p>
      <text:p text:style-name="P169"><text:span text:style-name="T7">Popovers,e</text:span><text:span text:style-name="T24">tc.</text:span></text:p>
      <text:p text:style-name="P170"/>
      <text:p text:style-name="P44">Should adequeately collect statistics on user activities and form an easy to interpret report for the admin/individual users.</text:p>
      <text:p text:style-name="P44"><text:soft-page-break/></text:p>
      <text:p text:style-name="P44">Should provide personalised notifications to users based on their subscriptions or recent activity.</text:p>
      <text:p text:style-name="P44"/>
      <text:p text:style-name="P3"><text:span text:style-name="T3">Should provide facility for interested professionals in mental health to </text:span><text:span text:style-name="T4">subscribe and volunteer</text:span><text:span text:style-name="T3">.</text:span></text:p>
      <text:p text:style-name="P46"/>
      <text:p text:style-name="P46">Should provide mechanism for handling incidences as they occur.</text:p>
      <text:p text:style-name="P46"/>
      <text:p text:style-name="P46">Should provide mechanism for tracking down rogue or habitual violaters.</text:p>
      <text:p text:style-name="P46"/>
      <text:p text:style-name="P46">Should categorise users into groups and allow or deny priviledges accordingly.</text:p>
      <text:p text:style-name="P46"/>
      <text:p text:style-name="P31">Should provide mechanism for selecting creteria for elevating user previledges based on collected statistics on individual users by rating them.</text:p>
      <text:p text:style-name="P31"/>
      <text:p text:style-name="P31">Should provide recommendations on who should be promoted or demoted based on user statistics.</text:p>
      <text:p text:style-name="P31"/>
      <text:p text:style-name="P31">Should grant or deny access to certain content based on criteria set by admin.</text:p>
      <text:p text:style-name="P31"/>
      <text:p text:style-name="P31">Should provide admins with adequate daily reports on the activities of each day and note key events.</text:p>
      <text:p text:style-name="P31"/>
      <text:p text:style-name="P29">Should ensure privacy and confidentiality by showing information only to users for which it was designated for.</text:p>
      <text:p text:style-name="P28"/>
      <text:p text:style-name="P5"><text:span text:style-name="T27">W</text:span>ho are the users of the system</text:p>
      <text:p text:style-name="P30"/>
      <text:p text:style-name="P32">Administrators (Owners)</text:p>
      <text:p text:style-name="P32">Moderators</text:p>
      <text:p text:style-name="P32">Members (Main users)</text:p>
      <text:p text:style-name="P32">Third party (mainly professionals)</text:p>
      <text:p text:style-name="P32">Visitors</text:p>
      <text:p text:style-name="P32"/>
      <text:p text:style-name="P8">User persona <text:span text:style-name="T38">(for the main user)</text:span></text:p>
      <text:p text:style-name="P8"/>
      <text:p text:style-name="P5"><text:span text:style-name="T22">Name</text:span><text:span text:style-name="T3">: </text:span><text:span text:style-name="T9">Caren K</text:span><text:span text:style-name="T10">ibosi</text:span></text:p>
      <text:p text:style-name="P32"><text:span text:style-name="T31">Photo</text:span>:</text:p>
      <text:p text:style-name="P32"><text:span text:style-name="T31">Quote</text:span>:</text:p>
      <text:p text:style-name="P34"><text:span text:style-name="T29">I find that </text:span>Life can be messy at times; <text:span text:style-name="T37">but then </text:span>what you’re doing to keep things in the right direction. <text:span text:style-name="T37">J</text:span>ust have to keep at it; good at it.</text:p>
      <text:p text:style-name="P34"/>
      <text:p text:style-name="P51">Bio/Demographic profile:</text:p>
      <text:p text:style-name="P5"><text:span text:style-name="T3"><text:tab/></text:span><text:span text:style-name="T9">Personal background</text:span></text:p>
      <text:p text:style-name="P35">Age:2<text:span text:style-name="T35">9</text:span></text:p>
      <text:p text:style-name="P35">Gender:Female</text:p>
      <text:p text:style-name="P35">Education:Bachelors degree in <text:span text:style-name="T30">business management</text:span></text:p>
      <text:p text:style-name="P5"><text:soft-page-break/><text:span text:style-name="T9">Family Status:</text:span><text:span text:style-name="T10">Single</text:span><text:span text:style-name="T9"> mother of two</text:span></text:p>
      <text:p text:style-name="P5"><text:span text:style-name="T9">Residence:</text:span><text:span text:style-name="T19">Nyahururu</text:span></text:p>
      <text:p text:style-name="P35"/>
      <text:p text:style-name="P35"><text:tab/>Professional background</text:p>
      <text:p text:style-name="P5"><text:span text:style-name="T9">Professional Occupation:</text:span><text:span text:style-name="T11">Sales woman on local firm</text:span></text:p>
      <text:p text:style-name="P5"><text:span text:style-name="T9">Income level:sh</text:span><text:span text:style-name="T25">2</text:span><text:span text:style-name="T13">0</text:span><text:span text:style-name="T9">00</text:span><text:span text:style-name="T12">0</text:span><text:span text:style-name="T9"> a </text:span><text:span text:style-name="T11">month on average</text:span></text:p>
      <text:p text:style-name="P5"><text:span text:style-name="T9">Work Experience:</text:span><text:span text:style-name="T12">Medium</text:span></text:p>
      <text:p text:style-name="P33"><text:span text:style-name="T31">Behavior</text:span>:</text:p>
      <text:p text:style-name="P52"><text:tab/>User environment</text:p>
      <text:p text:style-name="P5"><text:span text:style-name="T9"><text:tab/><text:tab/></text:span><text:span text:style-name="T10">Physical</text:span></text:p>
      <text:p text:style-name="P36">Location:Office</text:p>
      <text:p text:style-name="P36"/>
      <text:p text:style-name="P37"><text:tab/><text:tab/>Technological<text:tab/><text:tab/><text:tab/></text:p>
      <text:p text:style-name="P6"><text:span text:style-name="T10">Devices:Laptop </text:span><text:span text:style-name="T12">mostly handling clients.</text:span></text:p>
      <text:p text:style-name="P36"><text:tab/><text:tab/><text:tab/></text:p>
      <text:p text:style-name="P36"><text:tab/><text:tab/>Social</text:p>
      <text:p text:style-name="P5"><text:span text:style-name="T14">Mostly at home with the kids but occassionally hanging out </text:span><text:span text:style-name="T20">with <text:s/>peers and colleagues</text:span><text:span text:style-name="T14"> on the weekends.</text:span></text:p>
      <text:p text:style-name="P36"/>
      <text:p text:style-name="P51"><text:tab/>Psychographics</text:p>
      <text:p text:style-name="P5"><text:span text:style-name="T3"><text:tab/><text:tab/></text:span><text:span text:style-name="T10">User’s attitudes</text:span></text:p>
      <text:p text:style-name="P5"><text:span text:style-name="T16">Despite her promising career </text:span><text:span text:style-name="T17">and hardwork</text:span><text:span text:style-name="T16">, Caren has to deal with </text:span><text:span text:style-name="T18">serious bouts of</text:span><text:span text:style-name="T16"> depression. A problem she’s had since her early days in high school.</text:span></text:p>
      <text:p text:style-name="P39"/>
      <text:p text:style-name="P39">Caren seems like your everyday normal young lady but deep down she has issues. Ones which never seem to go away.</text:p>
      <text:p text:style-name="P36"><text:tab/><text:tab/><text:tab/></text:p>
      <text:p text:style-name="P36"><text:tab/><text:tab/>Interests<text:tab/></text:p>
      <text:p text:style-name="P39">Caren can be very social at times preferring to hang out with friends, have a drink or two, or even travelling and meeting new people in general.</text:p>
      <text:p text:style-name="P39"/>
      <text:p text:style-name="P39">Nonetheless sometimes Caren likes to spend time alone constantly reminiscing her frustrations.</text:p>
      <text:p text:style-name="P38"/>
      <text:p text:style-name="P51">Goals:</text:p>
      <text:p text:style-name="P53"><text:span text:style-name="T33">T</text:span><text:span text:style-name="T32">o be successful in her </text:span><text:span text:style-name="T34">professional, </text:span><text:span text:style-name="T32">personal and spiritual life.</text:span></text:p>
      <text:p text:style-name="P51"/>
      <text:p text:style-name="P51">Pain Points:</text:p>
      <text:p text:style-name="P47">Frustrations due to busy work life and responsibilies <text:tab/>at home.</text:p>
      <text:p text:style-name="P5"><text:span text:style-name="T15">Often feels lonely and misunderstood when confronted <text:tab/>by others on her </text:span><text:span text:style-name="T21">choice </text:span><text:span text:style-name="T15">lifestyle.</text:span></text:p>
      <text:p text:style-name="P48"/>
      <text:p text:style-name="P51">Personality:</text:p>
      <text:p text:style-name="P49">Introvert</text:p>
      <text:p text:style-name="P32"/>
      <text:p text:style-name="P51">Motivations:</text:p>
      <text:p text:style-name="P50">Hopes she can navigate ups and downs in her life and be able to provide for her family, help her children grow to confident self-dependent adults.</text:p>
      <text:p text:style-name="P32"><text:tab/></text:p>
      <text:p text:style-name="P51">Scenario:</text:p>
      <text:p text:style-name="P32"><text:soft-page-break/></text:p>
      <text:p text:style-name="P40">Caren has been recently laid off from work due to covid-19 effect on the economy. She’s is stressed, unable to find work to fend for her children. They’re now forced to adapt to the new reality. This adds up to <text:span text:style-name="T28">the fact that lately she’s been o</text:span><text:span text:style-name="T121">n unprescribed antidepressants</text:span>. Caren feels misunderstood by her colleagues and peers whe<text:span text:style-name="T36">never she tries to reach out.</text:span></text:p>
      <text:p text:style-name="P40"/>
      <text:p text:style-name="P172">2. Literature review</text:p>
      <text:h text:style-name="P194" text:outline-level="2">What is already there?</text:h>
      <text:p text:style-name="P181">Details on the subject of mental health</text:p>
      <text:p text:style-name="P80">According to the World Health Organization, mental health is ‘a state of well-being in which every individual realises his or her own potential, can cope with the normal stresses of life, can work productively and fruitfully, and is able to make a contribution to her or his community’.</text:p>
      <text:p text:style-name="P80"/>
      <text:p text:style-name="P80">Someone with ‘good’ mental health feels capable of dealing with</text:p>
      <text:p text:style-name="P80">the normal, day-to-day situations that we all experience, while someone with a mental health issue or illness finds it difficult to manage their life.</text:p>
      <text:p text:style-name="P80"/>
      <text:p text:style-name="P80">*<text:span text:style-name="T111">A</text:span>ccording to an article by JMIR Mental Health</text:p>
      <text:p text:style-name="P80"/>
      <text:p text:style-name="P81">The Internet has the potential to help people by:-</text:p>
      <text:list xml:id="list2364304172" text:style-name="List_20_1">
        <text:list-item>
          <text:list>
            <text:list-item>
              <text:list>
                <text:list-item>
                  <text:list>
                    <text:list-item>
                      <text:list>
                        <text:list-item>
                          <text:p text:style-name="P201"><text:span text:style-name="T45">R</text:span>educing the stigma associated with mental health</text:p>
                        </text:list-item>
                        <text:list-item>
                          <text:p text:style-name="P202"><text:span text:style-name="T45">E</text:span>nabling people to access services and professionals which <text:tab/>they may not otherwise access. </text:p>
                        </text:list-item>
                      </text:list>
                    </text:list-item>
                  </text:list>
                </text:list-item>
              </text:list>
            </text:list-item>
          </text:list>
        </text:list-item>
      </text:list>
      <text:p text:style-name="P81"/>
      <text:p text:style-name="P81">Online support can:-</text:p>
      <text:list xml:id="list100252715379105" text:continue-numbering="true" text:style-name="List_20_1">
        <text:list-item>
          <text:list>
            <text:list-item>
              <text:list>
                <text:list-item>
                  <text:list>
                    <text:list-item>
                      <text:p text:style-name="P201"><text:span text:style-name="T45">E</text:span>mpower people</text:p>
                    </text:list-item>
                    <text:list-item>
                      <text:p text:style-name="P201"><text:span text:style-name="T45">H</text:span>elp them develop new online friendships,</text:p>
                    </text:list-item>
                    <text:list-item>
                      <text:p text:style-name="P201"><text:span text:style-name="T45">Enable them to </text:span>share personal experiences</text:p>
                    </text:list-item>
                    <text:list-item>
                      <text:p text:style-name="P201"><text:span text:style-name="T45">Enable them </text:span>communicate with others who understand </text:p>
                    </text:list-item>
                    <text:list-item>
                      <text:p text:style-name="P201"><text:span text:style-name="T45">P</text:span>rovide information and emotional supp<text:span text:style-name="T45">ort</text:span> </text:p>
                    </text:list-item>
                    <text:list-item>
                      <text:p text:style-name="P201"><text:span text:style-name="T45">H</text:span>elp them feel less alone</text:p>
                    </text:list-item>
                    <text:list-item>
                      <text:p text:style-name="P201"><text:span text:style-name="T45">N</text:span>ormalize their experiences in the world.</text:p>
                    </text:list-item>
                  </text:list>
                </text:list-item>
              </text:list>
            </text:list-item>
          </text:list>
        </text:list-item>
      </text:list>
      <text:p text:style-name="P81"/>
      <text:p text:style-name="P11">Why online discussion forum with special emphasis on young people?</text:p>
      <text:p text:style-name="P11"/>
      <text:p text:style-name="P54">Online forums provide young people with both informational and emotional support around a wide array of topics.</text:p>
      <text:p text:style-name="P54">Informational or emotional support can be viewed as:-</text:p>
      <text:list xml:id="list100253392010845" text:continue-numbering="true" text:style-name="List_20_1">
        <text:list-item>
          <text:p text:style-name="P214">Directive</text:p>
          <text:list>
            <text:list-item>
              <text:list>
                <text:list-header>
                  <text:p text:style-name="P214">Involves individuals making explicit suggestions of what they believe the poster should do.</text:p>
                </text:list-header>
              </text:list>
            </text:list-item>
          </text:list>
        </text:list-item>
        <text:list-item>
          <text:p text:style-name="P214">Nondirective</text:p>
        </text:list-item>
      </text:list>
      <text:p text:style-name="P184">Refers to when young people provide others with support by sharing their own experiences.</text:p>
      <text:p text:style-name="P184">Posts do not include explicit advice to act in a particular <text:soft-page-break/>way, but the sharing process is hoped to be of use to the poster.</text:p>
      <text:p text:style-name="P184"/>
      <text:p text:style-name="P186">Social cues in the internet are limited, which allow users to engage with those with whom they would otherwise not do so in the offline world.</text:p>
      <text:p text:style-name="P186">It also produces a hyperpersonal <text:span text:style-name="T46">interaction.</text:span></text:p>
      <text:p text:style-name="P186">A reduction <text:span text:style-name="T47">in</text:span> social cues <text:span text:style-name="T47">thus </text:span>facilitate<text:span text:style-name="T47">s</text:span> contact in an online mental health forum, thus overriding differences with peers, such as gender, ethnicity, and disability.</text:p>
      <text:p text:style-name="P186"/>
      <text:p text:style-name="P186"><text:span text:style-name="T48">A</text:span>nonymity of the mental health forums <text:span text:style-name="T48">is</text:span> important, as <text:span text:style-name="T48">this</text:span> increase<text:span text:style-name="T49">d</text:span> self-disclosure of forum users</text:p>
      <text:p text:style-name="P84"/>
      <text:p text:style-name="P84"><text:span text:style-name="T50">A</text:span>nonymous nature of the Internet encourages the disinhibition effect, in that, people disclose and reveal more about themselves online than they would offline.</text:p>
      <text:p text:style-name="P84"/>
      <text:p text:style-name="P84"><text:span text:style-name="T51">F</text:span>eatures of anonymity,accessibility, and control (in terms of self-disclosure: what and how much people disclose) enables the</text:p>
      <text:p text:style-name="P84">Internet to provide a safe place to seek help.</text:p>
      <text:p text:style-name="P84"/>
      <text:p text:style-name="P84">Internet not only provides access to content around issues but also access to people in a similar situation, with no geographical restrictions.</text:p>
      <text:p text:style-name="P84"/>
      <text:p text:style-name="P84">It also allows people to offer support, both professional and/or peer support.</text:p>
      <text:p text:style-name="P84"/>
      <text:p text:style-name="P85">Internet has the potential to help young people by reducing the stigma associated with mental health and enabling young people to access services and professionals which they may not otherwise have been able to access.</text:p>
      <text:p text:style-name="P85"/>
      <text:p text:style-name="P85"><text:span text:style-name="T52">G</text:span>roups are available 24/7,which enables users to receive support and advice when more traditional resources are unavailable.</text:p>
      <text:p text:style-name="P85"/>
      <text:p text:style-name="P12">Effect of online forums on young people</text:p>
      <text:p text:style-name="P55"/>
      <text:p text:style-name="P55">According to researchers:-</text:p>
      <text:list xml:id="list100252528591095" text:continue-numbering="true" text:style-name="List_20_1">
        <text:list-item>
          <text:p text:style-name="P215">Emotional and informational support.</text:p>
        </text:list-item>
        <text:list-item>
          <text:p text:style-name="P215">Decrease isolation and stress</text:p>
        </text:list-item>
        <text:list-item>
          <text:p text:style-name="P215">Reduce symptoms such as self-harm and depression</text:p>
        </text:list-item>
        <text:list-item>
          <text:p text:style-name="P215">Enable them Provide detailed thoughts, feelings, and <text:tab/>experiences</text:p>
        </text:list-item>
        <text:list-item>
          <text:p text:style-name="P215"><text:span text:style-name="T53">Provide t</text:span>herapeutic benefit of writing</text:p>
        </text:list-item>
        <text:list-item>
          <text:p text:style-name="P215"><text:span text:style-name="T53">P</text:span>rovide a private and emotionally safe environment</text:p>
        </text:list-item>
        <text:list-item>
          <text:p text:style-name="P215"><text:span text:style-name="T54">A</text:span>ppealing to young males who tend to have lower levels of help-</text:p>
          <text:p text:style-name="P215">seeking behavior than their female counterparts</text:p>
        </text:list-item>
      </text:list>
      <text:p text:style-name="P55"/>
      <text:p text:style-name="P59">In regard to mental health, young people in online forums exibit sysmptoms such as:-</text:p>
      <text:list xml:id="list100254160860648" text:continue-numbering="true" text:style-name="List_20_1">
        <text:list-item>
          <text:p text:style-name="P216">Self-harm</text:p>
        </text:list-item>
        <text:list-item>
          <text:p text:style-name="P216">Depression </text:p>
        </text:list-item>
        <text:list-item>
          <text:p text:style-name="P216"><text:soft-page-break/>Suicidal thoughts</text:p>
        </text:list-item>
        <text:list-item>
          <text:p text:style-name="P216">Mentally ill parents</text:p>
        </text:list-item>
      </text:list>
      <text:p text:style-name="P55"/>
      <text:p text:style-name="P56">In a <text:span text:style-name="T56">study conducted on a</text:span> cancer related discussion forum:-</text:p>
      <text:p text:style-name="P56"/>
      <text:list xml:id="list100253681360185" text:continue-numbering="true" text:style-name="List_20_1">
        <text:list-item>
          <text:p text:style-name="P217">Young people exchanged emotional and informational support, coping, and identity management issues online.</text:p>
        </text:list-item>
        <text:list-item>
          <text:p text:style-name="P217"/>
        </text:list-item>
        <text:list-item>
          <text:p text:style-name="P217">Through the discussion of non-cancer-related topics, the group was able to build a strong community and provide each other with a sense of normality.</text:p>
          <text:p text:style-name="P217"/>
        </text:list-item>
        <text:list-item>
          <text:p text:style-name="P217">Many young people with cancer felt they could not talk to their offline friends and many had lost friends since diagnosis.</text:p>
        </text:list-item>
      </text:list>
      <text:p text:style-name="P56"/>
      <text:p text:style-name="P14">Points to note</text:p>
      <text:p text:style-name="P56"/>
      <text:p text:style-name="P56"><text:span text:style-name="T55">Y</text:span>oung people may not have access to offline peer-to-peer support and <text:span text:style-name="T55">which is why they</text:span> may value online peer support.</text:p>
      <text:p text:style-name="P56"/>
      <text:p text:style-name="P56">Knowing others have been or are currently going through a similar situation provides a sense of being normal and provides the opportunity to share experiences and feelings.</text:p>
      <text:p text:style-name="P56"/>
      <text:p text:style-name="P56">Online forums can provide social contact and support as a supplement to, rather than a replacement of, traditional health services.</text:p>
      <text:p text:style-name="P56"/>
      <text:p text:style-name="P56"><text:span text:style-name="T57">P</text:span>rofessional involvement in forums <text:span text:style-name="T58">is</text:span> a valued aspect <text:span text:style-name="T59">which s</text:span>uggest<text:span text:style-name="T59">s that</text:span> forums benefit from some form of professional moderation.</text:p>
      <text:p text:style-name="P56"/>
      <text:p text:style-name="P56">Help-seekers have been found to provide support for others, suggesting young people adopt dynamic roles when using online forums <text:span text:style-name="T60">to tell</text:span> their stories.</text:p>
      <text:p text:style-name="P56"/>
      <text:p text:style-name="P57"><text:span text:style-name="T61">O</text:span>nline support groups and forums should encourage active involvement to facilitate emotional relief and distress.</text:p>
      <text:p text:style-name="P57"/>
      <text:p text:style-name="P57">Active participation in support groups involves posting initial messages, responding to others, or receiving replies.</text:p>
      <text:p text:style-name="P57"/>
      <text:p text:style-name="P57"><text:span text:style-name="T62">Users are more </text:span>interested in other people’s experiences and opinions to help them make their own decisions regarding their actions <text:span text:style-name="T63">rather than direct advice on how to behave.</text:span></text:p>
      <text:p text:style-name="P57"/>
      <text:p text:style-name="P58">Moderators found to take facilitative role by us<text:span text:style-name="T64">e of</text:span> nondirective queries to elicit experience and opinion.</text:p>
      <text:p text:style-name="P58"/>
      <text:p text:style-name="P134">Problems with online forums</text:p>
      <text:p text:style-name="P134"/>
      <text:list xml:id="list1340323939" text:style-name="Numbering_20_123">
        <text:list-item>
          <text:p text:style-name="P232">Negative mood induction(triggering) due to hearing about difficulties in other people’s lives.</text:p>
        </text:list-item>
        <text:list-item>
          <text:p text:style-name="P232"><text:soft-page-break/>Data security</text:p>
        </text:list-item>
        <text:list-item>
          <text:p text:style-name="P232">Technical issues</text:p>
        </text:list-item>
        <text:list-item>
          <text:p text:style-name="P232">User safety</text:p>
        </text:list-item>
      </text:list>
      <text:p text:style-name="P107"/>
      <text:p text:style-name="P108">In conclusion online support groups:-</text:p>
      <text:list xml:id="list100252447353457" text:continue-list="list1340323939" text:style-name="Numbering_20_123">
        <text:list-item text:start-value="1">
          <text:p text:style-name="P233">Support and empower young people</text:p>
        </text:list-item>
        <text:list-item>
          <text:p text:style-name="P233">Help them develop new friendships</text:p>
        </text:list-item>
        <text:list-item>
          <text:p text:style-name="P233">Help them communicate with others who understand</text:p>
        </text:list-item>
        <text:list-item>
          <text:p text:style-name="P233">Provide information and emotional support for young people.</text:p>
        </text:list-item>
        <text:list-item>
          <text:p text:style-name="P233">Enable them discuss issues freely where they feel embarrassed or due to risk of stigma</text:p>
          <text:p text:style-name="P233"/>
        </text:list-item>
      </text:list>
      <text:list xml:id="list100253545405532" text:continue-list="list100253681360185" text:style-name="List_20_1">
        <text:list-item>
          <text:list>
            <text:list-item>
              <text:list>
                <text:list-header>
                  <text:p text:style-name="P334"><text:span text:style-name="T65">It is </text:span>important to understand online mental health forums for</text:p>
                  <text:p text:style-name="P334">young people with a variety of concerns and needs.</text:p>
                </text:list-header>
              </text:list>
            </text:list-item>
          </text:list>
        </text:list-item>
      </text:list>
      <text:p text:style-name="P187"><text:tab/></text:p>
      <text:p text:style-name="P187"><text:span text:style-name="T65">I</text:span>t is <text:span text:style-name="T66">also</text:span> essential to consider the way that individuals engage with these services and how <text:span text:style-name="T67">they</text:span> may be supported to receive and provide support.</text:p>
      <text:p text:style-name="P187"/>
      <text:p text:style-name="P190">Examples</text:p>
      <text:h text:style-name="Heading_20_3" text:outline-level="3"><text:span text:style-name="T68">1. </text:span>Kooth</text:h>
      <text:p text:style-name="P189">Kooth is an online counseling service for young people aged 11-25 years experiencing emotional and mental health problems.</text:p>
      <text:p text:style-name="P189"/>
      <text:p text:style-name="P189">It is based in the United Kingdom and provides support that is anonymous,confidential, and free at the point of delivery.</text:p>
      <text:p text:style-name="P189"/>
      <text:p text:style-name="P189">Kooth offers young people a number of services including:-</text:p>
      <text:list xml:id="list100253914427572" text:continue-list="list100252447353457" text:style-name="Numbering_20_123">
        <text:list-item text:start-value="1">
          <text:p text:style-name="P234">Drop-in and one-to-one chats with fully trained counselors</text:p>
        </text:list-item>
        <text:list-item>
          <text:p text:style-name="P234">Themed moderated message forum<text:tab/></text:p>
        </text:list-item>
        <text:list-item>
          <text:p text:style-name="P234">Secure Web-based email</text:p>
        </text:list-item>
        <text:list-item>
          <text:p text:style-name="P234">Online magazine</text:p>
        </text:list-item>
      </text:list>
      <text:list xml:id="list100253628036530" text:continue-list="list100253545405532" text:style-name="List_20_1">
        <text:list-item>
          <text:list>
            <text:list-item>
              <text:list>
                <text:list-header>
                  <text:p text:style-name="P235"/>
                </text:list-header>
              </text:list>
            </text:list-item>
          </text:list>
        </text:list-item>
      </text:list>
      <text:p text:style-name="P189">Young people register on the site using ananonymous user name.</text:p>
      <text:p text:style-name="P187"/>
      <text:p text:style-name="P188">Subjects in themed moderated forums such as Kooth (for young people) include:-</text:p>
      <text:list xml:id="list100252516007502" text:continue-numbering="true" text:style-name="List_20_1">
        <text:list-item>
          <text:list>
            <text:list-item>
              <text:list>
                <text:list-item>
                  <text:list>
                    <text:list-item>
                      <text:list>
                        <text:list-item>
                          <text:p text:style-name="P236">Relationships</text:p>
                        </text:list-item>
                        <text:list-item>
                          <text:p text:style-name="P236">bullying </text:p>
                        </text:list-item>
                        <text:list-item>
                          <text:p text:style-name="P236">eating disorders</text:p>
                        </text:list-item>
                        <text:list-item>
                          <text:p text:style-name="P236">depression </text:p>
                        </text:list-item>
                        <text:list-item>
                          <text:p text:style-name="P236">self-harm</text:p>
                        </text:list-item>
                        <text:list-item>
                          <text:p text:style-name="P236">health </text:p>
                        </text:list-item>
                        <text:list-item>
                          <text:p text:style-name="P236">friends</text:p>
                        </text:list-item>
                        <text:list-item>
                          <text:p text:style-name="P236">family</text:p>
                          <text:p text:style-name="P236"/>
                        </text:list-item>
                      </text:list>
                    </text:list-item>
                  </text:list>
                </text:list-item>
              </text:list>
            </text:list-item>
          </text:list>
        </text:list-item>
      </text:list>
      <text:h text:style-name="Heading_20_3" text:outline-level="3">2.Mental Health Forum</text:h>
      <text:p text:style-name="P109"><text:span text:style-name="T68">P</text:span>rovides Open and anonymous discussions on mental health experiences.</text:p>
      <text:p text:style-name="P109">It was started by the UK based charity the Mental Health Foundation and is now run by a large team of experienced <text:soft-page-break/>volunteers with the support of the non-profit organisation.</text:p>
      <text:p text:style-name="P13"/>
      <text:p text:style-name="P60">Forums include:-</text:p>
      <text:p text:style-name="P15"/>
      <text:p text:style-name="P61">Depression</text:p>
      <text:p text:style-name="P61">Anxienty</text:p>
      <text:p text:style-name="P61">Social anxienty</text:p>
      <text:p text:style-name="P61">Panic disorder</text:p>
      <text:p text:style-name="P61">PTSD</text:p>
      <text:p text:style-name="P61">Self-harm</text:p>
      <text:p text:style-name="P61">Hearing Voices</text:p>
      <text:p text:style-name="P61">Schizophrenia</text:p>
      <text:p text:style-name="P61">OCD</text:p>
      <text:p text:style-name="P61">Phobia</text:p>
      <text:p text:style-name="P61">Personality disorder</text:p>
      <text:p text:style-name="P61">Borderline personality</text:p>
      <text:p text:style-name="P61">Generalised anxienty</text:p>
      <text:p text:style-name="P61">Bipolar</text:p>
      <text:p text:style-name="P61">Eating disorder</text:p>
      <text:p text:style-name="P61"/>
      <text:p text:style-name="P61">On this forum real usernames are not allowed.</text:p>
      <text:p text:style-name="P61"/>
      <text:p text:style-name="P61">To change username you have to contact admin or moderator.</text:p>
      <text:p text:style-name="P62"/>
      <text:p text:style-name="P63">The forum contains the following sections:-</text:p>
      <text:p text:style-name="P63"><text:tab/>Home</text:p>
      <text:p text:style-name="P63"><text:tab/>Personal Stories</text:p>
      <text:p text:style-name="P63"><text:tab/>Information</text:p>
      <text:p text:style-name="P63"><text:tab/>How-to-guides</text:p>
      <text:p text:style-name="P63"><text:tab/>Forum</text:p>
      <text:p text:style-name="P63"><text:tab/>Search facility</text:p>
      <text:p text:style-name="P61"/>
      <text:p text:style-name="P61">Forum guides help one get established in the community.</text:p>
      <text:p text:style-name="P61"/>
      <text:p text:style-name="P61">Contains detailed guide for new users once he/she joins the forum.</text:p>
      <text:p text:style-name="P61"/>
      <text:p text:style-name="P61">On the disclaimer side of things, it is noted that any advice posted on the mental health forum is for support purposes only and should not be used as a substitute for professional medical advice, diagnosis, or treatment.</text:p>
      <text:p text:style-name="P61">Thus one should always seek the advice of your doctor,psychiatrist or other qualified health professional with any questions regarding mental health or other medical condition<text:span text:style-name="T69">s</text:span>.</text:p>
      <text:p text:style-name="P61"/>
      <text:h text:style-name="Heading_20_3" text:outline-level="3">3.Reachout.com</text:h>
      <text:p text:style-name="P80">ReachOut is <text:span text:style-name="T81">a</text:span> mental health service for young people and their parents in Australia.</text:p>
      <text:p text:style-name="P80"/>
      <text:p text:style-name="P89">Thei<text:span text:style-name="T122">r</text:span> how to use guide details:-</text:p>
      <text:p text:style-name="P80"/>
      <text:p text:style-name="P82">“The ReachOut.com Forums are a moderated peer-support community for young people aged 14–25. </text:p>
      <text:p text:style-name="P82"><text:soft-page-break/></text:p>
      <text:p text:style-name="P82">The forums are intended to assist students to:-</text:p>
      <text:list xml:id="list100253142778527" text:continue-list="list100253914427572" text:style-name="Numbering_20_123">
        <text:list-item text:start-value="1">
          <text:p text:style-name="P203"><text:span text:style-name="T82">U</text:span>nderstand mental health difficulties and wellbeing topics</text:p>
        </text:list-item>
        <text:list-item>
          <text:p text:style-name="P203"><text:span text:style-name="T82">C</text:span>onnect with others</text:p>
        </text:list-item>
        <text:list-item>
          <text:p text:style-name="P203"><text:span text:style-name="T82">L</text:span>earn strategies for better mental health.</text:p>
        </text:list-item>
      </text:list>
      <text:p text:style-name="P82"/>
      <text:p text:style-name="P83">The forums are a safe space where young people can give and receive help on topics that are impacting their mental health, and where they can goto make sense of the complicated things in their lives and to feel connected to people experiencing the same challenges as themselves.</text:p>
      <text:p text:style-name="P83"/>
      <text:p text:style-name="P83">The ReachOut Forums provide a safe space for young people to discuss topics related to their mental health and wellbeing, and to seek guidance on getting appropriate help when they feel unable to cope with what they’re going through.</text:p>
      <text:p text:style-name="P83"/>
      <text:p text:style-name="P83">Some key ways students use the forums include:</text:p>
      <text:list xml:id="list100252926059729" text:continue-list="list100253142778527" text:style-name="Numbering_20_123">
        <text:list-item text:start-value="1">
          <text:p text:style-name="P204"><text:span text:style-name="T83">T</text:span>alking to peers about challenges they are experiencing</text:p>
        </text:list-item>
        <text:list-item>
          <text:p text:style-name="P204"><text:span text:style-name="T83">H</text:span>earing and learning from other people's real-life</text:p>
          <text:p text:style-name="P204">experiences</text:p>
        </text:list-item>
        <text:list-item>
          <text:p text:style-name="P204"><text:span text:style-name="T83">P</text:span>articipating in peer and facilitator-led discussions</text:p>
        </text:list-item>
        <text:list-item>
          <text:p text:style-name="P204"><text:span text:style-name="T83">R</text:span>eading or participating in community discussions on how to manage factors that influence mental health</text:p>
        </text:list-item>
        <text:list-item>
          <text:p text:style-name="P204"><text:span text:style-name="T83">C</text:span>onnecting <text:span text:style-name="T132">with</text:span> others and reducing isolation</text:p>
        </text:list-item>
        <text:list-item>
          <text:p text:style-name="P204"><text:span text:style-name="T83">F</text:span>inding useful resources that are relevant to what they’re going through.</text:p>
        </text:list-item>
      </text:list>
      <text:p text:style-name="P83"/>
      <text:p text:style-name="P83">In addition to technical measures that protect personal information and measure community health and risk factors,peers and staff moderate the ReachOut Forums to keep the online community safe.</text:p>
      <text:p text:style-name="P83"/>
      <text:p text:style-name="P16">Self moderation</text:p>
      <text:p text:style-name="P83">All users must adhere to community guidelines that establish what is appropriate/inappropriate behaviour and the limitations of the services provided by ReachOut.com.</text:p>
      <text:p text:style-name="P83">Young people can report inappropriate or risky content to moderators by clicking on the report button.</text:p>
      <text:p text:style-name="P83"/>
      <text:p text:style-name="P16">Staff moderation</text:p>
      <text:p text:style-name="P67">Trained peer moderators monitor the community and facilitate community discussion, hiding or reporting risky or inappropriate content in accordance with the forum guidelines.</text:p>
      <text:p text:style-name="P67">Staff moderators respond to distressed young people and difficult content.</text:p>
      <text:p text:style-name="P67"/>
      <text:p text:style-name="P67">Trained and qualified staff facilitate and supervise discussions about sensitive issues or more serious mental health problems.</text:p>
      <text:p text:style-name="P67"/>
      <text:p text:style-name="P67">If a young person posts information that indicates intent to suicide or cause harm to themselves or others, or which raises child protection issues, staff follow set escalation procedures.</text:p>
      <text:p text:style-name="P83"><text:soft-page-break/>”</text:p>
      <text:p text:style-name="P80"/>
      <text:p text:style-name="P80">Reachout.com outlines the following guidelines.</text:p>
      <text:p text:style-name="P80"/>
      <text:p text:style-name="P80">Their forums are based on the values of courage, compassion, generosity,inclusiveness, responsibility and fun.</text:p>
      <text:p text:style-name="P80"/>
      <text:p text:style-name="P80">The forums are a moderated peer support space for Australian youth aged 14-25 monitored from 9am-11pm.</text:p>
      <text:p text:style-name="P80"/>
      <text:p text:style-name="P86">Do not support international users,but pr<text:span text:style-name="T147">o</text:span>vide links for useful support.</text:p>
      <text:p text:style-name="P80"/>
      <text:p text:style-name="P86">Do not offer one on one counselling thus are not a crisis support service but advice to seek urgent crisis support such as sui<text:span text:style-name="T148">c</text:span>ide callback service or lifeline.</text:p>
      <text:p text:style-name="P86"/>
      <text:p text:style-name="P87">Community members come to the forums to share their experiences and talk about tough times, thus a moderated, safe space for such conversations.</text:p>
      <text:p text:style-name="P87"/>
      <text:p text:style-name="P87">Users should remain anonymous at all times.</text:p>
      <text:p text:style-name="P87"/>
      <text:p text:style-name="P87">No identifying information including email, social media links or handles, full names, school names/ suburbs or telephone numbers</text:p>
      <text:p text:style-name="P87">are allowed on the forums.</text:p>
      <text:p text:style-name="P87"/>
      <text:p text:style-name="P87">User should not ask for other member’s emails or attempt to</text:p>
      <text:p text:style-name="P87">identify them, or disclose information that allows someone to identify the user.</text:p>
      <text:p text:style-name="P87"/>
      <text:p text:style-name="P87">If <text:span text:style-name="T70">user</text:span> post<text:span text:style-name="T70">s</text:span> to the forum to reach out for help and support about self-harm and <text:span text:style-name="T70">s</text:span>uicide, <text:span text:style-name="T70">then they should </text:span>be sure to clearly tell the forum that <text:span text:style-name="T70">they</text:span> are safe and taking steps to contact supports.</text:p>
      <text:p text:style-name="P87">ReachOut staff may contact <text:span text:style-name="T71">user</text:span> to confirm if <text:span text:style-name="T71">he/she</text:span> <text:span text:style-name="T71">is</text:span> safe and</text:p>
      <text:p text:style-name="P87">explore what supports <text:span text:style-name="T71">he/she</text:span> ha<text:span text:style-name="T71">s</text:span> available.</text:p>
      <text:p text:style-name="P87"/>
      <text:p text:style-name="P87"><text:span text:style-name="T71">Users should</text:span> include<text:span text:style-name="T123"> trigger warnings</text:span> for any topics that may be distressing for other members by adding “TW” on the title of your post.</text:p>
      <text:p text:style-name="P87"><text:span text:style-name="T72">Users should</text:span> not include explicit details of methods of self harm or suicide- this can be triggering for other users and make the forums an unsafe space.</text:p>
      <text:p text:style-name="P87"/>
      <text:p text:style-name="P87">ReachOut Moderators may encourage <text:span text:style-name="T73">one</text:span> to <text:span text:style-name="T73">seek professional support</text:span> if <text:span text:style-name="T73">he/she</text:span> needs more support than <text:span text:style-name="T73">the forum can provide</text:span>.</text:p>
      <text:p text:style-name="P86"/>
      <text:p text:style-name="P88">Reachout staff are ready to provide information if one is unsure on how to post safely.</text:p>
      <text:p text:style-name="P88"/>
      <text:p text:style-name="P88">Users are adviced to refrain from giving specific medical advice.</text:p>
      <text:p text:style-name="P88">This includes names and dosages of medications, or names of</text:p>
      <text:p text:style-name="P88">specific health care professionals.</text:p>
      <text:p text:style-name="P88"><text:soft-page-break/></text:p>
      <text:p text:style-name="P64">Rules for their users include:</text:p>
      <text:list xml:id="list100252376377104" text:continue-list="list100252926059729" text:style-name="Numbering_20_123">
        <text:list-item text:start-value="1">
          <text:p text:style-name="P218">Non-torelance to any form of abusive or aggressive behaviour towards staff and community members.</text:p>
        </text:list-item>
        <text:list-item>
          <text:p text:style-name="P218">Respectful disagreements are okay, personal attacks are not.</text:p>
          <text:p text:style-name="P218"/>
        </text:list-item>
        <text:list-item>
          <text:p text:style-name="P218">Discrimination or prejudice disallowed.</text:p>
          <text:p text:style-name="P218"/>
        </text:list-item>
        <text:list-item>
          <text:p text:style-name="P218">No sexually explicit or violent content.</text:p>
          <text:p text:style-name="P218"/>
        </text:list-item>
        <text:list-item>
          <text:p text:style-name="P218">Concideration for other users incuding trigger warnings for posts that may be distressing, as well as avoiding explicit or graphic details.</text:p>
          <text:p text:style-name="P218"/>
        </text:list-item>
        <text:list-item>
          <text:p text:style-name="P218">Adequate time taking to ensure user posts in the right space.</text:p>
          <text:p text:style-name="P218"/>
        </text:list-item>
        <text:list-item>
          <text:p text:style-name="P218">Moderators may move post to a more appropriate space if needed.</text:p>
          <text:p text:style-name="P218"/>
        </text:list-item>
        <text:list-item>
          <text:p text:style-name="P219">Tagging of large number of other users, especially if a post is distressing disallowed.</text:p>
          <text:p text:style-name="P219"/>
        </text:list-item>
        <text:list-item>
          <text:p text:style-name="P219">Spamming disallowed and spam posts removed and users banned.</text:p>
          <text:p text:style-name="P219"/>
        </text:list-item>
        <text:list-item>
          <text:p text:style-name="P219">Posts concerning specific user, reported using report button.</text:p>
          <text:p text:style-name="P219"/>
        </text:list-item>
        <text:list-item>
          <text:p text:style-name="P219">Multiple accounts discouraged.</text:p>
        </text:list-item>
      </text:list>
      <text:p text:style-name="P64"/>
      <text:p text:style-name="P64"/>
      <text:p text:style-name="P65">Feature known as mandatory reporting is also include and entails:-</text:p>
      <text:list xml:id="list100253026166698" text:continue-list="list100252516007502" text:style-name="List_20_1">
        <text:list-header>
          <text:p text:style-name="P220"/>
        </text:list-header>
        <text:list-item>
          <text:p text:style-name="P220">Case involving young person at risk of harm or harmed in the past is reported to child protection, emergency services, or other relevant authorities.</text:p>
          <text:p text:style-name="P220"/>
        </text:list-item>
        <text:list-item>
          <text:p text:style-name="P220">Harm can mean, danger to <text:span text:style-name="T74">user</text:span> and/or others, physical abuse, neglect, sexual abuse or psychological abuse.</text:p>
          <text:p text:style-name="P220"/>
        </text:list-item>
        <text:list-item>
          <text:p text:style-name="P220"><text:span text:style-name="T75">R</text:span>eport <text:span text:style-name="T75">needs to be made if user</text:span> <text:span text:style-name="T75">is at</text:span> immediate risk of harm or <text:span text:style-name="T75">is </text:span>putting others at risk of harm.</text:p>
        </text:list-item>
      </text:list>
      <text:p text:style-name="P65"/>
      <text:p text:style-name="P66">To stick to guidelines the following measures are put in place:-</text:p>
      <text:p text:style-name="P66"/>
      <text:p text:style-name="P66">ReachOut staff or Moderators may edit or remove any posts that do not meet set guidelines without notice.</text:p>
      <text:p text:style-name="P66"/>
      <text:p text:style-name="P66">ReachOut staff and Moderators may ask one to step off the forums <text:span text:style-name="T76">and</text:span> seek professional, medical or crisis supports.</text:p>
      <text:p text:style-name="P66"/>
      <text:p text:style-name="P66">Should guidelines continue to be broken, <text:span text:style-name="T77">forum owners</text:span> <text:span text:style-name="T77">and moderator</text:span><text:span text:style-name="T78">s</text:span><text:span text:style-name="T77"> </text:span>may put in place time restrictions,pauses or bans on <text:span text:style-name="T77">user</text:span> account at the discretion of the<text:span text:style-name="T77">ir </text:span>staff.</text:p>
      <text:p text:style-name="P66"><text:soft-page-break/></text:p>
      <text:p text:style-name="P64">ReachOut staff may contact <text:span text:style-name="T79">one</text:span> by email to communicate this decision, provide referrals to appropriate services and encourage <text:span text:style-name="T79">one</text:span> to stick to the community guidelines.</text:p>
      <text:p text:style-name="P64"/>
      <text:p text:style-name="P64">Some guideline breaches may lead to an automatic ban including spamming,trolling, inciting hatred or discrimination, bullying, posting with commercial interests or for purposes not related to the values of our forums, evading site controls or threatening violence.</text:p>
      <text:p text:style-name="P64"/>
      <text:p text:style-name="P64">Posts that do not meet the guidelines or may contain triggering/unsafe/distressing information that could be harmful to the community may be edited or removed at the discretion of ReachOut staff and Moderators.</text:p>
      <text:p text:style-name="P64"/>
      <text:p text:style-name="P64">Posts may be moved to new threads or between boards at the discretion of ReachOut staff and Moderators.</text:p>
      <text:p text:style-name="P64"/>
      <text:p text:style-name="P64">When a member posts from a country outside of Australia,staff member may send an email to the member with referrals to services in their local country. The account will <text:span text:style-name="T80">is </text:span>then banned within 24 hours.</text:p>
      <text:h text:style-name="P195" text:outline-level="3"><text:span text:style-name="T84">4</text:span>.<text:span text:style-name="T84">Beyond blue</text:span></text:h>
      <text:p text:style-name="P80"><text:span text:style-name="T89">Beyond blue forum owners</text:span> have developed five community values that should underpin all interactions and help guide <text:span text:style-name="T89">user</text:span> posts <text:span text:style-name="T90">namely:</text:span></text:p>
      <text:p text:style-name="P80"/>
      <text:list xml:id="list100252502757482" text:continue-list="list100252376377104" text:style-name="Numbering_20_123">
        <text:list-item text:start-value="1">
          <text:p text:style-name="P205">Supportive</text:p>
          <text:p text:style-name="P205">Members encouraged to give and receive support,sharing their stories and experiences in times of distress and wellness.</text:p>
          <text:p text:style-name="P205"/>
        </text:list-item>
        <text:list-item>
          <text:p text:style-name="P205">Respectful</text:p>
          <text:p text:style-name="P207">Community respect where members are on their recovery journey,and listen without judgment.</text:p>
          <text:p text:style-name="P207">Differing opinions are appreciated and abuse reported using the ‘report post’ button on the forums.</text:p>
          <text:p text:style-name="P207"/>
        </text:list-item>
        <text:list-item>
          <text:p text:style-name="P205">Empowering</text:p>
          <text:p text:style-name="P205"><text:span text:style-name="T91">M</text:span>em<text:span text:style-name="T91">bers em</text:span>power<text:span text:style-name="T91">ed</text:span> to make decisions that support good mental health and wellbeing.</text:p>
          <text:p text:style-name="P205"/>
        </text:list-item>
        <text:list-item>
          <text:p text:style-name="P205">Safe</text:p>
          <text:p text:style-name="P205"><text:span text:style-name="T92">M</text:span>embers <text:span text:style-name="T92">supported</text:span> to talk openly about difficult subjects in a safe manner.</text:p>
          <text:p text:style-name="P205"><text:span text:style-name="T93">Members discouraged from </text:span>post<text:span text:style-name="T93">ing</text:span> personal information that <text:span text:style-name="T149">they</text:span> would not be comfortable sharing with a stranger.</text:p>
          <text:p text:style-name="P205"/>
          <text:p text:style-name="P205"><text:span text:style-name="T94">Members encouraged to </text:span>use only your first name<text:span text:style-name="T94">s</text:span> or a pseudonym in <text:span text:style-name="T94">their</text:span> username and <text:span text:style-name="T94">not to</text:span> post any information that may identify <text:span text:style-name="T94">them</text:span> or anyone else, such as your address, email address or phone number.</text:p>
          <text:p text:style-name="P205"/>
        </text:list-item>
        <text:list-item>
          <text:p text:style-name="P205"><text:soft-page-break/>Friendly</text:p>
          <text:p text:style-name="P206"><text:span text:style-name="T95">A</text:span>ll discussions approach<text:span text:style-name="T95">ed</text:span> with kindness, warmth and always assume<text:span text:style-name="T96">d</text:span> best intentions.</text:p>
          <text:p text:style-name="P206"/>
          <text:p text:style-name="P208">Users encouraged to stay on topic when creating new discussion threads and give clear topic title.</text:p>
          <text:p text:style-name="P208">All posts should be put in the appropriate category.</text:p>
          <text:p text:style-name="P209">If something new comes up within a topic user would like to discuss then they should create a new thread.</text:p>
        </text:list-item>
      </text:list>
      <text:p text:style-name="P90"/>
      <text:p text:style-name="P185">Running multiple identities on the forum is not permitted.</text:p>
      <text:p text:style-name="P185">Users encouraged to contact forum owners if unable to access they accounts rather that creating new ones.</text:p>
      <text:p text:style-name="P91"/>
      <text:p text:style-name="P93">Forum owners may edit or choose not to publish any post,</text:p>
      <text:p text:style-name="P93">avatar or display name that:</text:p>
      <text:p text:style-name="P93"/>
      <text:list xml:id="list3187408351" text:style-name="L1">
        <text:list-item>
          <text:p text:style-name="P210">contains disrespectful or derogatory remarks about any</text:p>
          <text:p text:style-name="P210">other member</text:p>
          <text:p text:style-name="P210"/>
        </text:list-item>
      </text:list>
      <text:p text:style-name="P92">• contains advice or content that <text:span text:style-name="T124">is</text:span> believe<text:span text:style-name="T124">d</text:span> <text:span text:style-name="T124">to be</text:span> damaging,</text:p>
      <text:p text:style-name="P92">unhelpful or distressing to others</text:p>
      <text:p text:style-name="P92"/>
      <text:p text:style-name="P92">• contains links</text:p>
      <text:p text:style-name="P92"/>
      <text:p text:style-name="P92">• contains swearing or offensive language is nonsensical</text:p>
      <text:p text:style-name="P92">and/or irrelevant</text:p>
      <text:p text:style-name="P92"/>
      <text:p text:style-name="P92">• promotes personal beliefs in a way that is disrespectful</text:p>
      <text:p text:style-name="P92">of the choices of others</text:p>
      <text:p text:style-name="P92"/>
      <text:p text:style-name="P92">• infringes the privacy of individuals or service providers</text:p>
      <text:p text:style-name="P92"/>
      <text:p text:style-name="P92">• is racist, sexist, homophobic, sexually explicit or</text:p>
      <text:p text:style-name="P92">suggestive, abusive or otherwise discriminatory or</text:p>
      <text:p text:style-name="P92">objectionable</text:p>
      <text:p text:style-name="P92"/>
      <text:p text:style-name="P92">• advertises products, services, events or research</text:p>
      <text:p text:style-name="P92"/>
      <text:p text:style-name="P92">• makes any reference to specific prescription medication</text:p>
      <text:p text:style-name="P92">names and/or dosages or seeks medical advice</text:p>
      <text:p text:style-name="P92"/>
      <text:p text:style-name="P92">• includes personal information such as images clearly</text:p>
      <text:p text:style-name="P92">displaying your face, full names, phone numbers,</text:p>
      <text:p text:style-name="P92">locations, postal or email addresses; or encourages the</text:p>
      <text:p text:style-name="P92">sharing of such details</text:p>
      <text:p text:style-name="P92"/>
      <text:p text:style-name="P92">• puts overt pressure on other members to respond,</text:p>
      <text:p text:style-name="P92">including 'goodbye' messages</text:p>
      <text:p text:style-name="P92"/>
      <text:p text:style-name="P92">• makes attempt to facilitate personal offline contact with</text:p>
      <text:p text:style-name="P92">other members</text:p>
      <text:p text:style-name="P92"/>
      <text:p text:style-name="P92"><text:soft-page-break/>• describes or encourages violence, suicide or other</text:p>
      <text:p text:style-name="P92">activity which could endanger the safety or wellbeing of</text:p>
      <text:p text:style-name="P92">others</text:p>
      <text:p text:style-name="P92"/>
      <text:p text:style-name="P92">• contains methods or detail of suicide, self-harm or</text:p>
      <text:p text:style-name="P92">sexual abuse</text:p>
      <text:p text:style-name="P92"/>
      <text:p text:style-name="P92">• is a copy of another post or contains the same, or</text:p>
      <text:p text:style-name="P92">similar, message posted multiple times elsewhere</text:p>
      <text:p text:style-name="P92"/>
      <text:p text:style-name="P92">• contains references to edits or moderation</text:p>
      <text:p text:style-name="P92"/>
      <text:p text:style-name="P92">• is more than 2,500 characters in length or submitted in</text:p>
      <text:p text:style-name="P92">multiple parts to avoid the character limit</text:p>
      <text:p text:style-name="P92"/>
      <text:p text:style-name="P92">• is made from duplicate accounts.</text:p>
      <text:p text:style-name="P92"/>
      <text:p text:style-name="P165"><text:span text:style-name="T86">U</text:span><text:span text:style-name="T98">ser </text:span><text:span text:style-name="T87">i</text:span><text:span text:style-name="T86">s</text:span><text:span text:style-name="T87"> advised by email if </text:span><text:span text:style-name="T86">forum owners</text:span><text:span text:style-name="T87"> are unable to publish</text:span></text:p>
      <text:p text:style-name="P92"><text:span text:style-name="T97">his/her</text:span> post, or if a post has to be edited or removed from the</text:p>
      <text:p text:style-name="P92">forums because it breaches our community rules.</text:p>
      <text:p text:style-name="P92"/>
      <text:p text:style-name="P94">Users may be advised when it is more appropriate to seek support offline.</text:p>
      <text:p text:style-name="P92"/>
      <text:p text:style-name="P92"><text:span text:style-name="T99">R</text:span>ight to permanently deactivate the accounts of users who breach our community rules <text:span text:style-name="T99">is reserved by forum owners.</text:span></text:p>
      <text:p text:style-name="P92"/>
      <text:p text:style-name="P92">Threads from users who are no longer on the forums may be archived (locked or unpublished) at the discretion of moderators.</text:p>
      <text:p text:style-name="P92"/>
      <text:p text:style-name="P92"><text:span text:style-name="T100">S</text:span>ervice is accessible and available primarily within Australia.</text:p>
      <text:p text:style-name="P92">Accounts created using a false postcode and later found to be breaching this rule will <text:span text:style-name="T101">are</text:span> deactivated.</text:p>
      <text:p text:style-name="P92"/>
      <text:p text:style-name="P92"><text:span text:style-name="T102">User</text:span> may request at any time that <text:span text:style-name="T102">his/her</text:span> membership be cancelled from the Website.</text:p>
      <text:p text:style-name="P92"/>
      <text:p text:style-name="P92">By doing so, <text:span text:style-name="T102">he/she</text:span> understand and agree<text:span text:style-name="T102">s</text:span> that <text:span text:style-name="T102">forum owners</text:span> may retain <text:span text:style-name="T102">his/her</text:span> personal information for up to six months from the date of <text:span text:style-name="T102">his/her</text:span> request and that all activity associated with <text:span text:style-name="T102">his/her </text:span>account that was generated prior to the date of cancellation request will remain permanently on the Website (for example, your posts in the forums will not be deleted).</text:p>
      <text:p text:style-name="P183"/>
      <text:h text:style-name="P196" text:outline-level="3"><text:span text:style-name="T104">5</text:span>.<text:span text:style-name="T107">OpenTuition</text:span></text:h>
      <text:h text:style-name="Heading_20_3" text:outline-level="3">Forum rules and general guidelines</text:h>
      <text:p text:style-name="P191">Rules</text:p>
      <text:list xml:id="list100253921791768" text:continue-list="list100252502757482" text:style-name="Numbering_20_123">
        <text:list-item text:start-value="1">
          <text:p text:style-name="P241"><text:span text:style-name="T85">No Spam / Advertising / Self-promote in the for</text:span><text:span text:style-name="T88">ums.</text:span></text:p>
        </text:list-item>
        <text:list-item>
          <text:p text:style-name="P211">Do not post copyright-infringing material</text:p>
        </text:list-item>
        <text:list-item>
          <text:p text:style-name="P211"><text:soft-page-break/>Do not post “offensive” posts, links or images</text:p>
        </text:list-item>
        <text:list-item>
          <text:p text:style-name="P211">Do not cross post questions (posting same question in several forums)</text:p>
        </text:list-item>
        <text:list-item>
          <text:p text:style-name="P211">Do not send private messages to users asking for help but create a new thread so the whole community can help and benefit.</text:p>
        </text:list-item>
        <text:list-item>
          <text:p text:style-name="P211">Remain respectful of other members at all times.</text:p>
        </text:list-item>
      </text:list>
      <text:p text:style-name="Preformatted_20_Text"/>
      <text:p text:style-name="Preformatted_20_Text"/>
      <text:p text:style-name="P191">General Posting Guidelines</text:p>
      <text:list xml:id="list100252925288195" text:continue-list="list100253921791768" text:style-name="Numbering_20_123">
        <text:list-item text:start-value="1">
          <text:p text:style-name="P212"><text:span text:style-name="T103">U</text:span>se forum’s search feature first to see if there are already some good threads on the subject <text:span text:style-name="T103">before creating a new thread.</text:span></text:p>
          <text:p text:style-name="P212"/>
        </text:list-item>
        <text:list-item>
          <text:p text:style-name="P212">Be DESCRIPTIVE and Don’t use “stupid” topic names.</text:p>
          <text:p text:style-name="P212">Be patient, help people out by posting good descriptions of what you need help with.</text:p>
        </text:list-item>
      </text:list>
      <text:p text:style-name="P84"/>
      <text:p text:style-name="P17">Moderator</text:p>
      <text:p text:style-name="P95"/>
      <text:p text:style-name="P95">Applicants for moderator position must:-</text:p>
      <text:p text:style-name="P84"/>
      <text:list xml:id="list100253315158433" text:continue-list="list100253026166698" text:style-name="List_20_1">
        <text:list-item>
          <text:p text:style-name="P213"><text:span text:style-name="T106">B</text:span>e a member for at least 90 days (3 months) and have at least 100 posts.</text:p>
          <text:p text:style-name="P213"/>
        </text:list-item>
        <text:list-item>
          <text:p text:style-name="P213"><text:span text:style-name="T105">A</text:span>ctive in the individual forums <text:span text:style-name="T105">they</text:span> wish to moderate and regularly create and respond to threads in those forums.</text:p>
          <text:p text:style-name="P213"/>
        </text:list-item>
        <text:list-item>
          <text:p text:style-name="P213"><text:span text:style-name="T106">M</text:span>aintain a working knowledge of the subject matter.</text:p>
        </text:list-item>
      </text:list>
      <text:p text:style-name="P84"/>
      <text:p text:style-name="P98">According to <text:span text:style-name="T107">OpenTuition</text:span> applying to be a moderator does not guarantee acceptance and that moderators only be appointed when needed.</text:p>
      <text:p text:style-name="P96"/>
      <text:p text:style-name="P97">Current moderators and administrator review applications and decide if the applicant fits the desired post. </text:p>
      <text:p text:style-name="P97">Administrators have the final say reserve t<text:span text:style-name="T150">he</text:span> right to refuse applicants with or without cause.</text:p>
      <text:p text:style-name="P97"/>
      <text:p text:style-name="P17">Moderator policy</text:p>
      <text:p text:style-name="P17"/>
      <text:p text:style-name="P68">To apply for moderator one must be:-</text:p>
      <text:p text:style-name="P68"/>
      <text:list xml:id="list100254458042510" text:continue-numbering="true" text:style-name="List_20_1">
        <text:list-item>
          <text:p text:style-name="P221"><text:span text:style-name="T108">A</text:span> forum regular user</text:p>
          <text:p text:style-name="P221"/>
        </text:list-item>
        <text:list-item>
          <text:p text:style-name="P221"><text:span text:style-name="T108">H</text:span>ave been at the forum for over 3 months</text:p>
          <text:p text:style-name="P221"/>
        </text:list-item>
        <text:list-item>
          <text:p text:style-name="P221"><text:span text:style-name="T108">H</text:span>ave a positive presence on OpenTuition Forums</text:p>
          <text:p text:style-name="P221"/>
        </text:list-item>
        <text:list-item>
          <text:p text:style-name="P221"><text:span text:style-name="T109">B</text:span>e proactive</text:p>
          <text:p text:style-name="P221"/>
        </text:list-item>
        <text:list-item>
          <text:p text:style-name="P221"><text:span text:style-name="T108">K</text:span>nowledgeable in the Forums they would like to moderate</text:p>
          <text:p text:style-name="P221"><text:soft-page-break/></text:p>
        </text:list-item>
        <text:list-item>
          <text:p text:style-name="P221"><text:span text:style-name="T125">P</text:span>olite and helpful towards other members and give advice whenever needed and whenever possible</text:p>
          <text:p text:style-name="P221"/>
        </text:list-item>
        <text:list-item>
          <text:p text:style-name="P221"><text:span text:style-name="T108">V</text:span>isit the forum each day, actively take part in discussions as often as possible, ideally once a day, setting a good example to the other members.</text:p>
          <text:p text:style-name="P221"/>
        </text:list-item>
        <text:list-item>
          <text:p text:style-name="P221"><text:span text:style-name="T108">T</text:span>ake an active part in discussions between Moderators relating to the running of the forum</text:p>
          <text:p text:style-name="P221"/>
        </text:list-item>
        <text:list-item>
          <text:p text:style-name="P221"><text:span text:style-name="T108">H</text:span>elp to keep unsuitable content out of the forums as much as possible</text:p>
        </text:list-item>
      </text:list>
      <text:p text:style-name="P164"/>
      <text:h text:style-name="Heading_20_2" text:outline-level="2">What can be improved?</text:h>
      <text:p text:style-name="Preformatted_20_Text"/>
      <text:p text:style-name="P171"><text:span text:style-name="T39">3. </text:span>Conceptualisation</text:p>
      <text:h text:style-name="Heading_20_3" text:outline-level="3"><text:span text:style-name="T40">Product Spec/ Features document</text:span><text:span text:style-name="T41">s</text:span></text:h>
      <text:p text:style-name="P180"><text:span text:style-name="T44">M</text:span><text:span text:style-name="T42">ain Forum</text:span></text:p>
      <text:p text:style-name="P80">Contains a number of subforums each with several topics.</text:p>
      <text:p text:style-name="P80"/>
      <text:p text:style-name="P99">Within forum’s topic each new discussion started is a thread and can be replied by as many people as possible.</text:p>
      <text:p text:style-name="P99"/>
      <text:p text:style-name="P100">Users have to register to post messages but can read existing messages without logging in.</text:p>
      <text:p text:style-name="P100"/>
      <text:p text:style-name="P18">Formats for message boards</text:p>
      <text:p text:style-name="P18"/>
      <text:p text:style-name="P69">Non-threaded:- Messages not related to each other.</text:p>
      <text:p text:style-name="P69"/>
      <text:p text:style-name="P69">Semi-threaded:-User has a message topic and multiple replies to that message topic.</text:p>
      <text:p text:style-name="P69"/>
      <text:p text:style-name="P69">Full-threaded:-User has a message topic and multiple replies to that message topic and responds to replies.</text:p>
      <text:p text:style-name="P69"/>
      <text:p text:style-name="P69"><text:span text:style-name="T40">User groups</text:span> </text:p>
      <text:p text:style-name="P69"/>
      <text:p text:style-name="P70">Define priviledges and rights on users.</text:p>
      <text:p text:style-name="P70"/>
      <text:p text:style-name="P70">User can automatically be promoted to a priviledged user group based on criteria ser by administrator.</text:p>
      <text:p text:style-name="P70"/>
      <text:p text:style-name="P71">Person viewing a closed thread as a member will see a box saying he does not have the right to submit messages there.</text:p>
      <text:p text:style-name="P71">Moderator viewing the same thread will see the same box granting him access to more than just posting messages.</text:p>
      <text:p text:style-name="P71"/>
      <text:p text:style-name="P71"><text:soft-page-break/>1.Unregistered (Guest/Visitor)</text:p>
      <text:p text:style-name="P71"/>
      <text:p text:style-name="P71">Granted access to all functions that do not require database alterations or breach privacy.</text:p>
      <text:p text:style-name="P71"/>
      <text:p text:style-name="P72">Administrator may disallow visitors from reading their forum as an incentive to become a registered member.</text:p>
      <text:p text:style-name="P72"/>
      <text:p text:style-name="P72">2.Moderator</text:p>
      <text:p text:style-name="P72"/>
      <text:p text:style-name="P72">Granted access to the posts and threads of all members for purposes of moderating discussion and keeping the forum clean.</text:p>
      <text:p text:style-name="P72"/>
      <text:p text:style-name="P79">Can be assigned to one or more categories.</text:p>
      <text:p text:style-name="P19"/>
      <text:p text:style-name="P72">Answer<text:span text:style-name="T112">s</text:span> users:-</text:p>
      <text:p text:style-name="P72"><text:tab/>Concerns about the forum</text:p>
      <text:p text:style-name="P72"><text:tab/>General questions</text:p>
      <text:p text:style-name="P72"><text:tab/>Respond to specific complaints</text:p>
      <text:p text:style-name="P72"/>
      <text:p text:style-name="P73">Priviledges</text:p>
      <text:p text:style-name="P73"/>
      <text:list xml:id="list100253334320475" text:continue-list="list100252925288195" text:style-name="Numbering_20_123">
        <text:list-item text:start-value="1">
          <text:p text:style-name="P222">Deleting, merging, moving and splitting posts and threads.</text:p>
          <text:p text:style-name="P222"/>
        </text:list-item>
        <text:list-item>
          <text:p text:style-name="P223">Locking, renaming, stickying threads.</text:p>
          <text:p text:style-name="P223"/>
        </text:list-item>
        <text:list-item>
          <text:p text:style-name="P223">Banning, unbanning, suspending, unsuspending and warning members.</text:p>
        </text:list-item>
      </text:list>
      <text:p text:style-name="P74"/>
      <text:p text:style-name="P75">3.Administrator</text:p>
      <text:p text:style-name="P75"/>
      <text:p text:style-name="P75">Manage technical details required for running the site.</text:p>
      <text:p text:style-name="P75"/>
      <text:p text:style-name="P75">Priviledges</text:p>
      <text:p text:style-name="P75"/>
      <text:list xml:id="list100254074961703" text:continue-numbering="true" text:style-name="Numbering_20_123">
        <text:list-header>
          <text:p text:style-name="P224"/>
        </text:list-header>
        <text:list-item text:start-value="1">
          <text:p text:style-name="P224">Promote or demote members to and from moderators</text:p>
          <text:p text:style-name="P224"/>
        </text:list-item>
        <text:list-item>
          <text:p text:style-name="P224">Manage rules</text:p>
          <text:p text:style-name="P224"/>
        </text:list-item>
        <text:list-item>
          <text:p text:style-name="P227">Create discussion categories</text:p>
          <text:p text:style-name="P227"/>
        </text:list-item>
        <text:list-item>
          <text:p text:style-name="P225">Create sections and subsections</text:p>
          <text:p text:style-name="P224"/>
        </text:list-item>
        <text:list-item>
          <text:p text:style-name="P224">Perform database operations e.g database backup</text:p>
          <text:p text:style-name="P224"/>
        </text:list-item>
        <text:list-item>
          <text:p text:style-name="P224">Act as moderator</text:p>
          <text:p text:style-name="P224"/>
        </text:list-item>
        <text:list-item>
          <text:p text:style-name="P224">Make forum-wide announcement</text:p>
          <text:p text:style-name="P224"/>
        </text:list-item>
        <text:list-item>
          <text:p text:style-name="P226">Change appearance (skin) of a forum</text:p>
          <text:p text:style-name="P226"/>
        </text:list-item>
        <text:list-item>
          <text:p text:style-name="P226">Share knowledge with other administrator</text:p>
          <text:p text:style-name="P228"><text:soft-page-break/></text:p>
        </text:list-item>
        <text:list-item>
          <text:p text:style-name="P229">Manage their own set of users</text:p>
          <text:p text:style-name="P229"/>
          <text:p text:style-name="P229"/>
        </text:list-item>
      </text:list>
      <text:p text:style-name="P76"/>
      <text:p text:style-name="P20">Posts</text:p>
      <text:p text:style-name="P20"/>
      <text:p text:style-name="P80">Use submitted message enclosed into a block.</text:p>
      <text:p text:style-name="P80">Contains:-</text:p>
      <text:list xml:id="list100253255857338" text:continue-list="list100254458042510" text:style-name="List_20_1">
        <text:list-item>
          <text:list>
            <text:list-item>
              <text:list>
                <text:list-item>
                  <text:list>
                    <text:list-item>
                      <text:list>
                        <text:list-item>
                          <text:p text:style-name="P200">User’s details</text:p>
                        </text:list-item>
                        <text:list-item>
                          <text:p text:style-name="P200">Date</text:p>
                        </text:list-item>
                        <text:list-item>
                          <text:p text:style-name="P200">Time it was submitted</text:p>
                        </text:list-item>
                      </text:list>
                    </text:list-item>
                  </text:list>
                </text:list-item>
              </text:list>
            </text:list-item>
          </text:list>
        </text:list-item>
      </text:list>
      <text:p text:style-name="P80"/>
      <text:p text:style-name="P101">Members allowed to edit/delete their own posts.</text:p>
      <text:p text:style-name="P101"/>
      <text:p text:style-name="P101">Appear as blocks one after another.</text:p>
      <text:p text:style-name="P101"/>
      <text:p text:style-name="P101">Posts contained in threads.</text:p>
      <text:p text:style-name="P101"/>
      <text:p text:style-name="P101">First post starts a thread.</text:p>
      <text:p text:style-name="P101"/>
      <text:p text:style-name="P101">Posts have an internal limit (measured in characters)</text:p>
      <text:p text:style-name="P101"/>
      <text:p text:style-name="P106">Post count<text:span text:style-name="T113"> details how many posts a certain user has made.</text:span></text:p>
      <text:p text:style-name="P141"/>
      <text:p text:style-name="P142">Users with higher postcounts often considered more reputable than other users with lower postcounts but not always.</text:p>
      <text:p text:style-name="P142"/>
      <text:p text:style-name="P21">Thread/Topic</text:p>
      <text:p text:style-name="P21"/>
      <text:p text:style-name="P77">Collection of posts</text:p>
      <text:p text:style-name="P77"/>
      <text:p text:style-name="P78">Common threads/topics include:-</text:p>
      <text:list xml:id="list100254412751022" text:continue-numbering="true" text:style-name="List_20_1">
        <text:list-item>
          <text:list>
            <text:list-item>
              <text:list>
                <text:list-item>
                  <text:p text:style-name="P230">Questions</text:p>
                </text:list-item>
                <text:list-item>
                  <text:p text:style-name="P230">Comparisons</text:p>
                </text:list-item>
                <text:list-item>
                  <text:p text:style-name="P230">Polls of opinion</text:p>
                </text:list-item>
                <text:list-item>
                  <text:p text:style-name="P230">Debates</text:p>
                </text:list-item>
              </text:list>
            </text:list-item>
          </text:list>
        </text:list-item>
      </text:list>
      <text:p text:style-name="P117"/>
      <text:p text:style-name="P118">Displayed from oldest to latest.</text:p>
      <text:p text:style-name="P102"><text:span text:style-name="T113">Other options </text:span><text:span text:style-name="T114">include</text:span><text:span text:style-name="T113">:-</text:span></text:p>
      <text:p text:style-name="P118"><text:tab/>Newest to oldest</text:p>
      <text:p text:style-name="P118"><text:tab/>Threaded view (based on reply count)</text:p>
      <text:p text:style-name="P118"/>
      <text:p text:style-name="P119">Thread contains:-</text:p>
      <text:list xml:id="list100252549536917" text:continue-numbering="true" text:style-name="List_20_1">
        <text:list-item>
          <text:list>
            <text:list-item>
              <text:p text:style-name="P237">Title</text:p>
            </text:list-item>
            <text:list-item>
              <text:p text:style-name="P237">Description (summarise intended discussion)</text:p>
            </text:list-item>
            <text:list-item>
              <text:p text:style-name="P237">Opening/Original post:-</text:p>
              <text:list>
                <text:list-item>
                  <text:list>
                    <text:list-item>
                      <text:list>
                        <text:list-item>
                          <text:list>
                            <text:list-item>
                              <text:list>
                                <text:list-item>
                                  <text:list>
                                    <text:list-item>
                                      <text:p text:style-name="P237">Can be used to refer to original poster</text:p>
                                    </text:list-item>
                                    <text:list-item>
                                      <text:p text:style-name="P237">Opens dialogue/ announcement of the poster</text:p>
                                    </text:list-item>
                                  </text:list>
                                </text:list-item>
                              </text:list>
                            </text:list-item>
                          </text:list>
                        </text:list-item>
                      </text:list>
                    </text:list-item>
                  </text:list>
                </text:list-item>
              </text:list>
            </text:list-item>
            <text:list-item>
              <text:p text:style-name="P237">No of posts</text:p>
            </text:list-item>
            <text:list-item>
              <text:p text:style-name="P237">Date (of the last post)</text:p>
            </text:list-item>
          </text:list>
        </text:list-item>
      </text:list>
      <text:p text:style-name="P119"/>
      <text:p text:style-name="P120">When a member posts in a thread it jumps to the top since it is <text:soft-page-break/>the latest updated thread.</text:p>
      <text:p text:style-name="P120"/>
      <text:p text:style-name="P121">User can to choose to sage, which is to make a post, but not bump or have it jump to the top.</text:p>
      <text:p text:style-name="P121"/>
      <text:p text:style-name="P103"><text:span text:style-name="T113">User can choose to stic</text:span><text:span text:style-name="T115">k</text:span><text:span text:style-name="T113">y a thread, which makes it appear in front of normal threads often on its own section</text:span><text:span text:style-name="T115">( sticky/starred section).</text:span></text:p>
      <text:p text:style-name="P122"/>
      <text:p text:style-name="P104"><text:span text:style-name="T115">U</text:span><text:span text:style-name="T113">sers in threaded discussion group may or maynot be the only users.</text:span></text:p>
      <text:p text:style-name="P123"/>
      <text:p text:style-name="P124">Threads that meet a set number of posts or views may receive a disgnation such as hot thread.</text:p>
      <text:p text:style-name="P125">This is achieved by displaying them with a different icon.</text:p>
      <text:p text:style-name="P125"/>
      <text:p text:style-name="P126">If forum users have lost interest in a particular thread it becomes a dead thread.</text:p>
      <text:p text:style-name="P126"/>
      <text:p text:style-name="P127">Replies to threads are in older to newer view.</text:p>
      <text:p text:style-name="P127"/>
      <text:p text:style-name="P139">Category/Section</text:p>
      <text:p text:style-name="P139"/>
      <text:p text:style-name="P128">Placeholder in which topics of discussion and messages are contained.</text:p>
      <text:p text:style-name="P128"/>
      <text:p text:style-name="P128">Manages forum topics into folders/groupings.</text:p>
      <text:p text:style-name="P128"/>
      <text:p text:style-name="P128">User can view listing of all categories he/she has access to as well as block from viewing if he/she wishes to.</text:p>
      <text:p text:style-name="P128"/>
      <text:p text:style-name="P129">User also sees:-</text:p>
      <text:list xml:id="list100253128063614" text:continue-numbering="true" text:style-name="List_20_1">
        <text:list-item>
          <text:list>
            <text:list-item>
              <text:p text:style-name="P238">Number of topics posted within each corresponding category.</text:p>
            </text:list-item>
            <text:list-item>
              <text:p text:style-name="P239">Date/time/author of last posting made in the corresponding category.</text:p>
            </text:list-item>
          </text:list>
        </text:list-item>
      </text:list>
      <text:p text:style-name="P130"/>
      <text:p text:style-name="P127"/>
      <text:p text:style-name="P140">Private message</text:p>
      <text:p text:style-name="P140"/>
      <text:p text:style-name="P131">Messages sent in private from a member to on or more members.</text:p>
      <text:p text:style-name="P131"/>
      <text:p text:style-name="P132">Used for personal conversations.</text:p>
      <text:p text:style-name="P132"/>
      <text:p text:style-name="P105"><text:span text:style-name="T113">User can chose to send private message as a </text:span><text:span text:style-name="T117">blind </text:span>carbon copy<text:span text:style-name="T113"> which means users to whom message is </text:span><text:span text:style-name="T116">sent to are not aware of other reciepients of blind copy or if one was sent in the first place.</text:span></text:p>
      <text:p text:style-name="P133"/>
      <text:p text:style-name="P135"><text:span text:style-name="T117">A</text:span>ttachment</text:p>
      <text:p text:style-name="P135"/>
      <text:p text:style-name="P110">Can be any file.</text:p>
      <text:p text:style-name="P110"/>
      <text:p text:style-name="P110">File attached stored on forum’s server.</text:p>
      <text:p text:style-name="P110"><text:soft-page-break/></text:p>
      <text:p text:style-name="P111">Strict limit on size of what is attached <text:span text:style-name="T118">is enforced.</text:span></text:p>
      <text:p text:style-name="P111"/>
      <text:p text:style-name="P136">Poll</text:p>
      <text:p text:style-name="P136"/>
      <text:p text:style-name="P112">Opinion poll system for threads.</text:p>
      <text:p text:style-name="P112"/>
      <text:p text:style-name="P136">Ignore list</text:p>
      <text:p text:style-name="P136"/>
      <text:p text:style-name="P112">Allow members to hide posts of other members that they do not want to see or have a problem with.</text:p>
      <text:p text:style-name="P112"/>
      <text:p text:style-name="P112">Posts not hidden, but minimised with only a small bar indicating a post from user on the ignore list.</text:p>
      <text:p text:style-name="P112"/>
      <text:p text:style-name="P137">Member list</text:p>
      <text:p text:style-name="P137"/>
      <text:p text:style-name="P113">Allows display of all forum members, with an integrated search feature.</text:p>
      <text:p text:style-name="P113"/>
      <text:p text:style-name="P113">Members can give themselves avators.</text:p>
      <text:p text:style-name="P113">Limits on height, width and data size of avators used.</text:p>
      <text:p text:style-name="P114">Avators to big may be scaled down or rejected.</text:p>
      <text:p text:style-name="P114"/>
      <text:p text:style-name="P138">Subscription</text:p>
      <text:p text:style-name="P115">Form of automated notification integrated into the software to notify either by email or on the site when member returns.</text:p>
      <text:p text:style-name="P115"/>
      <text:p text:style-name="P115">Option to subscribe available for every thread while logged in.</text:p>
      <text:p text:style-name="P115"/>
      <text:p text:style-name="P115">Content never served to the user by the software is marked.</text:p>
      <text:p text:style-name="P115"/>
      <text:p text:style-name="P138">Cookies</text:p>
      <text:p text:style-name="P138"/>
      <text:p text:style-name="P115">Contain information on user behaviour.</text:p>
      <text:p text:style-name="P115"/>
      <text:p text:style-name="P115">Used upon re-entry into the forum.</text:p>
      <text:p text:style-name="P115"/>
      <text:p text:style-name="P115">Shows a user whether thread or forum has new posts since his/her last visit.</text:p>
      <text:p text:style-name="P115"/>
      <text:p text:style-name="P116">May be disabled or cleared at any time.</text:p>
      <text:p text:style-name="P111"/>
      <text:p text:style-name="P111"/>
      <text:p text:style-name="P133"/>
      <text:p text:style-name="P133"/>
      <text:p text:style-name="P126"/>
      <text:list xml:id="list100252424478866" text:continue-numbering="true" text:style-name="List_20_1">
        <text:list-header>
          <text:p text:style-name="P240"/>
        </text:list-header>
      </text:list>
      <text:p text:style-name="P118"/>
      <text:p text:style-name="P143"/>
      <text:p text:style-name="P101"/>
      <text:p text:style-name="P182">Rules and policies</text:p>
      <text:list xml:id="list100253984965712" text:continue-numbering="true" text:style-name="List_20_1">
        <text:list-item>
          <text:p text:style-name="P242"><text:soft-page-break/>Detail wishes, aims and guidelines of forum creators.</text:p>
        </text:list-item>
        <text:list-item>
          <text:p text:style-name="P243">Rules may have exeptions e.g general chat section.</text:p>
        </text:list-item>
        <text:list-item>
          <text:p text:style-name="P244">Forum rules maintained and enforced by moderation team.</text:p>
        </text:list-item>
        <text:list-item>
          <text:p text:style-name="P245">Users allowed to help out via report system. Small function applicable to each post notifies available moderators of its location and subsequent action orjudgment can be carried out immediately.</text:p>
        </text:list-item>
      </text:list>
      <text:p text:style-name="P147"><text:tab/></text:p>
      <text:p text:style-name="P157">Key Points to note</text:p>
      <text:list xml:id="list100253934453095" text:continue-list="list100254074961703" text:style-name="Numbering_20_123">
        <text:list-item text:start-value="1">
          <text:p text:style-name="P246">Members can use private messages to report behaviour <text:span text:style-name="T110">or click report button with regard to specific posts.</text:span></text:p>
          <text:p text:style-name="P246"/>
        </text:list-item>
        <text:list-item>
          <text:p text:style-name="P246">Messages from acting non-moderators are against the rules.</text:p>
          <text:p text:style-name="P246"/>
        </text:list-item>
        <text:list-item>
          <text:p text:style-name="P246">Warnings issued through private messages.</text:p>
          <text:p text:style-name="P246"/>
        </text:list-item>
        <text:list-item>
          <text:p text:style-name="P246">If warnings don’t work, member is exiled for a few days.</text:p>
          <text:p text:style-name="P246"/>
        </text:list-item>
        <text:list-item>
          <text:p text:style-name="P246">Account may be locked after subsequent bans.</text:p>
          <text:p text:style-name="P246"/>
        </text:list-item>
        <text:list-item>
          <text:p text:style-name="P246">Offending content is usually deleted.</text:p>
          <text:p text:style-name="P246"/>
        </text:list-item>
        <text:list-item>
          <text:p text:style-name="P246">Topic may be locked if it is the source of the problem.</text:p>
          <text:p text:style-name="P246"/>
        </text:list-item>
        <text:list-item>
          <text:p text:style-name="P246">Poster may request a topic expected to draw problems to be locked (Moderators decide on it).</text:p>
          <text:p text:style-name="P246"/>
        </text:list-item>
        <text:list-item>
          <text:p text:style-name="P246">In a locked thread, members cannot post anymore.</text:p>
          <text:p text:style-name="P246"/>
        </text:list-item>
        <text:list-item>
          <text:p text:style-name="P246">If topic is considered a breach of rules, it with all of its posts may be deleted.</text:p>
        </text:list-item>
      </text:list>
      <text:p text:style-name="P146"/>
      <text:p text:style-name="P179"><text:span text:style-name="T42">FAQ </text:span><text:span text:style-name="T43">(Frequently Asked Questions)</text:span></text:p>
      <text:p text:style-name="P154">Contains basic information for new members &amp; people not yet familiar with the use and principles of the forum.</text:p>
      <text:p text:style-name="P154"/>
      <text:p text:style-name="P154"/>
      <text:p text:style-name="P154"/>
      <text:p text:style-name="P154"/>
      <text:p text:style-name="P154"/>
      <text:p text:style-name="P154"/>
      <text:p text:style-name="Text_20_body"/>
      <text:p text:style-name="P171"><text:soft-page-break/><text:span text:style-name="T39">.4. </text:span>Formalisation</text:p>
      <text:h text:style-name="Heading_20_2" text:outline-level="2">Forum structure</text:h>
      <text:h text:style-name="P197" text:outline-level="3"><text:span text:style-name="T129">1.</text:span>Landing page</text:h>
      <text:p text:style-name="P173">Forum Header</text:p>
      <text:list xml:id="list100254346830600" text:continue-list="list100253984965712" text:style-name="List_20_1">
        <text:list-item>
          <text:p text:style-name="P247">Logo</text:p>
        </text:list-item>
        <text:list-item>
          <text:p text:style-name="P248">Name of the forum</text:p>
        </text:list-item>
        <text:list-item>
          <text:p text:style-name="P249">Login <text:span text:style-name="T133">butt</text:span><text:span text:style-name="T146">on</text:span></text:p>
        </text:list-item>
        <text:list-item>
          <text:p text:style-name="P276"><text:span text:style-name="T129">Main navigation bar</text:span></text:p>
        </text:list-item>
      </text:list>
      <text:p text:style-name="P277"/>
      <text:list xml:id="list100253692685952" text:continue-list="list100253934453095" text:style-name="Numbering_20_123">
        <text:list-item>
          <text:list>
            <text:list-item>
              <text:p text:style-name="P278">Home</text:p>
            </text:list-item>
            <text:list-item>
              <text:p text:style-name="P278">Information <text:span text:style-name="T164">(Welcome / </text:span><text:span text:style-name="T165">About </text:span><text:span text:style-name="T166">us</text:span><text:span text:style-name="T164">)</text:span></text:p>
            </text:list-item>
            <text:list-item>
              <text:p text:style-name="P252">*Personal Stories</text:p>
            </text:list-item>
            <text:list-item>
              <text:p text:style-name="P250">Forums <text:span text:style-name="T131">(Quick link</text:span><text:span text:style-name="T134">s </text:span><text:span text:style-name="T131">to </text:span><text:span text:style-name="T134">published </text:span><text:span text:style-name="T131">forums and topics)</text:span></text:p>
            </text:list-item>
            <text:list-item>
              <text:p text:style-name="P251">Help <text:span text:style-name="T135">(How-to-guides)</text:span></text:p>
            </text:list-item>
            <text:list-item>
              <text:p text:style-name="P253">Contact us</text:p>
            </text:list-item>
          </text:list>
        </text:list-item>
      </text:list>
      <text:list xml:id="list100254148873540" text:continue-list="list100254346830600" text:style-name="List_20_1">
        <text:list-header>
          <text:p text:style-name="P335"/>
        </text:list-header>
        <text:list-item>
          <text:p text:style-name="P254">Search facility</text:p>
        </text:list-item>
        <text:list-item>
          <text:p text:style-name="P255">Join us link(register button)</text:p>
          <text:p text:style-name="P256"/>
        </text:list-item>
      </text:list>
      <text:p text:style-name="P173"><text:span text:style-name="T136">Main</text:span> Section</text:p>
      <text:p text:style-name="P150">Main sub-forums/groups and <text:span text:style-name="T137">published</text:span> posts on those forums.</text:p>
      <text:p text:style-name="P151">Location of links on the navigation bar</text:p>
      <text:p text:style-name="P150"/>
      <text:p text:style-name="P174">Comment section</text:p>
      <text:p text:style-name="P162">New <text:span text:style-name="T130">users </text:span>invited to <text:span text:style-name="T130">read</text:span> comment<text:span text:style-name="T130">s on the product.</text:span></text:p>
      <text:p text:style-name="P162"/>
      <text:h text:style-name="P198" text:outline-level="3"><text:span text:style-name="T160">2</text:span><text:span text:style-name="T129">.</text:span><text:span text:style-name="T160">Joining and Registration</text:span></text:h>
      <text:p text:style-name="P176">Forum Header</text:p>
      <text:list xml:id="list100253103063913" text:continue-numbering="true" text:style-name="List_20_1">
        <text:list-item>
          <text:p text:style-name="P279">Logo</text:p>
        </text:list-item>
        <text:list-item>
          <text:p text:style-name="P282">Name of the forum</text:p>
        </text:list-item>
      </text:list>
      <text:h text:style-name="P197" text:outline-level="3"><text:span text:style-name="T160">3</text:span><text:span text:style-name="T129">.</text:span>Main page <text:span text:style-name="T151">(Members)</text:span></text:h>
      <text:p text:style-name="P173">Forum Header</text:p>
      <text:list xml:id="list100253853204146" text:continue-numbering="true" text:style-name="List_20_1">
        <text:list-item>
          <text:p text:style-name="P280">Logo</text:p>
        </text:list-item>
        <text:list-item>
          <text:p text:style-name="P283">Name of the forum</text:p>
        </text:list-item>
        <text:list-item>
          <text:p text:style-name="P284">Main navigation bar:</text:p>
          <text:p text:style-name="P284">Offers links to other features within the forum such as:-</text:p>
          <text:p text:style-name="P284"/>
        </text:list-item>
      </text:list>
      <text:list xml:id="list2990777458" text:style-name="L2">
        <text:list-item>
          <text:p text:style-name="P322">Dashboard</text:p>
          <text:list>
            <text:list-header>
              <text:p text:style-name="P323">Direct users to main page;</text:p>
            </text:list-header>
          </text:list>
        </text:list-item>
        <text:list-item>
          <text:p text:style-name="P290">Profile</text:p>
          <text:p text:style-name="P336"><text:soft-page-break/>Direct users to their personal information</text:p>
          <text:p text:style-name="P336">Users can:-</text:p>
        </text:list-item>
      </text:list>
      <text:list xml:id="list100253754128218" text:continue-list="list100253692685952" text:style-name="Numbering_20_123">
        <text:list-item>
          <text:list>
            <text:list-item>
              <text:list>
                <text:list-item>
                  <text:list>
                    <text:list-item text:start-value="1">
                      <text:p text:style-name="P293">Update their profile information <text:span text:style-name="T143">which include:-</text:span></text:p>
                      <text:list>
                        <text:list-item>
                          <text:list>
                            <text:list-item>
                              <text:list>
                                <text:list-item>
                                  <text:p text:style-name="P300">Username</text:p>
                                </text:list-item>
                                <text:list-item>
                                  <text:p text:style-name="P300">Avatar</text:p>
                                </text:list-item>
                                <text:list-item>
                                  <text:p text:style-name="P300">Password</text:p>
                                </text:list-item>
                                <text:list-item>
                                  <text:p text:style-name="P300">Email</text:p>
                                </text:list-item>
                              </text:list>
                            </text:list-item>
                          </text:list>
                        </text:list-item>
                      </text:list>
                    </text:list-item>
                    <text:list-item>
                      <text:p text:style-name="P293">Update their personal settings</text:p>
                    </text:list-item>
                    <text:list-item>
                      <text:p text:style-name="P302">Apply to be promoted/demoted from moderator position</text:p>
                    </text:list-item>
                  </text:list>
                </text:list-item>
              </text:list>
            </text:list-item>
          </text:list>
        </text:list-item>
      </text:list>
      <text:p text:style-name="P192"/>
      <text:list xml:id="list100253837179206" text:continue-list="list2990777458" text:style-name="L2">
        <text:list-item>
          <text:p text:style-name="P287">Help</text:p>
          <text:list>
            <text:list-item>
              <text:list>
                <text:list-header>
                  <text:p text:style-name="P295">Initiates the online Help documentation</text:p>
                  <text:p text:style-name="P295"/>
                </text:list-header>
              </text:list>
            </text:list-item>
          </text:list>
        </text:list-item>
        <text:list-item>
          <text:p text:style-name="P287">My forums</text:p>
        </text:list-item>
      </text:list>
      <text:p text:style-name="P158"><text:tab/><text:span text:style-name="T126">List information about:-</text:span></text:p>
      <text:list xml:id="list4152630833" text:style-name="L3">
        <text:list-item>
          <text:list>
            <text:list-item>
              <text:list>
                <text:list-item>
                  <text:p text:style-name="P298">User’s posts</text:p>
                </text:list-item>
                <text:list-item>
                  <text:p text:style-name="P298">User’s favourites</text:p>
                </text:list-item>
                <text:list-item>
                  <text:p text:style-name="P298">Indentified keywords</text:p>
                </text:list-item>
                <text:list-item>
                  <text:p text:style-name="P298">List of ignored users</text:p>
                </text:list-item>
                <text:list-item>
                  <text:p text:style-name="P303">List of members</text:p>
                </text:list-item>
                <text:list-item>
                  <text:p text:style-name="P298">General statistics regarding his/her activity within the forum; <text:span text:style-name="T167">these include:-</text:span></text:p>
                </text:list-item>
              </text:list>
            </text:list-item>
          </text:list>
        </text:list-item>
      </text:list>
      <text:list xml:id="list100252955480735" text:continue-list="list100253853204146" text:style-name="List_20_1">
        <text:list-item>
          <text:list>
            <text:list-item>
              <text:list>
                <text:list-item>
                  <text:list>
                    <text:list-item>
                      <text:list>
                        <text:list-item>
                          <text:list>
                            <text:list-item>
                              <text:list>
                                <text:list-item>
                                  <text:list>
                                    <text:list-item>
                                      <text:list>
                                        <text:list-item>
                                          <text:list>
                                            <text:list-item>
                                              <text:p text:style-name="P324">User lifetime in the forum</text:p>
                                            </text:list-item>
                                            <text:list-item>
                                              <text:p text:style-name="P324">Topics initiated</text:p>
                                            </text:list-item>
                                            <text:list-item>
                                              <text:p text:style-name="P324">Topics he/she has contributed</text:p>
                                            </text:list-item>
                                            <text:list-item>
                                              <text:p text:style-name="P324">No. of warnings</text:p>
                                            </text:list-item>
                                            <text:list-item>
                                              <text:p text:style-name="P324">No. of bans</text:p>
                                            </text:list-item>
                                            <text:list-item>
                                              <text:p text:style-name="P324">Incindences reported against the user</text:p>
                                            </text:list-item>
                                          </text:list>
                                        </text:list-item>
                                      </text:list>
                                    </text:list-item>
                                  </text:list>
                                </text:list-item>
                              </text:list>
                            </text:list-item>
                          </text:list>
                        </text:list-item>
                      </text:list>
                    </text:list-item>
                  </text:list>
                </text:list-item>
              </text:list>
            </text:list-item>
          </text:list>
        </text:list-item>
      </text:list>
      <text:p text:style-name="P325"/>
      <text:list xml:id="list100253352107733" text:continue-list="list4152630833" text:style-name="L3">
        <text:list-item>
          <text:list>
            <text:list-item>
              <text:list>
                <text:list-header>
                  <text:p text:style-name="P291"/>
                </text:list-header>
              </text:list>
            </text:list-item>
          </text:list>
        </text:list-item>
      </text:list>
      <text:list xml:id="list100254271250880" text:continue-list="list100253837179206" text:style-name="L2">
        <text:list-item>
          <text:p text:style-name="P287">Calender</text:p>
        </text:list-item>
      </text:list>
      <text:list xml:id="list100253055133244" text:continue-list="list100252955480735" text:style-name="List_20_1">
        <text:list-item>
          <text:list>
            <text:list-item>
              <text:list>
                <text:list-item>
                  <text:list>
                    <text:list-item>
                      <text:list>
                        <text:list-item>
                          <text:list>
                            <text:list-item>
                              <text:p text:style-name="P299">Display events as set by Forum Admin</text:p>
                            </text:list-item>
                            <text:list-item>
                              <text:p text:style-name="P305">Users can mark key events on the calender</text:p>
                            </text:list-item>
                            <text:list-item>
                              <text:p text:style-name="P299">*Users may add <text:span text:style-name="T141">or remove</text:span> entries to his/her own calender if granted permission by admin.</text:p>
                            </text:list-item>
                          </text:list>
                        </text:list-item>
                      </text:list>
                    </text:list-item>
                  </text:list>
                </text:list-item>
              </text:list>
            </text:list-item>
          </text:list>
        </text:list-item>
      </text:list>
      <text:list xml:id="list100254161923638" text:continue-list="list100254271250880" text:style-name="L2">
        <text:list-item>
          <text:list>
            <text:list-header>
              <text:p text:style-name="P295"/>
            </text:list-header>
          </text:list>
        </text:list-item>
        <text:list-item>
          <text:p text:style-name="P306">Journal <text:span text:style-name="T138">(Personal Stories)</text:span></text:p>
        </text:list-item>
      </text:list>
      <text:list xml:id="list100252633952893" text:continue-list="list100253055133244" text:style-name="List_20_1">
        <text:list-item>
          <text:list>
            <text:list-item>
              <text:list>
                <text:list-item>
                  <text:list>
                    <text:list-item>
                      <text:list>
                        <text:list-item>
                          <text:list>
                            <text:list-item>
                              <text:p text:style-name="P309">Contains:-</text:p>
                            </text:list-item>
                          </text:list>
                        </text:list-item>
                      </text:list>
                    </text:list-item>
                  </text:list>
                </text:list-item>
              </text:list>
            </text:list-item>
          </text:list>
        </text:list-item>
      </text:list>
      <text:list xml:id="list100254235881848" text:continue-list="list100253754128218" text:style-name="Numbering_20_123">
        <text:list-item>
          <text:list>
            <text:list-item>
              <text:list>
                <text:list-item>
                  <text:list>
                    <text:list-item>
                      <text:list>
                        <text:list-item>
                          <text:list>
                            <text:list-item>
                              <text:list>
                                <text:list-item text:start-value="1">
                                  <text:p text:style-name="P310">Journal area</text:p>
                                </text:list-item>
                                <text:list-item>
                                  <text:p text:style-name="P310">Help documentation</text:p>
                                </text:list-item>
                              </text:list>
                            </text:list-item>
                          </text:list>
                        </text:list-item>
                      </text:list>
                    </text:list-item>
                  </text:list>
                </text:list-item>
              </text:list>
            </text:list-item>
          </text:list>
        </text:list-item>
      </text:list>
      <text:list xml:id="list100253891682417" text:continue-list="list100252633952893" text:style-name="List_20_1">
        <text:list-item>
          <text:list>
            <text:list-item>
              <text:list>
                <text:list-item>
                  <text:list>
                    <text:list-item>
                      <text:list>
                        <text:list-item>
                          <text:list>
                            <text:list-item>
                              <text:p text:style-name="P308"><text:span text:style-name="T140">A</text:span>re<text:span text:style-name="T140">a</text:span> for users to record their experiences.</text:p>
                            </text:list-item>
                            <text:list-item>
                              <text:p text:style-name="P311">Users can create a journal and within it entries.</text:p>
                            </text:list-item>
                            <text:list-item>
                              <text:p text:style-name="P311">Users may also decide to share <text:span text:style-name="T139">certain </text:span>entries with members of the forum which is later on published by admin/moderators for all to see.</text:p>
                            </text:list-item>
                            <text:list-item>
                              <text:p text:style-name="P312">Entries sent can also be private but have to adhere to certain strict measures.</text:p>
                            </text:list-item>
                          </text:list>
                        </text:list-item>
                      </text:list>
                    </text:list-item>
                  </text:list>
                </text:list-item>
              </text:list>
            </text:list-item>
          </text:list>
        </text:list-item>
      </text:list>
      <text:list xml:id="list100253118479073" text:continue-list="list100254161923638" text:style-name="L2">
        <text:list-item>
          <text:p text:style-name="P287">Logout</text:p>
        </text:list-item>
        <text:list-item>
          <text:p text:style-name="P287"><text:soft-page-break/>Quick links to latest topics and statistics</text:p>
        </text:list-item>
      </text:list>
      <text:p text:style-name="P158"/>
      <text:list xml:id="list100252513895001" text:continue-list="list100253891682417" text:style-name="List_20_1">
        <text:list-item>
          <text:p text:style-name="P285">Number of new messages since user’s last visit</text:p>
        </text:list-item>
        <text:list-item>
          <text:p text:style-name="P285">Any news posted by admin/ <text:span text:style-name="T163">System notifications</text:span></text:p>
        </text:list-item>
      </text:list>
      <text:p text:style-name="P158"/>
      <text:p text:style-name="P173">User’s personal navigation menu/sidebar</text:p>
      <text:list xml:id="list100253219386491" text:continue-numbering="true" text:style-name="List_20_1">
        <text:list-item>
          <text:p text:style-name="P257">Contains:-</text:p>
        </text:list-item>
      </text:list>
      <text:list xml:id="list689451374" text:style-name="Numbering_20_abc">
        <text:list-item>
          <text:list>
            <text:list-item>
              <text:p text:style-name="P259">Member’s username</text:p>
            </text:list-item>
            <text:list-item>
              <text:p text:style-name="P261">Member’s avatar</text:p>
            </text:list-item>
            <text:list-item>
              <text:p text:style-name="P259">His/her categories</text:p>
            </text:list-item>
            <text:list-item>
              <text:p text:style-name="P263">Search bar</text:p>
            </text:list-item>
          </text:list>
        </text:list-item>
      </text:list>
      <text:list xml:id="list100253914832004" text:continue-list="list100253219386491" text:style-name="List_20_1">
        <text:list-header>
          <text:p text:style-name="P257"/>
        </text:list-header>
        <text:list-item>
          <text:p text:style-name="P257">*User can hide the side bar if he/she wishes to.</text:p>
        </text:list-item>
      </text:list>
      <text:p text:style-name="P148"/>
      <text:p text:style-name="P177">Category Listing</text:p>
      <text:p text:style-name="P166"><text:span text:style-name="T128">C</text:span><text:span text:style-name="T127">ontains:-</text:span></text:p>
      <text:list xml:id="list493079504" text:style-name="L4">
        <text:list-item>
          <text:p text:style-name="P265">Listing of categories and their <text:span text:style-name="T142">public or </text:span>private topics(if enabled by the administrator)</text:p>
        </text:list-item>
      </text:list>
      <text:list xml:id="list100253250749035" text:continue-list="list100253914832004" text:style-name="List_20_1">
        <text:list-item>
          <text:list>
            <text:list-item>
              <text:list>
                <text:list-item>
                  <text:list>
                    <text:list-item>
                      <text:list>
                        <text:list-item>
                          <text:p text:style-name="P266">Members can add topics to categories and assign them as public or private.</text:p>
                        </text:list-item>
                        <text:list-item>
                          <text:p text:style-name="P266">Topics can be marked with tw meaning trigger warning.</text:p>
                        </text:list-item>
                        <text:list-item>
                          <text:p text:style-name="P267">Members can mark topics for reporting <text:span text:style-name="T144">of file complaints.</text:span></text:p>
                        </text:list-item>
                        <text:list-item>
                          <text:p text:style-name="P268">Admin/moderator can mark posts for deletion, merging, splitting and moving.</text:p>
                        </text:list-item>
                        <text:list-item>
                          <text:p text:style-name="P268">Admin/moderator can edit posts from members.</text:p>
                          <text:p text:style-name="P266"/>
                        </text:list-item>
                      </text:list>
                    </text:list-item>
                  </text:list>
                </text:list-item>
              </text:list>
            </text:list-item>
          </text:list>
        </text:list-item>
      </text:list>
      <text:list xml:id="list100253840907091" text:continue-list="list493079504" text:style-name="L4">
        <text:list-item>
          <text:p text:style-name="P269">Rss link for members who prefer to read latest messages/topics through rss reader</text:p>
          <text:p text:style-name="P269"/>
        </text:list-item>
        <text:list-item>
          <text:p text:style-name="P271">Private messages to/<text:span text:style-name="T145">from</text:span> members of the forum</text:p>
          <text:p text:style-name="P269"/>
        </text:list-item>
        <text:list-item>
          <text:p text:style-name="P269">General statistics relating to categories such as:-</text:p>
        </text:list-item>
      </text:list>
      <text:list xml:id="list100254139104357" text:continue-list="list100253250749035" text:style-name="List_20_1">
        <text:list-item>
          <text:list>
            <text:list-item>
              <text:list>
                <text:list-item>
                  <text:list>
                    <text:list-item>
                      <text:list>
                        <text:list-item>
                          <text:list>
                            <text:list-item>
                              <text:p text:style-name="P270">Number of topics posted within each category</text:p>
                            </text:list-item>
                            <text:list-item>
                              <text:p text:style-name="P270">When and who made the last post within corresponding category</text:p>
                            </text:list-item>
                          </text:list>
                        </text:list-item>
                      </text:list>
                    </text:list-item>
                  </text:list>
                </text:list-item>
              </text:list>
            </text:list-item>
          </text:list>
        </text:list-item>
      </text:list>
      <text:p text:style-name="P167"/>
      <text:p text:style-name="P173">Statistics pane</text:p>
      <text:p text:style-name="P155">Contains:-</text:p>
      <text:list xml:id="list100253099329989" text:continue-list="list100254235881848" text:style-name="Numbering_20_123">
        <text:list-item text:start-value="1">
          <text:p text:style-name="P326">Number of registered users to the forum.</text:p>
        </text:list-item>
        <text:list-item>
          <text:p text:style-name="P326">Number of users currently logged into the forum(link to find users).</text:p>
        </text:list-item>
        <text:list-item>
          <text:p text:style-name="P330">List of admins</text:p>
        </text:list-item>
        <text:list-item>
          <text:p text:style-name="P330">List of moderators</text:p>
        </text:list-item>
      </text:list>
      <text:p text:style-name="P155"/>
      <text:p text:style-name="P155">Specific to member:-</text:p>
      <text:list xml:id="list100253689581806" text:continue-numbering="true" text:style-name="Numbering_20_123">
        <text:list-item>
          <text:p text:style-name="P326"><text:soft-page-break/>Number of messages he/she has posted to the forum.</text:p>
        </text:list-item>
        <text:list-item>
          <text:p text:style-name="P326">If member is a global user.</text:p>
        </text:list-item>
        <text:list-item>
          <text:p text:style-name="P326">Number of messages he/she has contributed to all global forums.</text:p>
        </text:list-item>
      </text:list>
      <text:p text:style-name="P160"/>
      <text:p text:style-name="P173">Comment section</text:p>
      <text:p text:style-name="P161">New or existing users are invited to leave a comment or report a problem on the product.</text:p>
      <text:p text:style-name="P153"/>
      <text:h text:style-name="P199" text:outline-level="3"><text:span text:style-name="T152">3</text:span><text:span text:style-name="T129">.</text:span>Main page <text:span text:style-name="T151">(</text:span><text:span text:style-name="T152">Admin</text:span><text:span text:style-name="T151">)</text:span></text:h>
      <text:p text:style-name="P175">Forum Header</text:p>
      <text:list xml:id="list100252600145347" text:continue-list="list100254139104357" text:style-name="List_20_1">
        <text:list-item>
          <text:p text:style-name="P281">Logo</text:p>
        </text:list-item>
        <text:list-item>
          <text:p text:style-name="P286">Name of the forum</text:p>
        </text:list-item>
        <text:list-item>
          <text:p text:style-name="P286">Main navigation bar:</text:p>
          <text:p text:style-name="P286">Offers links to other features within the forum such as:-</text:p>
        </text:list-item>
      </text:list>
      <text:list xml:id="list100253761512672" text:continue-list="list100253118479073" text:style-name="L2">
        <text:list-item text:start-value="1">
          <text:p text:style-name="P288">Profile</text:p>
          <text:p text:style-name="P337">Direct <text:span text:style-name="T157">admins</text:span> to their personal information</text:p>
          <text:p text:style-name="P337"><text:span text:style-name="T158">Admins</text:span> can:-</text:p>
        </text:list-item>
      </text:list>
      <text:list xml:id="list100253676692718" text:continue-list="list100253689581806" text:style-name="Numbering_20_123">
        <text:list-item>
          <text:list>
            <text:list-item>
              <text:list>
                <text:list-item>
                  <text:list>
                    <text:list-item text:start-value="1">
                      <text:p text:style-name="P294">Update their profile information <text:span text:style-name="T143">which include:-</text:span></text:p>
                      <text:list>
                        <text:list-item>
                          <text:list>
                            <text:list-item>
                              <text:list>
                                <text:list-item>
                                  <text:p text:style-name="P301">Username</text:p>
                                </text:list-item>
                                <text:list-item>
                                  <text:p text:style-name="P301">Avatar</text:p>
                                </text:list-item>
                                <text:list-item>
                                  <text:p text:style-name="P301">Password</text:p>
                                </text:list-item>
                                <text:list-item>
                                  <text:p text:style-name="P301">Email</text:p>
                                </text:list-item>
                              </text:list>
                            </text:list-item>
                          </text:list>
                        </text:list-item>
                      </text:list>
                    </text:list-item>
                    <text:list-item>
                      <text:p text:style-name="P294">Update their personal settings</text:p>
                    </text:list-item>
                  </text:list>
                </text:list-item>
              </text:list>
            </text:list-item>
          </text:list>
        </text:list-item>
      </text:list>
      <text:p text:style-name="P193"/>
      <text:list xml:id="list100253822634151" text:continue-list="list100253761512672" text:style-name="L2">
        <text:list-item>
          <text:p text:style-name="P288">Help</text:p>
          <text:list>
            <text:list-item>
              <text:list>
                <text:list-header>
                  <text:p text:style-name="P296">Initiates the online Help documentation</text:p>
                </text:list-header>
              </text:list>
            </text:list-item>
          </text:list>
        </text:list-item>
        <text:list-item>
          <text:p text:style-name="P313">Forum settings</text:p>
          <text:p text:style-name="P289"><text:tab/><text:span text:style-name="T126">List information about:-</text:span></text:p>
          <text:list>
            <text:list-item>
              <text:list>
                <text:list-item>
                  <text:p text:style-name="P304">List of members</text:p>
                </text:list-item>
                <text:list-item>
                  <text:p text:style-name="P314">List of applications for moderator position</text:p>
                </text:list-item>
                <text:list-item>
                  <text:p text:style-name="P289"><text:span text:style-name="T126">General statistics regarding </text:span><text:span text:style-name="T156">each member activity</text:span></text:p>
                  <text:p text:style-name="P315">Details include:-</text:p>
                </text:list-item>
              </text:list>
            </text:list-item>
          </text:list>
        </text:list-item>
      </text:list>
      <text:list xml:id="list100252775371228" text:continue-list="list100252600145347" text:style-name="List_20_1">
        <text:list-item>
          <text:list>
            <text:list-item>
              <text:list>
                <text:list-item>
                  <text:list>
                    <text:list-item>
                      <text:list>
                        <text:list-item>
                          <text:list>
                            <text:list-item>
                              <text:list>
                                <text:list-item>
                                  <text:list>
                                    <text:list-item>
                                      <text:list>
                                        <text:list-item>
                                          <text:list>
                                            <text:list-item>
                                              <text:p text:style-name="P316">Whether member is active or domant</text:p>
                                            </text:list-item>
                                            <text:list-item>
                                              <text:p text:style-name="P316">Duration of activity</text:p>
                                            </text:list-item>
                                            <text:list-item>
                                              <text:p text:style-name="P316">Incidences/reports on the member</text:p>
                                            </text:list-item>
                                          </text:list>
                                        </text:list-item>
                                      </text:list>
                                    </text:list-item>
                                  </text:list>
                                </text:list-item>
                              </text:list>
                            </text:list-item>
                          </text:list>
                        </text:list-item>
                      </text:list>
                    </text:list-item>
                  </text:list>
                </text:list-item>
              </text:list>
            </text:list-item>
          </text:list>
        </text:list-item>
      </text:list>
      <text:list xml:id="list100254080743997" text:continue-list="list100253822634151" text:style-name="L2">
        <text:list-item>
          <text:list>
            <text:list-item>
              <text:list>
                <text:list-header>
                  <text:p text:style-name="P288"/>
                </text:list-header>
              </text:list>
            </text:list-item>
          </text:list>
        </text:list-item>
        <text:list-item>
          <text:p text:style-name="P288">Calender</text:p>
        </text:list-item>
      </text:list>
      <text:list xml:id="list100253761831744" text:continue-list="list100252775371228" text:style-name="List_20_1">
        <text:list-item>
          <text:list>
            <text:list-item>
              <text:list>
                <text:list-item>
                  <text:list>
                    <text:list-item>
                      <text:list>
                        <text:list-item>
                          <text:list>
                            <text:list-item>
                              <text:p text:style-name="P317">Set events for Members to view</text:p>
                            </text:list-item>
                            <text:list-item>
                              <text:p text:style-name="P318">Grant permission to users to add/remove entries in their personal calenders.</text:p>
                            </text:list-item>
                          </text:list>
                        </text:list-item>
                      </text:list>
                    </text:list-item>
                  </text:list>
                </text:list-item>
              </text:list>
            </text:list-item>
          </text:list>
        </text:list-item>
      </text:list>
      <text:list xml:id="list100253550132476" text:continue-list="list100254080743997" text:style-name="L2">
        <text:list-item>
          <text:list>
            <text:list-header>
              <text:p text:style-name="P297"/>
            </text:list-header>
          </text:list>
        </text:list-item>
        <text:list-item>
          <text:p text:style-name="P307">Journal <text:span text:style-name="T138">(Personal Stories)</text:span></text:p>
        </text:list-item>
      </text:list>
      <text:list xml:id="list100253846838902" text:continue-list="list100253761831744" text:style-name="List_20_1">
        <text:list-item>
          <text:list>
            <text:list-item>
              <text:list>
                <text:list-item>
                  <text:list>
                    <text:list-item>
                      <text:list>
                        <text:list-item>
                          <text:list>
                            <text:list-item>
                              <text:p text:style-name="P332">Enable admin to receive entries posted as personal stories and review them before publishing.</text:p>
                            </text:list-item>
                            <text:list-item>
                              <text:p text:style-name="P333">Send private message to member if his/her entry is <text:soft-page-break/>not published for any reason detailing why that is so.</text:p>
                            </text:list-item>
                          </text:list>
                        </text:list-item>
                      </text:list>
                    </text:list-item>
                  </text:list>
                </text:list-item>
              </text:list>
            </text:list-item>
          </text:list>
        </text:list-item>
      </text:list>
      <text:list xml:id="list100254159027784" text:continue-list="list100253550132476" text:style-name="L2">
        <text:list-item>
          <text:p text:style-name="P288">Logout</text:p>
          <text:p text:style-name="P288"/>
        </text:list-item>
        <text:list-item>
          <text:p text:style-name="P288">Quick links to lates<text:span text:style-name="T153">t </text:span>statistics</text:p>
        </text:list-item>
      </text:list>
      <text:p text:style-name="P159"/>
      <text:list xml:id="list100252561501507" text:continue-list="list100253846838902" text:style-name="List_20_1">
        <text:list-item>
          <text:p text:style-name="P286">Number of new messages since user’s last visit</text:p>
        </text:list-item>
        <text:list-item>
          <text:p text:style-name="P319">News (Notifications)</text:p>
          <text:list>
            <text:list-item>
              <text:list>
                <text:list-header>
                  <text:p text:style-name="P319">Contains:-</text:p>
                </text:list-header>
              </text:list>
            </text:list-item>
          </text:list>
        </text:list-item>
      </text:list>
      <text:list xml:id="list100254176191608" text:continue-list="list100253676692718" text:style-name="Numbering_20_123">
        <text:list-item>
          <text:list>
            <text:list-item>
              <text:list>
                <text:list-item>
                  <text:list>
                    <text:list-item text:start-value="1">
                      <text:p text:style-name="P320">Any complaints by members reported.</text:p>
                    </text:list-item>
                    <text:list-item>
                      <text:p text:style-name="P320">Any incidences reported by moderators.</text:p>
                    </text:list-item>
                    <text:list-item>
                      <text:p text:style-name="P320">Any comments sent by members.</text:p>
                    </text:list-item>
                    <text:list-item>
                      <text:p text:style-name="P320">System notifications</text:p>
                    </text:list-item>
                  </text:list>
                </text:list-item>
              </text:list>
            </text:list-item>
          </text:list>
        </text:list-item>
      </text:list>
      <text:list xml:id="list100253177807175" text:continue-list="list100252561501507" text:style-name="List_20_1">
        <text:list-item>
          <text:list>
            <text:list-item>
              <text:list>
                <text:list-item>
                  <text:list>
                    <text:list-header>
                      <text:p text:style-name="P319"/>
                    </text:list-header>
                  </text:list>
                  <text:p text:style-name="P321">Also allow admin to add more notifications</text:p>
                </text:list-item>
              </text:list>
            </text:list-item>
          </text:list>
        </text:list-item>
      </text:list>
      <text:p text:style-name="P159"/>
      <text:p text:style-name="P175">User’s personal navigation menu/sidebar</text:p>
      <text:list xml:id="list100254045806688" text:continue-numbering="true" text:style-name="List_20_1">
        <text:list-item>
          <text:p text:style-name="P258">Contains:-</text:p>
        </text:list-item>
      </text:list>
      <text:list xml:id="list100252664807075" text:continue-list="list689451374" text:style-name="Numbering_20_abc">
        <text:list-item>
          <text:list>
            <text:list-item text:start-value="1">
              <text:p text:style-name="P260">Member’s username</text:p>
            </text:list-item>
            <text:list-item>
              <text:p text:style-name="P262">Member’s avatar</text:p>
            </text:list-item>
            <text:list-item>
              <text:p text:style-name="P264">Search bar</text:p>
            </text:list-item>
          </text:list>
        </text:list-item>
      </text:list>
      <text:list xml:id="list100253824724164" text:continue-list="list100254045806688" text:style-name="List_20_1">
        <text:list-header>
          <text:p text:style-name="P258"/>
        </text:list-header>
        <text:list-item>
          <text:p text:style-name="P258">*<text:span text:style-name="T155">Admin</text:span> can hide the side bar if he/she wishes to.</text:p>
        </text:list-item>
      </text:list>
      <text:p text:style-name="P149"/>
      <text:p text:style-name="P178">Forums</text:p>
      <text:p text:style-name="P152">Facility for admins to: </text:p>
      <text:list xml:id="list100252829753599" text:continue-numbering="true" text:style-name="List_20_1">
        <text:list-item>
          <text:list>
            <text:list-item>
              <text:p text:style-name="P272"><text:span text:style-name="T162">V</text:span>iew, edit,split, merge, add or remove <text:span text:style-name="T161">forums,</text:span> categories, sections and subsections.</text:p>
            </text:list-item>
            <text:list-item>
              <text:p text:style-name="P274">Add, edit and remove polls of threads.</text:p>
            </text:list-item>
            <text:list-item>
              <text:p text:style-name="P275">Lock rename and sticy threads.</text:p>
              <text:list>
                <text:list-header>
                  <text:p text:style-name="P273"/>
                </text:list-header>
              </text:list>
            </text:list-item>
          </text:list>
        </text:list-item>
      </text:list>
      <text:p text:style-name="P173">Forum rules, policies and guidelines</text:p>
      <text:list xml:id="list100253173031048" text:continue-numbering="true" text:style-name="List_20_1">
        <text:list-item>
          <text:p text:style-name="P328">Contains list of rules members of the forum should adhere to.</text:p>
        </text:list-item>
        <text:list-item>
          <text:p text:style-name="P328">Rules can be edited at the admin’s discretion.</text:p>
        </text:list-item>
      </text:list>
      <text:p text:style-name="P168"/>
      <text:p text:style-name="P175">Statistics pane</text:p>
      <text:p text:style-name="P156">Contains:-</text:p>
      <text:list xml:id="list100254146109547" text:continue-list="list100254176191608" text:style-name="Numbering_20_123">
        <text:list-item text:start-value="1">
          <text:p text:style-name="P327">Number of <text:span text:style-name="T159">newly </text:span>registered users to the forum.</text:p>
        </text:list-item>
        <text:list-item>
          <text:p text:style-name="P329">Number of reported incidences.</text:p>
        </text:list-item>
        <text:list-item>
          <text:p text:style-name="P331">Most active members in the forum.</text:p>
        </text:list-item>
        <text:list-item>
          <text:p text:style-name="P331">Most problematic members in the group.</text:p>
          <text:p text:style-name="P292"/>
        </text:list-item>
      </text:list>
      <text:p text:style-name="P175">Comment section</text:p>
      <text:p text:style-name="P146">Allow <text:span text:style-name="T154">admin to respond to members comments and personal </text:span><text:soft-page-break/><text:span text:style-name="T154">queries.</text:span></text:p>
      <text:p text:style-name="P163"/>
      <text:p text:style-name="P171"><text:span text:style-name="T39">5. </text:span>Implementation </text:p>
      <text:p text:style-name="P171"><text:span text:style-name="T39">6. </text:span>Testing </text:p>
      <text:p text:style-name="P171"><text:span text:style-name="T39">7. </text:span>Coding</text:p>
      <text:list xml:id="list100253547221214" text:continue-numbering="true" text:style-name="Numbering_20_123">
        <text:list-header>
          <text:p text:style-name="P338"/>
        </text:list-header>
      </text:list>
      <text:p text:style-name="P26"/>
      <text:list xml:id="list100253897210488" text:continue-numbering="true" text:style-name="Numbering_20_123">
        <text:list-header>
          <text:p text:style-name="P231"/>
        </text:list-header>
      </text:list>
      <text:p text:style-name="P26"/>
      <text:p text:style-name="P26"/>
      <text:p text:style-name="P26"/>
      <text:p text:style-name="P27"/>
      <text:p text:style-name="P27"/>
      <text:p text:style-name="P27"/>
      <text:p text:style-name="P27"/>
      <text:p text:style-name="P22"/>
      <text:p text:style-name="P22"/>
      <text:p text:style-name="P22"/>
      <text:p text:style-name="P22"><text:tab/></text:p>
      <text:p text:style-name="P22"><text:tab/></text:p>
      <text:p text:style-name="P22"><text:tab/></text:p>
      <text:p text:style-name="P22"/>
      <text:p text:style-name="P7"/>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cm" fo:margin-bottom="0cm" loext:contextual-spacing="false" fo:text-align="justify" style:justify-single-word="false">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number text:level="10" style:num-suffix="." style:num-format="i">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7-18T10:02:52.165983179</dc:date>
    <meta:editing-duration>P1DT3H24M30S</meta:editing-duration>
    <meta:editing-cycles>431</meta:editing-cycles>
    <meta:document-statistic meta:table-count="0" meta:image-count="0" meta:object-count="0" meta:page-count="28" meta:paragraph-count="751" meta:word-count="6337" meta:character-count="38880" meta:non-whitespace-character-count="33476"/>
  </office:meta>
</office:document-meta>
</file>